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USExperiment_Main_2015-04-20_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xperiment CUSExperiment_Ma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weep across services proximity importanc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eriment started 2015-04-20 02221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eriment Defaul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4"/>setHeterogeneity :</text:p>
          </table:table-cell>
          <table:table-cell office:value-type="string" table:style-name="ce1">
            <text:p><text:s text:c="2"/><text:tab/>Fals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periment Parameter Variation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/text:p>
          </table:table-cell>
          <table:table-cell office:value-type="string" table:style-name="ce1">
            <text:p><text:s text:c="2"/><text:tab/>[0</text:p>
          </table:table-cell>
          <table:table-cell office:value-type="string" table:style-name="ce1">
            <text:p><text:s/>1]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19"/>setServicesImportance :</text:p>
          </table:table-cell>
          <table:table-cell office:value-type="string" table:style-name="ce1">
            <text:p><text:s text:c="2"/><text:tab/>[0.0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.4" table:style-name="ce1">
            <text:p>1.4</text:p>
          </table:table-cell>
          <table:table-cell office:value-type="float" office:value="1.6" table:style-name="ce1">
            <text:p>1.6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<text:s/>2.0]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2015-04-20 0222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500000000000003E-2" table:style-name="ce1">
            <text:p>0.0505</text:p>
          </table:table-cell>
          <table:table-cell office:value-type="float" office:value="0.246" table:style-name="ce1">
            <text:p>0.2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2015-04-20 0222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2299999999999997E-2" table:style-name="ce1">
            <text:p>0.0423</text:p>
          </table:table-cell>
          <table:table-cell office:value-type="float" office:value="0.2452" table:style-name="ce1">
            <text:p>0.24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2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24490000000000001" table:style-name="ce1">
            <text:p>0.24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2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799999999999999E-2" table:style-name="ce1">
            <text:p>0.0438</text:p>
          </table:table-cell>
          <table:table-cell office:value-type="float" office:value="0.24510000000000001" table:style-name="ce1">
            <text:p>0.24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2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float" office:value="0.246" table:style-name="ce1">
            <text:p>0.2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2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4699999999999999E-2" table:style-name="ce1">
            <text:p>0.0547</text:p>
          </table:table-cell>
          <table:table-cell office:value-type="float" office:value="0.2462" table:style-name="ce1">
            <text:p>0.24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2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65E-2" table:style-name="ce1">
            <text:p>0.0465</text:p>
          </table:table-cell>
          <table:table-cell office:value-type="float" office:value="0.24529999999999999" table:style-name="ce1">
            <text:p>0.24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2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300000000000002E-2" table:style-name="ce1">
            <text:p>0.0473</text:p>
          </table:table-cell>
          <table:table-cell office:value-type="float" office:value="0.2455" table:style-name="ce1">
            <text:p>0.24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25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1700000000000003E-2" table:style-name="ce1">
            <text:p>0.0517</text:p>
          </table:table-cell>
          <table:table-cell office:value-type="float" office:value="0.24540000000000001" table:style-name="ce1">
            <text:p>0.24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25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2" table:style-name="ce1">
            <text:p>0.0468</text:p>
          </table:table-cell>
          <table:table-cell office:value-type="float" office:value="0.24629999999999999" table:style-name="ce1">
            <text:p>0.24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24690000000000001" table:style-name="ce1">
            <text:p>0.24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1599999999999998E-2" table:style-name="ce1">
            <text:p>0.0416</text:p>
          </table:table-cell>
          <table:table-cell office:value-type="float" office:value="0.24590000000000001" table:style-name="ce1">
            <text:p>0.24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0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299999999999998E-2" table:style-name="ce1">
            <text:p>0.0433</text:p>
          </table:table-cell>
          <table:table-cell office:value-type="float" office:value="0.24490000000000001" table:style-name="ce1">
            <text:p>0.24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800000000000002E-2" table:style-name="ce1">
            <text:p>0.0478</text:p>
          </table:table-cell>
          <table:table-cell office:value-type="float" office:value="0.24560000000000001" table:style-name="ce1">
            <text:p>0.24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0.24560000000000001" table:style-name="ce1">
            <text:p>0.24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1200000000000002E-2" table:style-name="ce1">
            <text:p>0.0512</text:p>
          </table:table-cell>
          <table:table-cell office:value-type="float" office:value="0.2465" table:style-name="ce1">
            <text:p>0.24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2" table:style-name="ce1">
            <text:p>0.0468</text:p>
          </table:table-cell>
          <table:table-cell office:value-type="float" office:value="0.24490000000000001" table:style-name="ce1">
            <text:p>0.24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2452" table:style-name="ce1">
            <text:p>0.24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9500000000000002E-2" table:style-name="ce1">
            <text:p>0.0495</text:p>
          </table:table-cell>
          <table:table-cell office:value-type="float" office:value="0.2462" table:style-name="ce1">
            <text:p>0.24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9299999999999997E-2" table:style-name="ce1">
            <text:p>0.0493</text:p>
          </table:table-cell>
          <table:table-cell office:value-type="float" office:value="0.24579999999999999" table:style-name="ce1">
            <text:p>0.24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6E-2" table:style-name="ce1">
            <text:p>0.0436</text:p>
          </table:table-cell>
          <table:table-cell office:value-type="float" office:value="0.2452" table:style-name="ce1">
            <text:p>0.24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0.24579999999999999" table:style-name="ce1">
            <text:p>0.24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5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0.24579999999999999" table:style-name="ce1">
            <text:p>0.24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35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500000000000003E-2" table:style-name="ce1">
            <text:p>0.0505</text:p>
          </table:table-cell>
          <table:table-cell office:value-type="float" office:value="0.2452" table:style-name="ce1">
            <text:p>0.24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9299999999999997E-2" table:style-name="ce1">
            <text:p>0.0493</text:p>
          </table:table-cell>
          <table:table-cell office:value-type="float" office:value="0.24510000000000001" table:style-name="ce1">
            <text:p>0.24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0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800000000000002E-2" table:style-name="ce1">
            <text:p>0.0478</text:p>
          </table:table-cell>
          <table:table-cell office:value-type="float" office:value="0.2457" table:style-name="ce1">
            <text:p>0.24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0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E-2" table:style-name="ce1">
            <text:p>0.047</text:p>
          </table:table-cell>
          <table:table-cell office:value-type="float" office:value="0.24579999999999999" table:style-name="ce1">
            <text:p>0.24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0.24590000000000001" table:style-name="ce1">
            <text:p>0.24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65E-2" table:style-name="ce1">
            <text:p>0.0465</text:p>
          </table:table-cell>
          <table:table-cell office:value-type="float" office:value="0.24640000000000001" table:style-name="ce1">
            <text:p>0.24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9299999999999997E-2" table:style-name="ce1">
            <text:p>0.0493</text:p>
          </table:table-cell>
          <table:table-cell office:value-type="float" office:value="0.2465" table:style-name="ce1">
            <text:p>0.24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899999999999998E-2" table:style-name="ce1">
            <text:p>0.0479</text:p>
          </table:table-cell>
          <table:table-cell office:value-type="float" office:value="0.2457" table:style-name="ce1">
            <text:p>0.24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5.0000000000000001E-4" table:style-name="ce1">
            <text:p>0.00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2" table:style-name="ce1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2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037" table:style-name="ce1">
            <text:p>0.1037</text:p>
          </table:table-cell>
          <table:table-cell office:value-type="float" office:value="0.24160000000000001" table:style-name="ce1">
            <text:p>0.24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3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3039999999999999" table:style-name="ce1">
            <text:p>0.1304</text:p>
          </table:table-cell>
          <table:table-cell office:value-type="float" office:value="0.2384" table:style-name="ce1">
            <text:p>0.23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3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3489999999999999" table:style-name="ce1">
            <text:p>0.1349</text:p>
          </table:table-cell>
          <table:table-cell office:value-type="float" office:value="0.24060000000000001" table:style-name="ce1">
            <text:p>0.24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4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104" table:style-name="ce1">
            <text:p>0.1104</text:p>
          </table:table-cell>
          <table:table-cell office:value-type="float" office:value="0.2417" table:style-name="ce1">
            <text:p>0.24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4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8.6900000000000005E-2" table:style-name="ce1">
            <text:p>0.0869</text:p>
          </table:table-cell>
          <table:table-cell office:value-type="float" office:value="0.24349999999999999" table:style-name="ce1">
            <text:p>0.24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4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106" table:style-name="ce1">
            <text:p>0.1106</text:p>
          </table:table-cell>
          <table:table-cell office:value-type="float" office:value="0.2419" table:style-name="ce1">
            <text:p>0.24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5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057" table:style-name="ce1">
            <text:p>0.1057</text:p>
          </table:table-cell>
          <table:table-cell office:value-type="float" office:value="0.24279999999999999" table:style-name="ce1">
            <text:p>0.24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45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1559999999999999" table:style-name="ce1">
            <text:p>0.1156</text:p>
          </table:table-cell>
          <table:table-cell office:value-type="float" office:value="0.23899999999999999" table:style-name="ce1">
            <text:p>0.2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0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8.5900000000000004E-2" table:style-name="ce1">
            <text:p>0.0859</text:p>
          </table:table-cell>
          <table:table-cell office:value-type="float" office:value="0.2424" table:style-name="ce1">
            <text:p>0.24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0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193" table:style-name="ce1">
            <text:p>0.1193</text:p>
          </table:table-cell>
          <table:table-cell office:value-type="float" office:value="0.24049999999999999" table:style-name="ce1">
            <text:p>0.24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1260000000000001" table:style-name="ce1">
            <text:p>0.1126</text:p>
          </table:table-cell>
          <table:table-cell office:value-type="float" office:value="0.24030000000000001" table:style-name="ce1">
            <text:p>0.24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052" table:style-name="ce1">
            <text:p>0.1052</text:p>
          </table:table-cell>
          <table:table-cell office:value-type="float" office:value="0.24149999999999999" table:style-name="ce1">
            <text:p>0.24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8.5599999999999996E-2" table:style-name="ce1">
            <text:p>0.0856</text:p>
          </table:table-cell>
          <table:table-cell office:value-type="float" office:value="0.24210000000000001" table:style-name="ce1">
            <text:p>0.24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2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2479999999999999" table:style-name="ce1">
            <text:p>0.1248</text:p>
          </table:table-cell>
          <table:table-cell office:value-type="float" office:value="0.23949999999999999" table:style-name="ce1">
            <text:p>0.23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2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082" table:style-name="ce1">
            <text:p>0.1082</text:p>
          </table:table-cell>
          <table:table-cell office:value-type="float" office:value="0.24179999999999999" table:style-name="ce1">
            <text:p>0.24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144" table:style-name="ce1">
            <text:p>0.1144</text:p>
          </table:table-cell>
          <table:table-cell office:value-type="float" office:value="0.24010000000000001" table:style-name="ce1">
            <text:p>0.24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3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0.2424" table:style-name="ce1">
            <text:p>0.24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4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9.8799999999999999E-2" table:style-name="ce1">
            <text:p>0.0988</text:p>
          </table:table-cell>
          <table:table-cell office:value-type="float" office:value="0.24110000000000001" table:style-name="ce1">
            <text:p>0.24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4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386" table:style-name="ce1">
            <text:p>0.1386</text:p>
          </table:table-cell>
          <table:table-cell office:value-type="float" office:value="0.23910000000000001" table:style-name="ce1">
            <text:p>0.23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4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8.5400000000000004E-2" table:style-name="ce1">
            <text:p>0.0854</text:p>
          </table:table-cell>
          <table:table-cell office:value-type="float" office:value="0.2424" table:style-name="ce1">
            <text:p>0.24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5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8.5900000000000004E-2" table:style-name="ce1">
            <text:p>0.0859</text:p>
          </table:table-cell>
          <table:table-cell office:value-type="float" office:value="0.24249999999999999" table:style-name="ce1">
            <text:p>0.24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55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052" table:style-name="ce1">
            <text:p>0.1052</text:p>
          </table:table-cell>
          <table:table-cell office:value-type="float" office:value="0.24229999999999999" table:style-name="ce1">
            <text:p>0.24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0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04" table:style-name="ce1">
            <text:p>0.104</text:p>
          </table:table-cell>
          <table:table-cell office:value-type="float" office:value="0.24179999999999999" table:style-name="ce1">
            <text:p>0.24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0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9.1300000000000006E-2" table:style-name="ce1">
            <text:p>0.0913</text:p>
          </table:table-cell>
          <table:table-cell office:value-type="float" office:value="0.2407" table:style-name="ce1">
            <text:p>0.24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9.5299999999999996E-2" table:style-name="ce1">
            <text:p>0.0953</text:p>
          </table:table-cell>
          <table:table-cell office:value-type="float" office:value="0.2417" table:style-name="ce1">
            <text:p>0.24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9.2100000000000001E-2" table:style-name="ce1">
            <text:p>0.0921</text:p>
          </table:table-cell>
          <table:table-cell office:value-type="float" office:value="0.24349999999999999" table:style-name="ce1">
            <text:p>0.24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9.4600000000000004E-2" table:style-name="ce1">
            <text:p>0.0946</text:p>
          </table:table-cell>
          <table:table-cell office:value-type="float" office:value="0.2414" table:style-name="ce1">
            <text:p>0.24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2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1360000000000001" table:style-name="ce1">
            <text:p>0.1136</text:p>
          </table:table-cell>
          <table:table-cell office:value-type="float" office:value="0.24030000000000001" table:style-name="ce1">
            <text:p>0.24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2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1559999999999999" table:style-name="ce1">
            <text:p>0.1156</text:p>
          </table:table-cell>
          <table:table-cell office:value-type="float" office:value="0.24149999999999999" table:style-name="ce1">
            <text:p>0.24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3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1459999999999999" table:style-name="ce1">
            <text:p>0.1146</text:p>
          </table:table-cell>
          <table:table-cell office:value-type="float" office:value="0.23830000000000001" table:style-name="ce1">
            <text:p>0.23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0630000000000001" table:style-name="ce1">
            <text:p>0.1063</text:p>
          </table:table-cell>
          <table:table-cell office:value-type="float" office:value="0.2412" table:style-name="ce1">
            <text:p>0.24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4500000000000001E-2" table:style-name="ce1">
            <text:p>0.0145</text:p>
          </table:table-cell>
          <table:table-cell office:value-type="float" office:value="1.4E-3" table:style-name="ce1">
            <text:p>0.00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4" table:style-name="ce1">
            <text:p>0.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3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8709999999999998" table:style-name="ce1">
            <text:p>0.4871</text:p>
          </table:table-cell>
          <table:table-cell office:value-type="float" office:value="0.19689999999999999" table:style-name="ce1">
            <text:p>0.19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4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7099999999999997" table:style-name="ce1">
            <text:p>0.471</text:p>
          </table:table-cell>
          <table:table-cell office:value-type="float" office:value="0.20100000000000001" table:style-name="ce1">
            <text:p>0.2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4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51529999999999998" table:style-name="ce1">
            <text:p>0.5153</text:p>
          </table:table-cell>
          <table:table-cell office:value-type="float" office:value="0.19500000000000001" table:style-name="ce1">
            <text:p>0.1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5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54749999999999999" table:style-name="ce1">
            <text:p>0.5475</text:p>
          </table:table-cell>
          <table:table-cell office:value-type="float" office:value="0.19370000000000001" table:style-name="ce1">
            <text:p>0.19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5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2280000000000001" table:style-name="ce1">
            <text:p>0.4228</text:p>
          </table:table-cell>
          <table:table-cell office:value-type="float" office:value="0.20599999999999999" table:style-name="ce1">
            <text:p>0.2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65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50149999999999995" table:style-name="ce1">
            <text:p>0.5015</text:p>
          </table:table-cell>
          <table:table-cell office:value-type="float" office:value="0.1988" table:style-name="ce1">
            <text:p>0.19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70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50539999999999996" table:style-name="ce1">
            <text:p>0.5054</text:p>
          </table:table-cell>
          <table:table-cell office:value-type="float" office:value="0.19750000000000001" table:style-name="ce1">
            <text:p>0.19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70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5669999999999999" table:style-name="ce1">
            <text:p>0.4567</text:p>
          </table:table-cell>
          <table:table-cell office:value-type="float" office:value="0.20030000000000001" table:style-name="ce1">
            <text:p>0.20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7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51529999999999998" table:style-name="ce1">
            <text:p>0.5153</text:p>
          </table:table-cell>
          <table:table-cell office:value-type="float" office:value="0.1986" table:style-name="ce1">
            <text:p>0.19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7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0.20349999999999999" table:style-name="ce1">
            <text:p>0.20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7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4259999999999999" table:style-name="ce1">
            <text:p>0.4426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72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54330000000000001" table:style-name="ce1">
            <text:p>0.5433</text:p>
          </table:table-cell>
          <table:table-cell office:value-type="float" office:value="0.19220000000000001" table:style-name="ce1">
            <text:p>0.19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72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713" table:style-name="ce1">
            <text:p>0.4713</text:p>
          </table:table-cell>
          <table:table-cell office:value-type="float" office:value="0.20030000000000001" table:style-name="ce1">
            <text:p>0.20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73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6060000000000001" table:style-name="ce1">
            <text:p>0.4606</text:p>
          </table:table-cell>
          <table:table-cell office:value-type="float" office:value="0.2036" table:style-name="ce1">
            <text:p>0.20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73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53539999999999999" table:style-name="ce1">
            <text:p>0.5354</text:p>
          </table:table-cell>
          <table:table-cell office:value-type="float" office:value="0.19359999999999999" table:style-name="ce1">
            <text:p>0.19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74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3881" table:style-name="ce1">
            <text:p>0.3881</text:p>
          </table:table-cell>
          <table:table-cell office:value-type="float" office:value="0.2127" table:style-name="ce1">
            <text:p>0.21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74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3190000000000001" table:style-name="ce1">
            <text:p>0.4319</text:p>
          </table:table-cell>
          <table:table-cell office:value-type="float" office:value="0.2044" table:style-name="ce1">
            <text:p>0.20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75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53659999999999997" table:style-name="ce1">
            <text:p>0.5366</text:p>
          </table:table-cell>
          <table:table-cell office:value-type="float" office:value="0.19500000000000001" table:style-name="ce1">
            <text:p>0.1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75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2480000000000001" table:style-name="ce1">
            <text:p>0.4248</text:p>
          </table:table-cell>
          <table:table-cell office:value-type="float" office:value="0.20799999999999999" table:style-name="ce1">
            <text:p>0.2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0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3909999999999999" table:style-name="ce1">
            <text:p>0.4391</text:p>
          </table:table-cell>
          <table:table-cell office:value-type="float" office:value="0.20469999999999999" table:style-name="ce1">
            <text:p>0.20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0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844" table:style-name="ce1">
            <text:p>0.4844</text:p>
          </table:table-cell>
          <table:table-cell office:value-type="float" office:value="0.19670000000000001" table:style-name="ce1">
            <text:p>0.19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0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50449999999999995" table:style-name="ce1">
            <text:p>0.5045</text:p>
          </table:table-cell>
          <table:table-cell office:value-type="float" office:value="0.19980000000000001" table:style-name="ce1">
            <text:p>0.19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854" table:style-name="ce1">
            <text:p>0.4854</text:p>
          </table:table-cell>
          <table:table-cell office:value-type="float" office:value="0.19769999999999999" table:style-name="ce1">
            <text:p>0.19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52949999999999997" table:style-name="ce1">
            <text:p>0.5295</text:p>
          </table:table-cell>
          <table:table-cell office:value-type="float" office:value="0.19070000000000001" table:style-name="ce1">
            <text:p>0.19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2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6010000000000001" table:style-name="ce1">
            <text:p>0.4601</text:p>
          </table:table-cell>
          <table:table-cell office:value-type="float" office:value="0.2039" table:style-name="ce1">
            <text:p>0.20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2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54600000000000004" table:style-name="ce1">
            <text:p>0.546</text:p>
          </table:table-cell>
          <table:table-cell office:value-type="float" office:value="0.19320000000000001" table:style-name="ce1">
            <text:p>0.19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3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6360000000000001" table:style-name="ce1">
            <text:p>0.4636</text:p>
          </table:table-cell>
          <table:table-cell office:value-type="float" office:value="0.2044" table:style-name="ce1">
            <text:p>0.20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3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55449999999999999" table:style-name="ce1">
            <text:p>0.5545</text:p>
          </table:table-cell>
          <table:table-cell office:value-type="float" office:value="0.19109999999999999" table:style-name="ce1">
            <text:p>0.19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3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7" table:style-name="ce1">
            <text:p>0.47</text:p>
          </table:table-cell>
          <table:table-cell office:value-type="float" office:value="0.19789999999999999" table:style-name="ce1">
            <text:p>0.19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4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3639" table:style-name="ce1">
            <text:p>0.3639</text:p>
          </table:table-cell>
          <table:table-cell office:value-type="float" office:value="0.21709999999999999" table:style-name="ce1">
            <text:p>0.21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803" table:style-name="ce1">
            <text:p>0.4803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6.1000000000000004E-3" table:style-name="ce1">
            <text:p>0.00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6" table:style-name="ce1">
            <text:p>0.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4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1860000000000004" table:style-name="ce1">
            <text:p>0.6186</text:p>
          </table:table-cell>
          <table:table-cell office:value-type="float" office:value="0.18210000000000001" table:style-name="ce1">
            <text:p>0.18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5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0689999999999997" table:style-name="ce1">
            <text:p>0.7069</text:p>
          </table:table-cell>
          <table:table-cell office:value-type="float" office:value="0.17180000000000001" table:style-name="ce1">
            <text:p>0.17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85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0469999999999999" table:style-name="ce1">
            <text:p>0.7047</text:p>
          </table:table-cell>
          <table:table-cell office:value-type="float" office:value="0.17269999999999999" table:style-name="ce1">
            <text:p>0.17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0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8389999999999995" table:style-name="ce1">
            <text:p>0.6839</text:p>
          </table:table-cell>
          <table:table-cell office:value-type="float" office:value="0.1784" table:style-name="ce1">
            <text:p>0.1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0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1309999999999996" table:style-name="ce1">
            <text:p>0.7131</text:p>
          </table:table-cell>
          <table:table-cell office:value-type="float" office:value="0.17599999999999999" table:style-name="ce1">
            <text:p>0.1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7179999999999995" table:style-name="ce1">
            <text:p>0.6718</text:p>
          </table:table-cell>
          <table:table-cell office:value-type="float" office:value="0.1759" table:style-name="ce1">
            <text:p>0.17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208" table:style-name="ce1">
            <text:p>0.7208</text:p>
          </table:table-cell>
          <table:table-cell office:value-type="float" office:value="0.1721" table:style-name="ce1">
            <text:p>0.17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1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4729999999999999" table:style-name="ce1">
            <text:p>0.6473</text:p>
          </table:table-cell>
          <table:table-cell office:value-type="float" office:value="0.18060000000000001" table:style-name="ce1">
            <text:p>0.18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2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9110000000000005" table:style-name="ce1">
            <text:p>0.6911</text:p>
          </table:table-cell>
          <table:table-cell office:value-type="float" office:value="0.17560000000000001" table:style-name="ce1">
            <text:p>0.17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0720000000000005" table:style-name="ce1">
            <text:p>0.7072</text:p>
          </table:table-cell>
          <table:table-cell office:value-type="float" office:value="0.1731" table:style-name="ce1">
            <text:p>0.17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3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2719999999999996" table:style-name="ce1">
            <text:p>0.7272</text:p>
          </table:table-cell>
          <table:table-cell office:value-type="float" office:value="0.17169999999999999" table:style-name="ce1">
            <text:p>0.17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3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0.18140000000000001" table:style-name="ce1">
            <text:p>0.18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4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1709999999999996" table:style-name="ce1">
            <text:p>0.7171</text:p>
          </table:table-cell>
          <table:table-cell office:value-type="float" office:value="0.1731" table:style-name="ce1">
            <text:p>0.17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4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1960000000000002" table:style-name="ce1">
            <text:p>0.7196</text:p>
          </table:table-cell>
          <table:table-cell office:value-type="float" office:value="0.1709" table:style-name="ce1">
            <text:p>0.17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5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1879999999999999" table:style-name="ce1">
            <text:p>0.7188</text:p>
          </table:table-cell>
          <table:table-cell office:value-type="float" office:value="0.1704" table:style-name="ce1">
            <text:p>0.17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5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1630000000000005" table:style-name="ce1">
            <text:p>0.7163</text:p>
          </table:table-cell>
          <table:table-cell office:value-type="float" office:value="0.17480000000000001" table:style-name="ce1">
            <text:p>0.17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295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2870000000000001" table:style-name="ce1">
            <text:p>0.7287</text:p>
          </table:table-cell>
          <table:table-cell office:value-type="float" office:value="0.17460000000000001" table:style-name="ce1">
            <text:p>0.17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00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0589999999999997" table:style-name="ce1">
            <text:p>0.7059</text:p>
          </table:table-cell>
          <table:table-cell office:value-type="float" office:value="0.17419999999999999" table:style-name="ce1">
            <text:p>0.17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00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0889999999999997" table:style-name="ce1">
            <text:p>0.7089</text:p>
          </table:table-cell>
          <table:table-cell office:value-type="float" office:value="0.1741" table:style-name="ce1">
            <text:p>0.17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0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8440000000000001" table:style-name="ce1">
            <text:p>0.6844</text:p>
          </table:table-cell>
          <table:table-cell office:value-type="float" office:value="0.17580000000000001" table:style-name="ce1">
            <text:p>0.17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0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0920000000000005" table:style-name="ce1">
            <text:p>0.7092</text:p>
          </table:table-cell>
          <table:table-cell office:value-type="float" office:value="0.17280000000000001" table:style-name="ce1">
            <text:p>0.17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02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3070000000000002" table:style-name="ce1">
            <text:p>0.7307</text:p>
          </table:table-cell>
          <table:table-cell office:value-type="float" office:value="0.17169999999999999" table:style-name="ce1">
            <text:p>0.17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02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5890000000000004" table:style-name="ce1">
            <text:p>0.6589</text:p>
          </table:table-cell>
          <table:table-cell office:value-type="float" office:value="0.17749999999999999" table:style-name="ce1">
            <text:p>0.1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03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1389999999999998" table:style-name="ce1">
            <text:p>0.7139</text:p>
          </table:table-cell>
          <table:table-cell office:value-type="float" office:value="0.16969999999999999" table:style-name="ce1">
            <text:p>0.16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03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7" table:style-name="ce1">
            <text:p>0.67</text:p>
          </table:table-cell>
          <table:table-cell office:value-type="float" office:value="0.1782" table:style-name="ce1">
            <text:p>0.17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03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0199999999999996" table:style-name="ce1">
            <text:p>0.702</text:p>
          </table:table-cell>
          <table:table-cell office:value-type="float" office:value="0.17780000000000001" table:style-name="ce1">
            <text:p>0.17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04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8369999999999997" table:style-name="ce1">
            <text:p>0.6837</text:p>
          </table:table-cell>
          <table:table-cell office:value-type="float" office:value="0.17710000000000001" table:style-name="ce1">
            <text:p>0.17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04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0.18779999999999999" table:style-name="ce1">
            <text:p>0.18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05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71960000000000002" table:style-name="ce1">
            <text:p>0.7196</text:p>
          </table:table-cell>
          <table:table-cell office:value-type="float" office:value="0.16889999999999999" table:style-name="ce1">
            <text:p>0.16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05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9430000000000003" table:style-name="ce1">
            <text:p>0.6943</text:p>
          </table:table-cell>
          <table:table-cell office:value-type="float" office:value="0.17730000000000001" table:style-name="ce1">
            <text:p>0.17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9450000000000001" table:style-name="ce1">
            <text:p>0.6945</text:p>
          </table:table-cell>
          <table:table-cell office:value-type="float" office:value="0.17530000000000001" table:style-name="ce1">
            <text:p>0.17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3.1E-2" table:style-name="ce1">
            <text:p>0.031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8" table:style-name="ce1">
            <text:p>0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0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359999999999997" table:style-name="ce1">
            <text:p>0.7936</text:p>
          </table:table-cell>
          <table:table-cell office:value-type="float" office:value="0.16569999999999999" table:style-name="ce1">
            <text:p>0.16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0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0.16439999999999999" table:style-name="ce1">
            <text:p>0.16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600000000000004" table:style-name="ce1">
            <text:p>0.796</text:p>
          </table:table-cell>
          <table:table-cell office:value-type="float" office:value="0.16139999999999999" table:style-name="ce1">
            <text:p>0.1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679999999999995" table:style-name="ce1">
            <text:p>0.7968</text:p>
          </table:table-cell>
          <table:table-cell office:value-type="float" office:value="0.16250000000000001" table:style-name="ce1">
            <text:p>0.16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8759999999999997" table:style-name="ce1">
            <text:p>0.7876</text:p>
          </table:table-cell>
          <table:table-cell office:value-type="float" office:value="0.1646" table:style-name="ce1">
            <text:p>0.16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2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5690000000000002" table:style-name="ce1">
            <text:p>0.7569</text:p>
          </table:table-cell>
          <table:table-cell office:value-type="float" office:value="0.1694" table:style-name="ce1">
            <text:p>0.16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2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23" table:style-name="ce1">
            <text:p>0.7923</text:p>
          </table:table-cell>
          <table:table-cell office:value-type="float" office:value="0.1658" table:style-name="ce1">
            <text:p>0.16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3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179999999999995" table:style-name="ce1">
            <text:p>0.7918</text:p>
          </table:table-cell>
          <table:table-cell office:value-type="float" office:value="0.16600000000000001" table:style-name="ce1">
            <text:p>0.1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3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159999999999997" table:style-name="ce1">
            <text:p>0.7916</text:p>
          </table:table-cell>
          <table:table-cell office:value-type="float" office:value="0.1646" table:style-name="ce1">
            <text:p>0.16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4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80400000000000005" table:style-name="ce1">
            <text:p>0.804</text:p>
          </table:table-cell>
          <table:table-cell office:value-type="float" office:value="0.16039999999999999" table:style-name="ce1">
            <text:p>0.16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4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81240000000000001" table:style-name="ce1">
            <text:p>0.8124</text:p>
          </table:table-cell>
          <table:table-cell office:value-type="float" office:value="0.16739999999999999" table:style-name="ce1">
            <text:p>0.16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4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530000000000001" table:style-name="ce1">
            <text:p>0.7953</text:p>
          </table:table-cell>
          <table:table-cell office:value-type="float" office:value="0.16400000000000001" table:style-name="ce1">
            <text:p>0.1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5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80989999999999995" table:style-name="ce1">
            <text:p>0.8099</text:p>
          </table:table-cell>
          <table:table-cell office:value-type="float" office:value="0.16439999999999999" table:style-name="ce1">
            <text:p>0.16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15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1671" table:style-name="ce1">
            <text:p>0.16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0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0.16739999999999999" table:style-name="ce1">
            <text:p>0.16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0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6859999999999995" table:style-name="ce1">
            <text:p>0.7686</text:p>
          </table:table-cell>
          <table:table-cell office:value-type="float" office:value="0.16669999999999999" table:style-name="ce1">
            <text:p>0.16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930000000000001" table:style-name="ce1">
            <text:p>0.7993</text:p>
          </table:table-cell>
          <table:table-cell office:value-type="float" office:value="0.1651" table:style-name="ce1">
            <text:p>0.16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8439999999999999" table:style-name="ce1">
            <text:p>0.7844</text:p>
          </table:table-cell>
          <table:table-cell office:value-type="float" office:value="0.16689999999999999" table:style-name="ce1">
            <text:p>0.16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2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5739999999999996" table:style-name="ce1">
            <text:p>0.7574</text:p>
          </table:table-cell>
          <table:table-cell office:value-type="float" office:value="0.1694" table:style-name="ce1">
            <text:p>0.16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8220000000000001" table:style-name="ce1">
            <text:p>0.7822</text:p>
          </table:table-cell>
          <table:table-cell office:value-type="float" office:value="0.16539999999999999" table:style-name="ce1">
            <text:p>0.16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2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179999999999995" table:style-name="ce1">
            <text:p>0.7918</text:p>
          </table:table-cell>
          <table:table-cell office:value-type="float" office:value="0.1648" table:style-name="ce1">
            <text:p>0.16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3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8559999999999997" table:style-name="ce1">
            <text:p>0.7856</text:p>
          </table:table-cell>
          <table:table-cell office:value-type="float" office:value="0.1648" table:style-name="ce1">
            <text:p>0.16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3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600000000000004" table:style-name="ce1">
            <text:p>0.796</text:p>
          </table:table-cell>
          <table:table-cell office:value-type="float" office:value="0.1699" table:style-name="ce1">
            <text:p>0.16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4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80589999999999995" table:style-name="ce1">
            <text:p>0.8059</text:p>
          </table:table-cell>
          <table:table-cell office:value-type="float" office:value="0.1638" table:style-name="ce1">
            <text:p>0.16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4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7800000000000002" table:style-name="ce1">
            <text:p>0.778</text:p>
          </table:table-cell>
          <table:table-cell office:value-type="float" office:value="0.16120000000000001" table:style-name="ce1">
            <text:p>0.16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5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210000000000003" table:style-name="ce1">
            <text:p>0.7921</text:p>
          </table:table-cell>
          <table:table-cell office:value-type="float" office:value="0.16600000000000001" table:style-name="ce1">
            <text:p>0.1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5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8039999999999998" table:style-name="ce1">
            <text:p>0.7804</text:p>
          </table:table-cell>
          <table:table-cell office:value-type="float" office:value="0.16839999999999999" table:style-name="ce1">
            <text:p>0.16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25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80269999999999997" table:style-name="ce1">
            <text:p>0.8027</text:p>
          </table:table-cell>
          <table:table-cell office:value-type="float" office:value="0.16919999999999999" table:style-name="ce1">
            <text:p>0.16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30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749999999999999" table:style-name="ce1">
            <text:p>0.7975</text:p>
          </table:table-cell>
          <table:table-cell office:value-type="float" office:value="0.16209999999999999" table:style-name="ce1">
            <text:p>0.16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30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7769999999999995" table:style-name="ce1">
            <text:p>0.7777</text:p>
          </table:table-cell>
          <table:table-cell office:value-type="float" office:value="0.16769999999999999" table:style-name="ce1">
            <text:p>0.16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010000000000002" table:style-name="ce1">
            <text:p>0.7901</text:p>
          </table:table-cell>
          <table:table-cell office:value-type="float" office:value="0.1656" table:style-name="ce1">
            <text:p>0.16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2.5000000000000001E-3" table:style-name="ce1">
            <text:p>0.00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3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2850000000000001" table:style-name="ce1">
            <text:p>0.8285</text:p>
          </table:table-cell>
          <table:table-cell office:value-type="float" office:value="0.1618" table:style-name="ce1">
            <text:p>0.16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3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140000000000003" table:style-name="ce1">
            <text:p>0.8314</text:p>
          </table:table-cell>
          <table:table-cell office:value-type="float" office:value="0.15989999999999999" table:style-name="ce1">
            <text:p>0.15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32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689999999999998" table:style-name="ce1">
            <text:p>0.8369</text:p>
          </table:table-cell>
          <table:table-cell office:value-type="float" office:value="0.15859999999999999" table:style-name="ce1">
            <text:p>0.15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32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4060000000000001" table:style-name="ce1">
            <text:p>0.8406</text:p>
          </table:table-cell>
          <table:table-cell office:value-type="float" office:value="0.1605" table:style-name="ce1">
            <text:p>0.16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33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340000000000003" table:style-name="ce1">
            <text:p>0.8334</text:p>
          </table:table-cell>
          <table:table-cell office:value-type="float" office:value="0.15939999999999999" table:style-name="ce1">
            <text:p>0.15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33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37" table:style-name="ce1">
            <text:p>0.8337</text:p>
          </table:table-cell>
          <table:table-cell office:value-type="float" office:value="0.16" table:style-name="ce1">
            <text:p>0.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33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040000000000003" table:style-name="ce1">
            <text:p>0.8304</text:p>
          </table:table-cell>
          <table:table-cell office:value-type="float" office:value="0.16470000000000001" table:style-name="ce1">
            <text:p>0.16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34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2869999999999999" table:style-name="ce1">
            <text:p>0.8287</text:p>
          </table:table-cell>
          <table:table-cell office:value-type="float" office:value="0.1623" table:style-name="ce1">
            <text:p>0.16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34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4530000000000005" table:style-name="ce1">
            <text:p>0.8453</text:p>
          </table:table-cell>
          <table:table-cell office:value-type="float" office:value="0.15809999999999999" table:style-name="ce1">
            <text:p>0.15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35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440000000000003" table:style-name="ce1">
            <text:p>0.8344</text:p>
          </table:table-cell>
          <table:table-cell office:value-type="float" office:value="0.1595" table:style-name="ce1">
            <text:p>0.15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35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5270000000000001" table:style-name="ce1">
            <text:p>0.8527</text:p>
          </table:table-cell>
          <table:table-cell office:value-type="float" office:value="0.15759999999999999" table:style-name="ce1">
            <text:p>0.15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0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989999999999998" table:style-name="ce1">
            <text:p>0.8399</text:p>
          </table:table-cell>
          <table:table-cell office:value-type="float" office:value="0.15310000000000001" table:style-name="ce1">
            <text:p>0.15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0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37" table:style-name="ce1">
            <text:p>0.8337</text:p>
          </table:table-cell>
          <table:table-cell office:value-type="float" office:value="0.1613" table:style-name="ce1">
            <text:p>0.16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0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2669999999999999" table:style-name="ce1">
            <text:p>0.8267</text:p>
          </table:table-cell>
          <table:table-cell office:value-type="float" office:value="0.15959999999999999" table:style-name="ce1">
            <text:p>0.15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468" table:style-name="ce1">
            <text:p>0.8468</text:p>
          </table:table-cell>
          <table:table-cell office:value-type="float" office:value="0.15659999999999999" table:style-name="ce1">
            <text:p>0.15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1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4009999999999996" table:style-name="ce1">
            <text:p>0.8401</text:p>
          </table:table-cell>
          <table:table-cell office:value-type="float" office:value="0.16059999999999999" table:style-name="ce1">
            <text:p>0.16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489999999999998" table:style-name="ce1">
            <text:p>0.8349</text:p>
          </table:table-cell>
          <table:table-cell office:value-type="float" office:value="0.16400000000000001" table:style-name="ce1">
            <text:p>0.1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2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020000000000005" table:style-name="ce1">
            <text:p>0.8302</text:p>
          </table:table-cell>
          <table:table-cell office:value-type="float" office:value="0.16159999999999999" table:style-name="ce1">
            <text:p>0.16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3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1710000000000005" table:style-name="ce1">
            <text:p>0.8171</text:p>
          </table:table-cell>
          <table:table-cell office:value-type="float" office:value="0.1618" table:style-name="ce1">
            <text:p>0.16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3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4460000000000002" table:style-name="ce1">
            <text:p>0.8446</text:p>
          </table:table-cell>
          <table:table-cell office:value-type="float" office:value="0.15939999999999999" table:style-name="ce1">
            <text:p>0.15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4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420000000000005" table:style-name="ce1">
            <text:p>0.8342</text:p>
          </table:table-cell>
          <table:table-cell office:value-type="float" office:value="0.15840000000000001" table:style-name="ce1">
            <text:p>0.15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4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2969999999999999" table:style-name="ce1">
            <text:p>0.8297</text:p>
          </table:table-cell>
          <table:table-cell office:value-type="float" office:value="0.15890000000000001" table:style-name="ce1">
            <text:p>0.15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4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560000000000001" table:style-name="ce1">
            <text:p>0.8356</text:p>
          </table:table-cell>
          <table:table-cell office:value-type="float" office:value="0.16200000000000001" table:style-name="ce1">
            <text:p>0.1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5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5270000000000001" table:style-name="ce1">
            <text:p>0.8527</text:p>
          </table:table-cell>
          <table:table-cell office:value-type="float" office:value="0.1545" table:style-name="ce1">
            <text:p>0.15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45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1679999999999997" table:style-name="ce1">
            <text:p>0.8168</text:p>
          </table:table-cell>
          <table:table-cell office:value-type="float" office:value="0.16339999999999999" table:style-name="ce1">
            <text:p>0.16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50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37" table:style-name="ce1">
            <text:p>0.8337</text:p>
          </table:table-cell>
          <table:table-cell office:value-type="float" office:value="0.1552" table:style-name="ce1">
            <text:p>0.15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50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2869999999999999" table:style-name="ce1">
            <text:p>0.8287</text:p>
          </table:table-cell>
          <table:table-cell office:value-type="float" office:value="0.16109999999999999" table:style-name="ce1">
            <text:p>0.16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5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889999999999998" table:style-name="ce1">
            <text:p>0.8389</text:p>
          </table:table-cell>
          <table:table-cell office:value-type="float" office:value="0.16139999999999999" table:style-name="ce1">
            <text:p>0.1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5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2950000000000002" table:style-name="ce1">
            <text:p>0.8295</text:p>
          </table:table-cell>
          <table:table-cell office:value-type="float" office:value="0.1615" table:style-name="ce1">
            <text:p>0.16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52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389999999999997" table:style-name="ce1">
            <text:p>0.8339</text:p>
          </table:table-cell>
          <table:table-cell office:value-type="float" office:value="0.1618" table:style-name="ce1">
            <text:p>0.16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479999999999999" table:style-name="ce1">
            <text:p>0.8348</text:p>
          </table:table-cell>
          <table:table-cell office:value-type="float" office:value="0.16" table:style-name="ce1">
            <text:p>0.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2.5999999999999999E-3" table:style-name="ce1">
            <text:p>0.00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1.2" table:style-name="ce1">
            <text:p>1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52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49" table:style-name="ce1">
            <text:p>0.8649</text:p>
          </table:table-cell>
          <table:table-cell office:value-type="float" office:value="0.15590000000000001" table:style-name="ce1">
            <text:p>0.15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52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680000000000001" table:style-name="ce1">
            <text:p>0.8668</text:p>
          </table:table-cell>
          <table:table-cell office:value-type="float" office:value="0.15310000000000001" table:style-name="ce1">
            <text:p>0.15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53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7519999999999998" table:style-name="ce1">
            <text:p>0.8752</text:p>
          </table:table-cell>
          <table:table-cell office:value-type="float" office:value="0.15640000000000001" table:style-name="ce1">
            <text:p>0.15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53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8270000000000004" table:style-name="ce1">
            <text:p>0.8827</text:p>
          </table:table-cell>
          <table:table-cell office:value-type="float" office:value="0.15390000000000001" table:style-name="ce1">
            <text:p>0.15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54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140000000000005" table:style-name="ce1">
            <text:p>0.8614</text:p>
          </table:table-cell>
          <table:table-cell office:value-type="float" office:value="0.159" table:style-name="ce1">
            <text:p>0.1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54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7770000000000004" table:style-name="ce1">
            <text:p>0.8777</text:p>
          </table:table-cell>
          <table:table-cell office:value-type="float" office:value="0.1613" table:style-name="ce1">
            <text:p>0.16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55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7250000000000005" table:style-name="ce1">
            <text:p>0.8725</text:p>
          </table:table-cell>
          <table:table-cell office:value-type="float" office:value="0.15679999999999999" table:style-name="ce1">
            <text:p>0.15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55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5670000000000002" table:style-name="ce1">
            <text:p>0.8567</text:p>
          </table:table-cell>
          <table:table-cell office:value-type="float" office:value="0.15310000000000001" table:style-name="ce1">
            <text:p>0.15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0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19" table:style-name="ce1">
            <text:p>0.8619</text:p>
          </table:table-cell>
          <table:table-cell office:value-type="float" office:value="0.1605" table:style-name="ce1">
            <text:p>0.16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0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569" table:style-name="ce1">
            <text:p>0.8569</text:p>
          </table:table-cell>
          <table:table-cell office:value-type="float" office:value="0.1555" table:style-name="ce1">
            <text:p>0.15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0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458" table:style-name="ce1">
            <text:p>0.8458</text:p>
          </table:table-cell>
          <table:table-cell office:value-type="float" office:value="0.15709999999999999" table:style-name="ce1">
            <text:p>0.15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1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660000000000004" table:style-name="ce1">
            <text:p>0.8666</text:p>
          </table:table-cell>
          <table:table-cell office:value-type="float" office:value="0.15529999999999999" table:style-name="ce1">
            <text:p>0.15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1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7250000000000005" table:style-name="ce1">
            <text:p>0.8725</text:p>
          </table:table-cell>
          <table:table-cell office:value-type="float" office:value="0.15679999999999999" table:style-name="ce1">
            <text:p>0.15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2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109999999999998" table:style-name="ce1">
            <text:p>0.8611</text:p>
          </table:table-cell>
          <table:table-cell office:value-type="float" office:value="0.157" table:style-name="ce1">
            <text:p>0.1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2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7250000000000005" table:style-name="ce1">
            <text:p>0.8725</text:p>
          </table:table-cell>
          <table:table-cell office:value-type="float" office:value="0.15629999999999999" table:style-name="ce1">
            <text:p>0.15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3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7870000000000004" table:style-name="ce1">
            <text:p>0.8787</text:p>
          </table:table-cell>
          <table:table-cell office:value-type="float" office:value="0.15609999999999999" table:style-name="ce1">
            <text:p>0.15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3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960000000000004" table:style-name="ce1">
            <text:p>0.8696</text:p>
          </table:table-cell>
          <table:table-cell office:value-type="float" office:value="0.1588" table:style-name="ce1">
            <text:p>0.15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4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7129999999999996" table:style-name="ce1">
            <text:p>0.8713</text:p>
          </table:table-cell>
          <table:table-cell office:value-type="float" office:value="0.15440000000000001" table:style-name="ce1">
            <text:p>0.15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4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478" table:style-name="ce1">
            <text:p>0.8478</text:p>
          </table:table-cell>
          <table:table-cell office:value-type="float" office:value="0.15959999999999999" table:style-name="ce1">
            <text:p>0.15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4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909999999999998" table:style-name="ce1">
            <text:p>0.8691</text:p>
          </table:table-cell>
          <table:table-cell office:value-type="float" office:value="0.15179999999999999" table:style-name="ce1">
            <text:p>0.15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5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7480000000000002" table:style-name="ce1">
            <text:p>0.8748</text:p>
          </table:table-cell>
          <table:table-cell office:value-type="float" office:value="0.1573" table:style-name="ce1">
            <text:p>0.15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65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39" table:style-name="ce1">
            <text:p>0.8639</text:p>
          </table:table-cell>
          <table:table-cell office:value-type="float" office:value="0.15279999999999999" table:style-name="ce1">
            <text:p>0.15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0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5640000000000005" table:style-name="ce1">
            <text:p>0.8564</text:p>
          </table:table-cell>
          <table:table-cell office:value-type="float" office:value="0.1595" table:style-name="ce1">
            <text:p>0.15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0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629999999999996" table:style-name="ce1">
            <text:p>0.8663</text:p>
          </table:table-cell>
          <table:table-cell office:value-type="float" office:value="0.1542" table:style-name="ce1">
            <text:p>0.15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4379999999999999" table:style-name="ce1">
            <text:p>0.8438</text:p>
          </table:table-cell>
          <table:table-cell office:value-type="float" office:value="0.16139999999999999" table:style-name="ce1">
            <text:p>0.1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960000000000004" table:style-name="ce1">
            <text:p>0.8696</text:p>
          </table:table-cell>
          <table:table-cell office:value-type="float" office:value="0.15790000000000001" table:style-name="ce1">
            <text:p>0.15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2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240000000000006" table:style-name="ce1">
            <text:p>0.8624</text:p>
          </table:table-cell>
          <table:table-cell office:value-type="float" office:value="0.15720000000000001" table:style-name="ce1">
            <text:p>0.15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2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599" table:style-name="ce1">
            <text:p>0.8599</text:p>
          </table:table-cell>
          <table:table-cell office:value-type="float" office:value="0.1636" table:style-name="ce1">
            <text:p>0.16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2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309999999999998" table:style-name="ce1">
            <text:p>0.8631</text:p>
          </table:table-cell>
          <table:table-cell office:value-type="float" office:value="0.15659999999999999" table:style-name="ce1">
            <text:p>0.15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3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780000000000002" table:style-name="ce1">
            <text:p>0.8678</text:p>
          </table:table-cell>
          <table:table-cell office:value-type="float" office:value="0.15590000000000001" table:style-name="ce1">
            <text:p>0.15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529999999999996" table:style-name="ce1">
            <text:p>0.8653</text:p>
          </table:table-cell>
          <table:table-cell office:value-type="float" office:value="0.15679999999999999" table:style-name="ce1">
            <text:p>0.15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2.7000000000000001E-3" table:style-name="ce1">
            <text:p>0.00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1.4" table:style-name="ce1">
            <text:p>1.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3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8590000000000002" table:style-name="ce1">
            <text:p>0.8859</text:p>
          </table:table-cell>
          <table:table-cell office:value-type="float" office:value="0.1565" table:style-name="ce1">
            <text:p>0.15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4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7350000000000005" table:style-name="ce1">
            <text:p>0.8735</text:p>
          </table:table-cell>
          <table:table-cell office:value-type="float" office:value="0.1527" table:style-name="ce1">
            <text:p>0.15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4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7570000000000003" table:style-name="ce1">
            <text:p>0.8757</text:p>
          </table:table-cell>
          <table:table-cell office:value-type="float" office:value="0.15570000000000001" table:style-name="ce1">
            <text:p>0.15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5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891" table:style-name="ce1">
            <text:p>0.8891</text:p>
          </table:table-cell>
          <table:table-cell office:value-type="float" office:value="0.15359999999999999" table:style-name="ce1">
            <text:p>0.15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5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7250000000000005" table:style-name="ce1">
            <text:p>0.8725</text:p>
          </table:table-cell>
          <table:table-cell office:value-type="float" office:value="0.15409999999999999" table:style-name="ce1">
            <text:p>0.15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75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7819999999999998" table:style-name="ce1">
            <text:p>0.8782</text:p>
          </table:table-cell>
          <table:table-cell office:value-type="float" office:value="0.1537" table:style-name="ce1">
            <text:p>0.1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80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72" table:style-name="ce1">
            <text:p>0.872</text:p>
          </table:table-cell>
          <table:table-cell office:value-type="float" office:value="0.15870000000000001" table:style-name="ce1">
            <text:p>0.15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80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7280000000000002" table:style-name="ce1">
            <text:p>0.8728</text:p>
          </table:table-cell>
          <table:table-cell office:value-type="float" office:value="0.15629999999999999" table:style-name="ce1">
            <text:p>0.15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81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8070000000000004" table:style-name="ce1">
            <text:p>0.8807</text:p>
          </table:table-cell>
          <table:table-cell office:value-type="float" office:value="0.15190000000000001" table:style-name="ce1">
            <text:p>0.15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81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931" table:style-name="ce1">
            <text:p>0.8931</text:p>
          </table:table-cell>
          <table:table-cell office:value-type="float" office:value="0.15959999999999999" table:style-name="ce1">
            <text:p>0.15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82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639" table:style-name="ce1">
            <text:p>0.8639</text:p>
          </table:table-cell>
          <table:table-cell office:value-type="float" office:value="0.15579999999999999" table:style-name="ce1">
            <text:p>0.15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82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8119999999999998" table:style-name="ce1">
            <text:p>0.8812</text:p>
          </table:table-cell>
          <table:table-cell office:value-type="float" office:value="0.1537" table:style-name="ce1">
            <text:p>0.1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83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8370000000000004" table:style-name="ce1">
            <text:p>0.8837</text:p>
          </table:table-cell>
          <table:table-cell office:value-type="float" office:value="0.1588" table:style-name="ce1">
            <text:p>0.15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83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6760000000000004" table:style-name="ce1">
            <text:p>0.8676</text:p>
          </table:table-cell>
          <table:table-cell office:value-type="float" office:value="0.1578" table:style-name="ce1">
            <text:p>0.15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83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8" table:style-name="ce1">
            <text:p>0.88</text:p>
          </table:table-cell>
          <table:table-cell office:value-type="float" office:value="0.15359999999999999" table:style-name="ce1">
            <text:p>0.15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84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7480000000000002" table:style-name="ce1">
            <text:p>0.8748</text:p>
          </table:table-cell>
          <table:table-cell office:value-type="float" office:value="0.15559999999999999" table:style-name="ce1">
            <text:p>0.15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84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8419999999999999" table:style-name="ce1">
            <text:p>0.8842</text:p>
          </table:table-cell>
          <table:table-cell office:value-type="float" office:value="0.155" table:style-name="ce1">
            <text:p>0.1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85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6780000000000002" table:style-name="ce1">
            <text:p>0.8678</text:p>
          </table:table-cell>
          <table:table-cell office:value-type="float" office:value="0.15429999999999999" table:style-name="ce1">
            <text:p>0.15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85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7080000000000002" table:style-name="ce1">
            <text:p>0.8708</text:p>
          </table:table-cell>
          <table:table-cell office:value-type="float" office:value="0.15670000000000001" table:style-name="ce1">
            <text:p>0.15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0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8370000000000004" table:style-name="ce1">
            <text:p>0.8837</text:p>
          </table:table-cell>
          <table:table-cell office:value-type="float" office:value="0.15310000000000001" table:style-name="ce1">
            <text:p>0.15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0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8090000000000002" table:style-name="ce1">
            <text:p>0.8809</text:p>
          </table:table-cell>
          <table:table-cell office:value-type="float" office:value="0.15490000000000001" table:style-name="ce1">
            <text:p>0.15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0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8090000000000002" table:style-name="ce1">
            <text:p>0.8809</text:p>
          </table:table-cell>
          <table:table-cell office:value-type="float" office:value="0.1542" table:style-name="ce1">
            <text:p>0.15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1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8070000000000004" table:style-name="ce1">
            <text:p>0.8807</text:p>
          </table:table-cell>
          <table:table-cell office:value-type="float" office:value="0.15659999999999999" table:style-name="ce1">
            <text:p>0.15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1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639" table:style-name="ce1">
            <text:p>0.8639</text:p>
          </table:table-cell>
          <table:table-cell office:value-type="float" office:value="0.16020000000000001" table:style-name="ce1">
            <text:p>0.16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2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9159999999999995" table:style-name="ce1">
            <text:p>0.8916</text:p>
          </table:table-cell>
          <table:table-cell office:value-type="float" office:value="0.15809999999999999" table:style-name="ce1">
            <text:p>0.15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2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7280000000000002" table:style-name="ce1">
            <text:p>0.8728</text:p>
          </table:table-cell>
          <table:table-cell office:value-type="float" office:value="0.15720000000000001" table:style-name="ce1">
            <text:p>0.15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3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8190000000000002" table:style-name="ce1">
            <text:p>0.8819</text:p>
          </table:table-cell>
          <table:table-cell office:value-type="float" office:value="0.15359999999999999" table:style-name="ce1">
            <text:p>0.15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3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7570000000000003" table:style-name="ce1">
            <text:p>0.8757</text:p>
          </table:table-cell>
          <table:table-cell office:value-type="float" office:value="0.15240000000000001" table:style-name="ce1">
            <text:p>0.15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4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7849999999999995" table:style-name="ce1">
            <text:p>0.8785</text:p>
          </table:table-cell>
          <table:table-cell office:value-type="float" office:value="0.15229999999999999" table:style-name="ce1">
            <text:p>0.15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4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931" table:style-name="ce1">
            <text:p>0.8931</text:p>
          </table:table-cell>
          <table:table-cell office:value-type="float" office:value="0.1484" table:style-name="ce1">
            <text:p>0.14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7839999999999996" table:style-name="ce1">
            <text:p>0.8784</text:p>
          </table:table-cell>
          <table:table-cell office:value-type="float" office:value="0.1552" table:style-name="ce1">
            <text:p>0.15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7.7999999999999996E-3" table:style-name="ce1">
            <text:p>0.0078</text:p>
          </table:table-cell>
          <table:table-cell office:value-type="float" office:value="2.5999999999999999E-3" table:style-name="ce1">
            <text:p>0.00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1.6" table:style-name="ce1">
            <text:p>1.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5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9012" table:style-name="ce1">
            <text:p>0.9012</text:p>
          </table:table-cell>
          <table:table-cell office:value-type="float" office:value="0.154" table:style-name="ce1">
            <text:p>0.1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5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939999999999997" table:style-name="ce1">
            <text:p>0.8894</text:p>
          </table:table-cell>
          <table:table-cell office:value-type="float" office:value="0.15679999999999999" table:style-name="ce1">
            <text:p>0.15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395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81" table:style-name="ce1">
            <text:p>0.8881</text:p>
          </table:table-cell>
          <table:table-cell office:value-type="float" office:value="0.1515" table:style-name="ce1">
            <text:p>0.15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00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9032" table:style-name="ce1">
            <text:p>0.9032</text:p>
          </table:table-cell>
          <table:table-cell office:value-type="float" office:value="0.15310000000000001" table:style-name="ce1">
            <text:p>0.15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00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319999999999999" table:style-name="ce1">
            <text:p>0.8832</text:p>
          </table:table-cell>
          <table:table-cell office:value-type="float" office:value="0.15409999999999999" table:style-name="ce1">
            <text:p>0.15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01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9629999999999999" table:style-name="ce1">
            <text:p>0.8963</text:p>
          </table:table-cell>
          <table:table-cell office:value-type="float" office:value="0.1575" table:style-name="ce1">
            <text:p>0.15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01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939999999999997" table:style-name="ce1">
            <text:p>0.8894</text:p>
          </table:table-cell>
          <table:table-cell office:value-type="float" office:value="0.15479999999999999" table:style-name="ce1">
            <text:p>0.15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02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6809999999999998" table:style-name="ce1">
            <text:p>0.8681</text:p>
          </table:table-cell>
          <table:table-cell office:value-type="float" office:value="0.15529999999999999" table:style-name="ce1">
            <text:p>0.15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02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190000000000002" table:style-name="ce1">
            <text:p>0.8819</text:p>
          </table:table-cell>
          <table:table-cell office:value-type="float" office:value="0.15559999999999999" table:style-name="ce1">
            <text:p>0.15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03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219999999999998" table:style-name="ce1">
            <text:p>0.8822</text:p>
          </table:table-cell>
          <table:table-cell office:value-type="float" office:value="0.15409999999999999" table:style-name="ce1">
            <text:p>0.15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03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839999999999997" table:style-name="ce1">
            <text:p>0.8884</text:p>
          </table:table-cell>
          <table:table-cell office:value-type="float" office:value="0.15659999999999999" table:style-name="ce1">
            <text:p>0.15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03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90890000000000004" table:style-name="ce1">
            <text:p>0.9089</text:p>
          </table:table-cell>
          <table:table-cell office:value-type="float" office:value="0.15579999999999999" table:style-name="ce1">
            <text:p>0.15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04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7949999999999995" table:style-name="ce1">
            <text:p>0.8795</text:p>
          </table:table-cell>
          <table:table-cell office:value-type="float" office:value="0.1545" table:style-name="ce1">
            <text:p>0.15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04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901" table:style-name="ce1">
            <text:p>0.8901</text:p>
          </table:table-cell>
          <table:table-cell office:value-type="float" office:value="0.14910000000000001" table:style-name="ce1">
            <text:p>0.14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05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81" table:style-name="ce1">
            <text:p>0.8881</text:p>
          </table:table-cell>
          <table:table-cell office:value-type="float" office:value="0.1489" table:style-name="ce1">
            <text:p>0.14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05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90449999999999997" table:style-name="ce1">
            <text:p>0.9045</text:p>
          </table:table-cell>
          <table:table-cell office:value-type="float" office:value="0.15140000000000001" table:style-name="ce1">
            <text:p>0.15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0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7770000000000004" table:style-name="ce1">
            <text:p>0.8777</text:p>
          </table:table-cell>
          <table:table-cell office:value-type="float" office:value="0.14849999999999999" table:style-name="ce1">
            <text:p>0.14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0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7770000000000004" table:style-name="ce1">
            <text:p>0.8777</text:p>
          </table:table-cell>
          <table:table-cell office:value-type="float" office:value="0.154" table:style-name="ce1">
            <text:p>0.1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0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9700000000000002" table:style-name="ce1">
            <text:p>0.897</text:p>
          </table:table-cell>
          <table:table-cell office:value-type="float" office:value="0.15340000000000001" table:style-name="ce1">
            <text:p>0.15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1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959999999999995" table:style-name="ce1">
            <text:p>0.8896</text:p>
          </table:table-cell>
          <table:table-cell office:value-type="float" office:value="0.15529999999999999" table:style-name="ce1">
            <text:p>0.15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1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9929999999999999" table:style-name="ce1">
            <text:p>0.8993</text:p>
          </table:table-cell>
          <table:table-cell office:value-type="float" office:value="0.15140000000000001" table:style-name="ce1">
            <text:p>0.15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2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639999999999997" table:style-name="ce1">
            <text:p>0.8864</text:p>
          </table:table-cell>
          <table:table-cell office:value-type="float" office:value="0.15279999999999999" table:style-name="ce1">
            <text:p>0.15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2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9680000000000004" table:style-name="ce1">
            <text:p>0.8968</text:p>
          </table:table-cell>
          <table:table-cell office:value-type="float" office:value="0.15840000000000001" table:style-name="ce1">
            <text:p>0.15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3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90349999999999997" table:style-name="ce1">
            <text:p>0.9035</text:p>
          </table:table-cell>
          <table:table-cell office:value-type="float" office:value="0.14949999999999999" table:style-name="ce1">
            <text:p>0.14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3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9580000000000004" table:style-name="ce1">
            <text:p>0.8958</text:p>
          </table:table-cell>
          <table:table-cell office:value-type="float" office:value="0.1532" table:style-name="ce1">
            <text:p>0.15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4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490000000000002" table:style-name="ce1">
            <text:p>0.8849</text:p>
          </table:table-cell>
          <table:table-cell office:value-type="float" office:value="0.1575" table:style-name="ce1">
            <text:p>0.15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4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9780000000000004" table:style-name="ce1">
            <text:p>0.8978</text:p>
          </table:table-cell>
          <table:table-cell office:value-type="float" office:value="0.15870000000000001" table:style-name="ce1">
            <text:p>0.15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4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039999999999996" table:style-name="ce1">
            <text:p>0.8804</text:p>
          </table:table-cell>
          <table:table-cell office:value-type="float" office:value="0.1555" table:style-name="ce1">
            <text:p>0.15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5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7480000000000002" table:style-name="ce1">
            <text:p>0.8748</text:p>
          </table:table-cell>
          <table:table-cell office:value-type="float" office:value="0.15529999999999999" table:style-name="ce1">
            <text:p>0.15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15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839999999999997" table:style-name="ce1">
            <text:p>0.8884</text:p>
          </table:table-cell>
          <table:table-cell office:value-type="float" office:value="0.15690000000000001" table:style-name="ce1">
            <text:p>0.15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970000000000005" table:style-name="ce1">
            <text:p>0.8897</text:p>
          </table:table-cell>
          <table:table-cell office:value-type="float" office:value="0.15409999999999999" table:style-name="ce1">
            <text:p>0.15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2.8E-3" table:style-name="ce1">
            <text:p>0.0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1.8" table:style-name="ce1">
            <text:p>1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0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90469999999999995" table:style-name="ce1">
            <text:p>0.9047</text:p>
          </table:table-cell>
          <table:table-cell office:value-type="float" office:value="0.15160000000000001" table:style-name="ce1">
            <text:p>0.15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0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029999999999998" table:style-name="ce1">
            <text:p>0.8903</text:p>
          </table:table-cell>
          <table:table-cell office:value-type="float" office:value="0.15459999999999999" table:style-name="ce1">
            <text:p>0.15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629999999999999" table:style-name="ce1">
            <text:p>0.8963</text:p>
          </table:table-cell>
          <table:table-cell office:value-type="float" office:value="0.15179999999999999" table:style-name="ce1">
            <text:p>0.15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1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8660000000000005" table:style-name="ce1">
            <text:p>0.8866</text:p>
          </table:table-cell>
          <table:table-cell office:value-type="float" office:value="0.1515" table:style-name="ce1">
            <text:p>0.15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1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329999999999998" table:style-name="ce1">
            <text:p>0.8933</text:p>
          </table:table-cell>
          <table:table-cell office:value-type="float" office:value="0.15490000000000001" table:style-name="ce1">
            <text:p>0.15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2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9012" table:style-name="ce1">
            <text:p>0.9012</text:p>
          </table:table-cell>
          <table:table-cell office:value-type="float" office:value="0.15379999999999999" table:style-name="ce1">
            <text:p>0.15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2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8119999999999998" table:style-name="ce1">
            <text:p>0.8812</text:p>
          </table:table-cell>
          <table:table-cell office:value-type="float" office:value="0.15820000000000001" table:style-name="ce1">
            <text:p>0.15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3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9" table:style-name="ce1">
            <text:p>0.9</text:p>
          </table:table-cell>
          <table:table-cell office:value-type="float" office:value="0.15409999999999999" table:style-name="ce1">
            <text:p>0.15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3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459999999999995" table:style-name="ce1">
            <text:p>0.8946</text:p>
          </table:table-cell>
          <table:table-cell office:value-type="float" office:value="0.1552" table:style-name="ce1">
            <text:p>0.15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4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649999999999996" table:style-name="ce1">
            <text:p>0.8965</text:p>
          </table:table-cell>
          <table:table-cell office:value-type="float" office:value="0.15329999999999999" table:style-name="ce1">
            <text:p>0.15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4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90100000000000002" table:style-name="ce1">
            <text:p>0.901</text:p>
          </table:table-cell>
          <table:table-cell office:value-type="float" office:value="0.15090000000000001" table:style-name="ce1">
            <text:p>0.15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4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90100000000000002" table:style-name="ce1">
            <text:p>0.901</text:p>
          </table:table-cell>
          <table:table-cell office:value-type="float" office:value="0.15570000000000001" table:style-name="ce1">
            <text:p>0.15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5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9042" table:style-name="ce1">
            <text:p>0.9042</text:p>
          </table:table-cell>
          <table:table-cell office:value-type="float" office:value="0.1502" table:style-name="ce1">
            <text:p>0.15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25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90300000000000002" table:style-name="ce1">
            <text:p>0.903</text:p>
          </table:table-cell>
          <table:table-cell office:value-type="float" office:value="0.15190000000000001" table:style-name="ce1">
            <text:p>0.15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0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580000000000004" table:style-name="ce1">
            <text:p>0.8958</text:p>
          </table:table-cell>
          <table:table-cell office:value-type="float" office:value="0.15040000000000001" table:style-name="ce1">
            <text:p>0.15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0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159999999999995" table:style-name="ce1">
            <text:p>0.8916</text:p>
          </table:table-cell>
          <table:table-cell office:value-type="float" office:value="0.1542" table:style-name="ce1">
            <text:p>0.15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1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8339999999999996" table:style-name="ce1">
            <text:p>0.8834</text:p>
          </table:table-cell>
          <table:table-cell office:value-type="float" office:value="0.15759999999999999" table:style-name="ce1">
            <text:p>0.15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1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480000000000004" table:style-name="ce1">
            <text:p>0.8948</text:p>
          </table:table-cell>
          <table:table-cell office:value-type="float" office:value="0.1527" table:style-name="ce1">
            <text:p>0.15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2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880000000000004" table:style-name="ce1">
            <text:p>0.8988</text:p>
          </table:table-cell>
          <table:table-cell office:value-type="float" office:value="0.1512" table:style-name="ce1">
            <text:p>0.15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2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8" table:style-name="ce1">
            <text:p>0.88</text:p>
          </table:table-cell>
          <table:table-cell office:value-type="float" office:value="0.15529999999999999" table:style-name="ce1">
            <text:p>0.15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2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700000000000002" table:style-name="ce1">
            <text:p>0.897</text:p>
          </table:table-cell>
          <table:table-cell office:value-type="float" office:value="0.154" table:style-name="ce1">
            <text:p>0.1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3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8639999999999997" table:style-name="ce1">
            <text:p>0.8864</text:p>
          </table:table-cell>
          <table:table-cell office:value-type="float" office:value="0.15440000000000001" table:style-name="ce1">
            <text:p>0.15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3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8690000000000002" table:style-name="ce1">
            <text:p>0.8869</text:p>
          </table:table-cell>
          <table:table-cell office:value-type="float" office:value="0.15029999999999999" table:style-name="ce1">
            <text:p>0.15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4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90669999999999995" table:style-name="ce1">
            <text:p>0.9067</text:p>
          </table:table-cell>
          <table:table-cell office:value-type="float" office:value="0.15590000000000001" table:style-name="ce1">
            <text:p>0.15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4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90149999999999997" table:style-name="ce1">
            <text:p>0.9015</text:p>
          </table:table-cell>
          <table:table-cell office:value-type="float" office:value="0.15210000000000001" table:style-name="ce1">
            <text:p>0.15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5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21" table:style-name="ce1">
            <text:p>0.8921</text:p>
          </table:table-cell>
          <table:table-cell office:value-type="float" office:value="0.15240000000000001" table:style-name="ce1">
            <text:p>0.15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5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01" table:style-name="ce1">
            <text:p>0.8901</text:p>
          </table:table-cell>
          <table:table-cell office:value-type="float" office:value="0.15720000000000001" table:style-name="ce1">
            <text:p>0.15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35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8959999999999995" table:style-name="ce1">
            <text:p>0.8896</text:p>
          </table:table-cell>
          <table:table-cell office:value-type="float" office:value="0.15110000000000001" table:style-name="ce1">
            <text:p>0.15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40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8239999999999996" table:style-name="ce1">
            <text:p>0.8824</text:p>
          </table:table-cell>
          <table:table-cell office:value-type="float" office:value="0.1535" table:style-name="ce1">
            <text:p>0.15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40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429999999999998" table:style-name="ce1">
            <text:p>0.8943</text:p>
          </table:table-cell>
          <table:table-cell office:value-type="float" office:value="0.1537" table:style-name="ce1">
            <text:p>0.1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419999999999999" table:style-name="ce1">
            <text:p>0.8942</text:p>
          </table:table-cell>
          <table:table-cell office:value-type="float" office:value="0.1535" table:style-name="ce1">
            <text:p>0.15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2.2000000000000001E-3" table:style-name="ce1">
            <text:p>0.0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41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8660000000000005" table:style-name="ce1">
            <text:p>0.8866</text:p>
          </table:table-cell>
          <table:table-cell office:value-type="float" office:value="0.15390000000000001" table:style-name="ce1">
            <text:p>0.15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41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11" table:style-name="ce1">
            <text:p>0.8911</text:p>
          </table:table-cell>
          <table:table-cell office:value-type="float" office:value="0.15690000000000001" table:style-name="ce1">
            <text:p>0.15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42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680000000000004" table:style-name="ce1">
            <text:p>0.8968</text:p>
          </table:table-cell>
          <table:table-cell office:value-type="float" office:value="0.1535" table:style-name="ce1">
            <text:p>0.15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42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90920000000000001" table:style-name="ce1">
            <text:p>0.9092</text:p>
          </table:table-cell>
          <table:table-cell office:value-type="float" office:value="0.14860000000000001" table:style-name="ce1">
            <text:p>0.14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43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780000000000004" table:style-name="ce1">
            <text:p>0.8978</text:p>
          </table:table-cell>
          <table:table-cell office:value-type="float" office:value="0.1525" table:style-name="ce1">
            <text:p>0.15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43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8119999999999998" table:style-name="ce1">
            <text:p>0.8812</text:p>
          </table:table-cell>
          <table:table-cell office:value-type="float" office:value="0.1537" table:style-name="ce1">
            <text:p>0.1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44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429999999999998" table:style-name="ce1">
            <text:p>0.8943</text:p>
          </table:table-cell>
          <table:table-cell office:value-type="float" office:value="0.1532" table:style-name="ce1">
            <text:p>0.15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44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280000000000004" table:style-name="ce1">
            <text:p>0.8928</text:p>
          </table:table-cell>
          <table:table-cell office:value-type="float" office:value="0.1527" table:style-name="ce1">
            <text:p>0.15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44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11" table:style-name="ce1">
            <text:p>0.8911</text:p>
          </table:table-cell>
          <table:table-cell office:value-type="float" office:value="0.1522" table:style-name="ce1">
            <text:p>0.15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45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600000000000002" table:style-name="ce1">
            <text:p>0.896</text:p>
          </table:table-cell>
          <table:table-cell office:value-type="float" office:value="0.152" table:style-name="ce1">
            <text:p>0.1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45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180000000000004" table:style-name="ce1">
            <text:p>0.8918</text:p>
          </table:table-cell>
          <table:table-cell office:value-type="float" office:value="0.15110000000000001" table:style-name="ce1">
            <text:p>0.15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0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849999999999997" table:style-name="ce1">
            <text:p>0.8985</text:p>
          </table:table-cell>
          <table:table-cell office:value-type="float" office:value="0.14979999999999999" table:style-name="ce1">
            <text:p>0.14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0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90100000000000002" table:style-name="ce1">
            <text:p>0.901</text:p>
          </table:table-cell>
          <table:table-cell office:value-type="float" office:value="0.14990000000000001" table:style-name="ce1">
            <text:p>0.14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1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91579999999999995" table:style-name="ce1">
            <text:p>0.9158</text:p>
          </table:table-cell>
          <table:table-cell office:value-type="float" office:value="0.14910000000000001" table:style-name="ce1">
            <text:p>0.14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1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8790000000000002" table:style-name="ce1">
            <text:p>0.8879</text:p>
          </table:table-cell>
          <table:table-cell office:value-type="float" office:value="0.14990000000000001" table:style-name="ce1">
            <text:p>0.14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19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780000000000004" table:style-name="ce1">
            <text:p>0.8978</text:p>
          </table:table-cell>
          <table:table-cell office:value-type="float" office:value="0.1547" table:style-name="ce1">
            <text:p>0.15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2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91779999999999995" table:style-name="ce1">
            <text:p>0.9178</text:p>
          </table:table-cell>
          <table:table-cell office:value-type="float" office:value="0.14729999999999999" table:style-name="ce1">
            <text:p>0.14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2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90100000000000002" table:style-name="ce1">
            <text:p>0.901</text:p>
          </table:table-cell>
          <table:table-cell office:value-type="float" office:value="0.15359999999999999" table:style-name="ce1">
            <text:p>0.15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3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90500000000000003" table:style-name="ce1">
            <text:p>0.905</text:p>
          </table:table-cell>
          <table:table-cell office:value-type="float" office:value="0.1537" table:style-name="ce1">
            <text:p>0.1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3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329999999999998" table:style-name="ce1">
            <text:p>0.8933</text:p>
          </table:table-cell>
          <table:table-cell office:value-type="float" office:value="0.15379999999999999" table:style-name="ce1">
            <text:p>0.15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4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900000000000002" table:style-name="ce1">
            <text:p>0.899</text:p>
          </table:table-cell>
          <table:table-cell office:value-type="float" office:value="0.155" table:style-name="ce1">
            <text:p>0.1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4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9052" table:style-name="ce1">
            <text:p>0.9052</text:p>
          </table:table-cell>
          <table:table-cell office:value-type="float" office:value="0.15340000000000001" table:style-name="ce1">
            <text:p>0.15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5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91559999999999997" table:style-name="ce1">
            <text:p>0.9156</text:p>
          </table:table-cell>
          <table:table-cell office:value-type="float" office:value="0.15290000000000001" table:style-name="ce1">
            <text:p>0.15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5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649999999999996" table:style-name="ce1">
            <text:p>0.8965</text:p>
          </table:table-cell>
          <table:table-cell office:value-type="float" office:value="0.15409999999999999" table:style-name="ce1">
            <text:p>0.15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559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380000000000004" table:style-name="ce1">
            <text:p>0.8938</text:p>
          </table:table-cell>
          <table:table-cell office:value-type="float" office:value="0.15590000000000001" table:style-name="ce1">
            <text:p>0.15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0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01" table:style-name="ce1">
            <text:p>0.8901</text:p>
          </table:table-cell>
          <table:table-cell office:value-type="float" office:value="0.15359999999999999" table:style-name="ce1">
            <text:p>0.15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0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880000000000004" table:style-name="ce1">
            <text:p>0.8988</text:p>
          </table:table-cell>
          <table:table-cell office:value-type="float" office:value="0.151" table:style-name="ce1">
            <text:p>0.1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1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90839999999999999" table:style-name="ce1">
            <text:p>0.9084</text:p>
          </table:table-cell>
          <table:table-cell office:value-type="float" office:value="0.151" table:style-name="ce1">
            <text:p>0.1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1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729999999999999" table:style-name="ce1">
            <text:p>0.8973</text:p>
          </table:table-cell>
          <table:table-cell office:value-type="float" office:value="0.1517" table:style-name="ce1">
            <text:p>0.15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2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8839999999999997" table:style-name="ce1">
            <text:p>0.8884</text:p>
          </table:table-cell>
          <table:table-cell office:value-type="float" office:value="0.15459999999999999" table:style-name="ce1">
            <text:p>0.15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800000000000002" table:style-name="ce1">
            <text:p>0.898</text:p>
          </table:table-cell>
          <table:table-cell office:value-type="float" office:value="0.1525" table:style-name="ce1">
            <text:p>0.15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2.2000000000000001E-3" table:style-name="ce1">
            <text:p>0.0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2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.7799999999999998E-2" table:style-name="ce1">
            <text:p>0.0978</text:p>
          </table:table-cell>
          <table:table-cell office:value-type="float" office:value="0.2442" table:style-name="ce1">
            <text:p>0.24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2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106" table:style-name="ce1">
            <text:p>0.1106</text:p>
          </table:table-cell>
          <table:table-cell office:value-type="float" office:value="0.2424" table:style-name="ce1">
            <text:p>0.24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3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149" table:style-name="ce1">
            <text:p>0.1149</text:p>
          </table:table-cell>
          <table:table-cell office:value-type="float" office:value="0.24210000000000001" table:style-name="ce1">
            <text:p>0.24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3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084" table:style-name="ce1">
            <text:p>0.1084</text:p>
          </table:table-cell>
          <table:table-cell office:value-type="float" office:value="0.24410000000000001" table:style-name="ce1">
            <text:p>0.24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3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116" table:style-name="ce1">
            <text:p>0.1116</text:p>
          </table:table-cell>
          <table:table-cell office:value-type="float" office:value="0.24349999999999999" table:style-name="ce1">
            <text:p>0.24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4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.5599999999999996E-2" table:style-name="ce1">
            <text:p>0.0856</text:p>
          </table:table-cell>
          <table:table-cell office:value-type="float" office:value="0.24379999999999999" table:style-name="ce1">
            <text:p>0.24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4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109" table:style-name="ce1">
            <text:p>0.1109</text:p>
          </table:table-cell>
          <table:table-cell office:value-type="float" office:value="0.2402" table:style-name="ce1">
            <text:p>0.24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4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114" table:style-name="ce1">
            <text:p>0.1114</text:p>
          </table:table-cell>
          <table:table-cell office:value-type="float" office:value="0.24310000000000001" table:style-name="ce1">
            <text:p>0.24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4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0.2414" table:style-name="ce1">
            <text:p>0.24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5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129" table:style-name="ce1">
            <text:p>0.1129</text:p>
          </table:table-cell>
          <table:table-cell office:value-type="float" office:value="0.24229999999999999" table:style-name="ce1">
            <text:p>0.24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5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084" table:style-name="ce1">
            <text:p>0.1084</text:p>
          </table:table-cell>
          <table:table-cell office:value-type="float" office:value="0.24399999999999999" table:style-name="ce1">
            <text:p>0.2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65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032" table:style-name="ce1">
            <text:p>0.1032</text:p>
          </table:table-cell>
          <table:table-cell office:value-type="float" office:value="0.24249999999999999" table:style-name="ce1">
            <text:p>0.24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0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082" table:style-name="ce1">
            <text:p>0.1082</text:p>
          </table:table-cell>
          <table:table-cell office:value-type="float" office:value="0.2409" table:style-name="ce1">
            <text:p>0.24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0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037" table:style-name="ce1">
            <text:p>0.1037</text:p>
          </table:table-cell>
          <table:table-cell office:value-type="float" office:value="0.24279999999999999" table:style-name="ce1">
            <text:p>0.24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0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2" table:style-name="ce1">
            <text:p>0.0995</text:p>
          </table:table-cell>
          <table:table-cell office:value-type="float" office:value="0.24399999999999999" table:style-name="ce1">
            <text:p>0.2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0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0050000000000001" table:style-name="ce1">
            <text:p>0.1005</text:p>
          </table:table-cell>
          <table:table-cell office:value-type="float" office:value="0.24279999999999999" table:style-name="ce1">
            <text:p>0.24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0.24349999999999999" table:style-name="ce1">
            <text:p>0.24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1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106" table:style-name="ce1">
            <text:p>0.1106</text:p>
          </table:table-cell>
          <table:table-cell office:value-type="float" office:value="0.24299999999999999" table:style-name="ce1">
            <text:p>0.2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1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037" table:style-name="ce1">
            <text:p>0.1037</text:p>
          </table:table-cell>
          <table:table-cell office:value-type="float" office:value="0.24199999999999999" table:style-name="ce1">
            <text:p>0.2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2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float" office:value="0.24229999999999999" table:style-name="ce1">
            <text:p>0.24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2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.5299999999999996E-2" table:style-name="ce1">
            <text:p>0.0953</text:p>
          </table:table-cell>
          <table:table-cell office:value-type="float" office:value="0.24460000000000001" table:style-name="ce1">
            <text:p>0.24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2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099" table:style-name="ce1">
            <text:p>0.1099</text:p>
          </table:table-cell>
          <table:table-cell office:value-type="float" office:value="0.24299999999999999" table:style-name="ce1">
            <text:p>0.2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2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104" table:style-name="ce1">
            <text:p>0.1104</text:p>
          </table:table-cell>
          <table:table-cell office:value-type="float" office:value="0.24540000000000001" table:style-name="ce1">
            <text:p>0.24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2620000000000001" table:style-name="ce1">
            <text:p>0.1262</text:p>
          </table:table-cell>
          <table:table-cell office:value-type="float" office:value="0.24160000000000001" table:style-name="ce1">
            <text:p>0.24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3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027" table:style-name="ce1">
            <text:p>0.1027</text:p>
          </table:table-cell>
          <table:table-cell office:value-type="float" office:value="0.2427" table:style-name="ce1">
            <text:p>0.24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3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4399999999999999" table:style-name="ce1">
            <text:p>0.2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4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114" table:style-name="ce1">
            <text:p>0.1114</text:p>
          </table:table-cell>
          <table:table-cell office:value-type="float" office:value="0.24199999999999999" table:style-name="ce1">
            <text:p>0.2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4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.2299999999999993E-2" table:style-name="ce1">
            <text:p>0.0923</text:p>
          </table:table-cell>
          <table:table-cell office:value-type="float" office:value="0.24460000000000001" table:style-name="ce1">
            <text:p>0.24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4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4390000000000001" table:style-name="ce1">
            <text:p>0.24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4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2230000000000001" table:style-name="ce1">
            <text:p>0.1223</text:p>
          </table:table-cell>
          <table:table-cell office:value-type="float" office:value="0.24199999999999999" table:style-name="ce1">
            <text:p>0.2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066" table:style-name="ce1">
            <text:p>0.1066</text:p>
          </table:table-cell>
          <table:table-cell office:value-type="float" office:value="0.2429" table:style-name="ce1">
            <text:p>0.24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1.1999999999999999E-3" table:style-name="ce1">
            <text:p>0.00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2" table:style-name="ce1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5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7249999999999999" table:style-name="ce1">
            <text:p>0.1725</text:p>
          </table:table-cell>
          <table:table-cell office:value-type="float" office:value="0.2346" table:style-name="ce1">
            <text:p>0.23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5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0.23" table:style-name="ce1">
            <text:p>0.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758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9550000000000001" table:style-name="ce1">
            <text:p>0.1955</text:p>
          </table:table-cell>
          <table:table-cell office:value-type="float" office:value="0.23039999999999999" table:style-name="ce1">
            <text:p>0.23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0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646" table:style-name="ce1">
            <text:p>0.1646</text:p>
          </table:table-cell>
          <table:table-cell office:value-type="float" office:value="0.2331" table:style-name="ce1">
            <text:p>0.23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0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822" table:style-name="ce1">
            <text:p>0.1822</text:p>
          </table:table-cell>
          <table:table-cell office:value-type="float" office:value="0.23380000000000001" table:style-name="ce1">
            <text:p>0.23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0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837" table:style-name="ce1">
            <text:p>0.1837</text:p>
          </table:table-cell>
          <table:table-cell office:value-type="float" office:value="0.23669999999999999" table:style-name="ce1">
            <text:p>0.23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1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847" table:style-name="ce1">
            <text:p>0.1847</text:p>
          </table:table-cell>
          <table:table-cell office:value-type="float" office:value="0.2334" table:style-name="ce1">
            <text:p>0.23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1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8190000000000001" table:style-name="ce1">
            <text:p>0.1819</text:p>
          </table:table-cell>
          <table:table-cell office:value-type="float" office:value="0.23350000000000001" table:style-name="ce1">
            <text:p>0.23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1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545" table:style-name="ce1">
            <text:p>0.1545</text:p>
          </table:table-cell>
          <table:table-cell office:value-type="float" office:value="0.23419999999999999" table:style-name="ce1">
            <text:p>0.23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19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7280000000000001" table:style-name="ce1">
            <text:p>0.1728</text:p>
          </table:table-cell>
          <table:table-cell office:value-type="float" office:value="0.23230000000000001" table:style-name="ce1">
            <text:p>0.23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2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9750000000000001" table:style-name="ce1">
            <text:p>0.1975</text:p>
          </table:table-cell>
          <table:table-cell office:value-type="float" office:value="0.22919999999999999" table:style-name="ce1">
            <text:p>0.22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2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8940000000000001" table:style-name="ce1">
            <text:p>0.1894</text:p>
          </table:table-cell>
          <table:table-cell office:value-type="float" office:value="0.22969999999999999" table:style-name="ce1">
            <text:p>0.22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2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20519999999999999" table:style-name="ce1">
            <text:p>0.2052</text:p>
          </table:table-cell>
          <table:table-cell office:value-type="float" office:value="0.22989999999999999" table:style-name="ce1">
            <text:p>0.22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3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9850000000000001" table:style-name="ce1">
            <text:p>0.1985</text:p>
          </table:table-cell>
          <table:table-cell office:value-type="float" office:value="0.23180000000000001" table:style-name="ce1">
            <text:p>0.23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3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9059999999999999" table:style-name="ce1">
            <text:p>0.1906</text:p>
          </table:table-cell>
          <table:table-cell office:value-type="float" office:value="0.2298" table:style-name="ce1">
            <text:p>0.22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3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913" table:style-name="ce1">
            <text:p>0.1913</text:p>
          </table:table-cell>
          <table:table-cell office:value-type="float" office:value="0.23139999999999999" table:style-name="ce1">
            <text:p>0.23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39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8590000000000001" table:style-name="ce1">
            <text:p>0.1859</text:p>
          </table:table-cell>
          <table:table-cell office:value-type="float" office:value="0.23069999999999999" table:style-name="ce1">
            <text:p>0.23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4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8440000000000001" table:style-name="ce1">
            <text:p>0.1844</text:p>
          </table:table-cell>
          <table:table-cell office:value-type="float" office:value="0.2319" table:style-name="ce1">
            <text:p>0.23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4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671" table:style-name="ce1">
            <text:p>0.1671</text:p>
          </table:table-cell>
          <table:table-cell office:value-type="float" office:value="0.23400000000000001" table:style-name="ce1">
            <text:p>0.2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48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2233" table:style-name="ce1">
            <text:p>0.2233</text:p>
          </table:table-cell>
          <table:table-cell office:value-type="float" office:value="0.22750000000000001" table:style-name="ce1">
            <text:p>0.22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5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678" table:style-name="ce1">
            <text:p>0.1678</text:p>
          </table:table-cell>
          <table:table-cell office:value-type="float" office:value="0.23530000000000001" table:style-name="ce1">
            <text:p>0.23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5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7050000000000001" table:style-name="ce1">
            <text:p>0.1705</text:p>
          </table:table-cell>
          <table:table-cell office:value-type="float" office:value="0.23380000000000001" table:style-name="ce1">
            <text:p>0.23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5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9159999999999999" table:style-name="ce1">
            <text:p>0.1916</text:p>
          </table:table-cell>
          <table:table-cell office:value-type="float" office:value="0.23269999999999999" table:style-name="ce1">
            <text:p>0.23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859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7949999999999999" table:style-name="ce1">
            <text:p>0.1795</text:p>
          </table:table-cell>
          <table:table-cell office:value-type="float" office:value="0.23300000000000001" table:style-name="ce1">
            <text:p>0.2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0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8390000000000001" table:style-name="ce1">
            <text:p>0.1839</text:p>
          </table:table-cell>
          <table:table-cell office:value-type="float" office:value="0.2301" table:style-name="ce1">
            <text:p>0.23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0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696" table:style-name="ce1">
            <text:p>0.1696</text:p>
          </table:table-cell>
          <table:table-cell office:value-type="float" office:value="0.2334" table:style-name="ce1">
            <text:p>0.23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08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8709999999999999" table:style-name="ce1">
            <text:p>0.1871</text:p>
          </table:table-cell>
          <table:table-cell office:value-type="float" office:value="0.23139999999999999" table:style-name="ce1">
            <text:p>0.23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1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7050000000000001" table:style-name="ce1">
            <text:p>0.1705</text:p>
          </table:table-cell>
          <table:table-cell office:value-type="float" office:value="0.2351" table:style-name="ce1">
            <text:p>0.23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1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792" table:style-name="ce1">
            <text:p>0.1792</text:p>
          </table:table-cell>
          <table:table-cell office:value-type="float" office:value="0.23400000000000001" table:style-name="ce1">
            <text:p>0.2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1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792" table:style-name="ce1">
            <text:p>0.1792</text:p>
          </table:table-cell>
          <table:table-cell office:value-type="float" office:value="0.23130000000000001" table:style-name="ce1">
            <text:p>0.23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835" table:style-name="ce1">
            <text:p>0.1835</text:p>
          </table:table-cell>
          <table:table-cell office:value-type="float" office:value="0.23230000000000001" table:style-name="ce1">
            <text:p>0.23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.38E-2" table:style-name="ce1">
            <text:p>0.0138</text:p>
          </table:table-cell>
          <table:table-cell office:value-type="float" office:value="2.0999999999999999E-3" table:style-name="ce1">
            <text:p>0.0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4" table:style-name="ce1">
            <text:p>0.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2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8789999999999999" table:style-name="ce1">
            <text:p>0.2879</text:p>
          </table:table-cell>
          <table:table-cell office:value-type="float" office:value="0.21729999999999999" table:style-name="ce1">
            <text:p>0.21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2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8320000000000001" table:style-name="ce1">
            <text:p>0.2832</text:p>
          </table:table-cell>
          <table:table-cell office:value-type="float" office:value="0.21679999999999999" table:style-name="ce1">
            <text:p>0.21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2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8910000000000002" table:style-name="ce1">
            <text:p>0.2891</text:p>
          </table:table-cell>
          <table:table-cell office:value-type="float" office:value="0.21410000000000001" table:style-name="ce1">
            <text:p>0.21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29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1040000000000001" table:style-name="ce1">
            <text:p>0.3104</text:p>
          </table:table-cell>
          <table:table-cell office:value-type="float" office:value="0.2142" table:style-name="ce1">
            <text:p>0.21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3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1459999999999999" table:style-name="ce1">
            <text:p>0.3146</text:p>
          </table:table-cell>
          <table:table-cell office:value-type="float" office:value="0.21479999999999999" table:style-name="ce1">
            <text:p>0.21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3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21460000000000001" table:style-name="ce1">
            <text:p>0.21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38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9880000000000001" table:style-name="ce1">
            <text:p>0.2988</text:p>
          </table:table-cell>
          <table:table-cell office:value-type="float" office:value="0.21560000000000001" table:style-name="ce1">
            <text:p>0.21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4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7750000000000002" table:style-name="ce1">
            <text:p>0.2775</text:p>
          </table:table-cell>
          <table:table-cell office:value-type="float" office:value="0.21579999999999999" table:style-name="ce1">
            <text:p>0.21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4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8589999999999999" table:style-name="ce1">
            <text:p>0.2859</text:p>
          </table:table-cell>
          <table:table-cell office:value-type="float" office:value="0.21790000000000001" table:style-name="ce1">
            <text:p>0.21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4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0969999999999998" table:style-name="ce1">
            <text:p>0.3097</text:p>
          </table:table-cell>
          <table:table-cell office:value-type="float" office:value="0.2177" table:style-name="ce1">
            <text:p>0.21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49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0520000000000003" table:style-name="ce1">
            <text:p>0.3052</text:p>
          </table:table-cell>
          <table:table-cell office:value-type="float" office:value="0.2172" table:style-name="ce1">
            <text:p>0.21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5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8170000000000001" table:style-name="ce1">
            <text:p>0.2817</text:p>
          </table:table-cell>
          <table:table-cell office:value-type="float" office:value="0.21659999999999999" table:style-name="ce1">
            <text:p>0.21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5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9680000000000001" table:style-name="ce1">
            <text:p>0.2968</text:p>
          </table:table-cell>
          <table:table-cell office:value-type="float" office:value="0.21560000000000001" table:style-name="ce1">
            <text:p>0.21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4958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1309999999999999" table:style-name="ce1">
            <text:p>0.3131</text:p>
          </table:table-cell>
          <table:table-cell office:value-type="float" office:value="0.21479999999999999" table:style-name="ce1">
            <text:p>0.21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0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3839999999999998" table:style-name="ce1">
            <text:p>0.3384</text:p>
          </table:table-cell>
          <table:table-cell office:value-type="float" office:value="0.21199999999999999" table:style-name="ce1">
            <text:p>0.2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0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0520000000000003" table:style-name="ce1">
            <text:p>0.3052</text:p>
          </table:table-cell>
          <table:table-cell office:value-type="float" office:value="0.2165" table:style-name="ce1">
            <text:p>0.21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0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1859999999999999" table:style-name="ce1">
            <text:p>0.21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1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913" table:style-name="ce1">
            <text:p>0.2913</text:p>
          </table:table-cell>
          <table:table-cell office:value-type="float" office:value="0.2162" table:style-name="ce1">
            <text:p>0.21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1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1040000000000001" table:style-name="ce1">
            <text:p>0.3104</text:p>
          </table:table-cell>
          <table:table-cell office:value-type="float" office:value="0.21629999999999999" table:style-name="ce1">
            <text:p>0.21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1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0969999999999998" table:style-name="ce1">
            <text:p>0.3097</text:p>
          </table:table-cell>
          <table:table-cell office:value-type="float" office:value="0.21360000000000001" table:style-name="ce1">
            <text:p>0.21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19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1609999999999999" table:style-name="ce1">
            <text:p>0.3161</text:p>
          </table:table-cell>
          <table:table-cell office:value-type="float" office:value="0.2135" table:style-name="ce1">
            <text:p>0.21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2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1009999999999999" table:style-name="ce1">
            <text:p>0.3101</text:p>
          </table:table-cell>
          <table:table-cell office:value-type="float" office:value="0.21279999999999999" table:style-name="ce1">
            <text:p>0.21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2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5170000000000001" table:style-name="ce1">
            <text:p>0.3517</text:p>
          </table:table-cell>
          <table:table-cell office:value-type="float" office:value="0.2142" table:style-name="ce1">
            <text:p>0.21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2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196" table:style-name="ce1">
            <text:p>0.3196</text:p>
          </table:table-cell>
          <table:table-cell office:value-type="float" office:value="0.20979999999999999" table:style-name="ce1">
            <text:p>0.20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3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0020000000000002" table:style-name="ce1">
            <text:p>0.3002</text:p>
          </table:table-cell>
          <table:table-cell office:value-type="float" office:value="0.21440000000000001" table:style-name="ce1">
            <text:p>0.21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3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0070000000000002" table:style-name="ce1">
            <text:p>0.3007</text:p>
          </table:table-cell>
          <table:table-cell office:value-type="float" office:value="0.2152" table:style-name="ce1">
            <text:p>0.21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3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8439999999999999" table:style-name="ce1">
            <text:p>0.2844</text:p>
          </table:table-cell>
          <table:table-cell office:value-type="float" office:value="0.2167" table:style-name="ce1">
            <text:p>0.21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39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913" table:style-name="ce1">
            <text:p>0.2913</text:p>
          </table:table-cell>
          <table:table-cell office:value-type="float" office:value="0.2145" table:style-name="ce1">
            <text:p>0.21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4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8439999999999999" table:style-name="ce1">
            <text:p>0.2844</text:p>
          </table:table-cell>
          <table:table-cell office:value-type="float" office:value="0.21729999999999999" table:style-name="ce1">
            <text:p>0.21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4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8889999999999999" table:style-name="ce1">
            <text:p>0.2889</text:p>
          </table:table-cell>
          <table:table-cell office:value-type="float" office:value="0.21529999999999999" table:style-name="ce1">
            <text:p>0.21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0130000000000001" table:style-name="ce1">
            <text:p>0.3013</text:p>
          </table:table-cell>
          <table:table-cell office:value-type="float" office:value="0.21529999999999999" table:style-name="ce1">
            <text:p>0.21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.6799999999999999E-2" table:style-name="ce1">
            <text:p>0.0168</text:p>
          </table:table-cell>
          <table:table-cell office:value-type="float" office:value="1.9E-3" table:style-name="ce1">
            <text:p>0.00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6" table:style-name="ce1">
            <text:p>0.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4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3390000000000001" table:style-name="ce1">
            <text:p>0.4339</text:p>
          </table:table-cell>
          <table:table-cell office:value-type="float" office:value="0.20019999999999999" table:style-name="ce1">
            <text:p>0.20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5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3540000000000001" table:style-name="ce1">
            <text:p>0.4354</text:p>
          </table:table-cell>
          <table:table-cell office:value-type="float" office:value="0.2011" table:style-name="ce1">
            <text:p>0.20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54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4779999999999998" table:style-name="ce1">
            <text:p>0.4478</text:p>
          </table:table-cell>
          <table:table-cell office:value-type="float" office:value="0.19750000000000001" table:style-name="ce1">
            <text:p>0.19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05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1439999999999999" table:style-name="ce1">
            <text:p>0.4144</text:p>
          </table:table-cell>
          <table:table-cell office:value-type="float" office:value="0.20119999999999999" table:style-name="ce1">
            <text:p>0.20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0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38340000000000002" table:style-name="ce1">
            <text:p>0.3834</text:p>
          </table:table-cell>
          <table:table-cell office:value-type="float" office:value="0.20419999999999999" table:style-name="ce1">
            <text:p>0.20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0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2699999999999999" table:style-name="ce1">
            <text:p>0.427</text:p>
          </table:table-cell>
          <table:table-cell office:value-type="float" office:value="0.19889999999999999" table:style-name="ce1">
            <text:p>0.19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0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2849999999999999" table:style-name="ce1">
            <text:p>0.4285</text:p>
          </table:table-cell>
          <table:table-cell office:value-type="float" office:value="0.1976" table:style-name="ce1">
            <text:p>0.19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0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1439999999999999" table:style-name="ce1">
            <text:p>0.4144</text:p>
          </table:table-cell>
          <table:table-cell office:value-type="float" office:value="0.20030000000000001" table:style-name="ce1">
            <text:p>0.20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1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158" table:style-name="ce1">
            <text:p>0.4158</text:p>
          </table:table-cell>
          <table:table-cell office:value-type="float" office:value="0.2011" table:style-name="ce1">
            <text:p>0.20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14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1930000000000001" table:style-name="ce1">
            <text:p>0.4193</text:p>
          </table:table-cell>
          <table:table-cell office:value-type="float" office:value="0.2009" table:style-name="ce1">
            <text:p>0.20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1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017" table:style-name="ce1">
            <text:p>0.4017</text:p>
          </table:table-cell>
          <table:table-cell office:value-type="float" office:value="0.2031" table:style-name="ce1">
            <text:p>0.20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2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8" table:style-name="ce1">
            <text:p>0.48</text:p>
          </table:table-cell>
          <table:table-cell office:value-type="float" office:value="0.1988" table:style-name="ce1">
            <text:p>0.19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2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3540000000000001" table:style-name="ce1">
            <text:p>0.4354</text:p>
          </table:table-cell>
          <table:table-cell office:value-type="float" office:value="0.19789999999999999" table:style-name="ce1">
            <text:p>0.19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2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1110000000000002" table:style-name="ce1">
            <text:p>0.4111</text:p>
          </table:table-cell>
          <table:table-cell office:value-type="float" office:value="0.20080000000000001" table:style-name="ce1">
            <text:p>0.20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29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4059999999999999" table:style-name="ce1">
            <text:p>0.4406</text:p>
          </table:table-cell>
          <table:table-cell office:value-type="float" office:value="0.20039999999999999" table:style-name="ce1">
            <text:p>0.20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3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3469999999999998" table:style-name="ce1">
            <text:p>0.4347</text:p>
          </table:table-cell>
          <table:table-cell office:value-type="float" office:value="0.19950000000000001" table:style-name="ce1">
            <text:p>0.19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34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2970000000000003" table:style-name="ce1">
            <text:p>0.4297</text:p>
          </table:table-cell>
          <table:table-cell office:value-type="float" office:value="0.20119999999999999" table:style-name="ce1">
            <text:p>0.20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3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0539999999999998" table:style-name="ce1">
            <text:p>0.4054</text:p>
          </table:table-cell>
          <table:table-cell office:value-type="float" office:value="0.19989999999999999" table:style-name="ce1">
            <text:p>0.19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4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2899999999999999" table:style-name="ce1">
            <text:p>0.429</text:p>
          </table:table-cell>
          <table:table-cell office:value-type="float" office:value="0.19989999999999999" table:style-name="ce1">
            <text:p>0.19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4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5669999999999999" table:style-name="ce1">
            <text:p>0.4567</text:p>
          </table:table-cell>
          <table:table-cell office:value-type="float" office:value="0.19819999999999999" table:style-name="ce1">
            <text:p>0.19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4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1760000000000003" table:style-name="ce1">
            <text:p>0.4176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49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1909999999999997" table:style-name="ce1">
            <text:p>0.4191</text:p>
          </table:table-cell>
          <table:table-cell office:value-type="float" office:value="0.19800000000000001" table:style-name="ce1">
            <text:p>0.1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5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7670000000000001" table:style-name="ce1">
            <text:p>0.4767</text:p>
          </table:table-cell>
          <table:table-cell office:value-type="float" office:value="0.19789999999999999" table:style-name="ce1">
            <text:p>0.19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5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007" table:style-name="ce1">
            <text:p>0.4007</text:p>
          </table:table-cell>
          <table:table-cell office:value-type="float" office:value="0.20300000000000001" table:style-name="ce1">
            <text:p>0.2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15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1060000000000002" table:style-name="ce1">
            <text:p>0.4106</text:p>
          </table:table-cell>
          <table:table-cell office:value-type="float" office:value="0.20069999999999999" table:style-name="ce1">
            <text:p>0.20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0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0939999999999999" table:style-name="ce1">
            <text:p>0.4094</text:p>
          </table:table-cell>
          <table:table-cell office:value-type="float" office:value="0.20069999999999999" table:style-name="ce1">
            <text:p>0.20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0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1010000000000002" table:style-name="ce1">
            <text:p>0.4101</text:p>
          </table:table-cell>
          <table:table-cell office:value-type="float" office:value="0.1986" table:style-name="ce1">
            <text:p>0.19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0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3419999999999997" table:style-name="ce1">
            <text:p>0.4342</text:p>
          </table:table-cell>
          <table:table-cell office:value-type="float" office:value="0.19800000000000001" table:style-name="ce1">
            <text:p>0.1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09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3269999999999997" table:style-name="ce1">
            <text:p>0.4327</text:p>
          </table:table-cell>
          <table:table-cell office:value-type="float" office:value="0.1973" table:style-name="ce1">
            <text:p>0.19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1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2670000000000002" table:style-name="ce1">
            <text:p>0.4267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2609999999999998" table:style-name="ce1">
            <text:p>0.4261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2.0500000000000001E-2" table:style-name="ce1">
            <text:p>0.0205</text:p>
          </table:table-cell>
          <table:table-cell office:value-type="float" office:value="1.8E-3" table:style-name="ce1">
            <text:p>0.00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8" table:style-name="ce1">
            <text:p>0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1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4059999999999997" table:style-name="ce1">
            <text:p>0.5406</text:p>
          </table:table-cell>
          <table:table-cell office:value-type="float" office:value="0.18759999999999999" table:style-name="ce1">
            <text:p>0.18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18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0619999999999998" table:style-name="ce1">
            <text:p>0.5062</text:p>
          </table:table-cell>
          <table:table-cell office:value-type="float" office:value="0.19189999999999999" table:style-name="ce1">
            <text:p>0.19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2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3690000000000004" table:style-name="ce1">
            <text:p>0.5369</text:p>
          </table:table-cell>
          <table:table-cell office:value-type="float" office:value="0.18729999999999999" table:style-name="ce1">
            <text:p>0.18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2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5049999999999999" table:style-name="ce1">
            <text:p>0.5505</text:p>
          </table:table-cell>
          <table:table-cell office:value-type="float" office:value="0.18410000000000001" table:style-name="ce1">
            <text:p>0.18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2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1559999999999995" table:style-name="ce1">
            <text:p>0.5156</text:p>
          </table:table-cell>
          <table:table-cell office:value-type="float" office:value="0.19409999999999999" table:style-name="ce1">
            <text:p>0.19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29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0519999999999998" table:style-name="ce1">
            <text:p>0.5052</text:p>
          </table:table-cell>
          <table:table-cell office:value-type="float" office:value="0.192" table:style-name="ce1">
            <text:p>0.1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3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5740000000000001" table:style-name="ce1">
            <text:p>0.5574</text:p>
          </table:table-cell>
          <table:table-cell office:value-type="float" office:value="0.188" table:style-name="ce1">
            <text:p>0.1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3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2569999999999995" table:style-name="ce1">
            <text:p>0.5257</text:p>
          </table:table-cell>
          <table:table-cell office:value-type="float" office:value="0.18909999999999999" table:style-name="ce1">
            <text:p>0.18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38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1039999999999996" table:style-name="ce1">
            <text:p>0.5104</text:p>
          </table:table-cell>
          <table:table-cell office:value-type="float" office:value="0.186" table:style-name="ce1">
            <text:p>0.1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4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3539999999999999" table:style-name="ce1">
            <text:p>0.5354</text:p>
          </table:table-cell>
          <table:table-cell office:value-type="float" office:value="0.18629999999999999" table:style-name="ce1">
            <text:p>0.18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43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7050000000000001" table:style-name="ce1">
            <text:p>0.5705</text:p>
          </table:table-cell>
          <table:table-cell office:value-type="float" office:value="0.1822" table:style-name="ce1">
            <text:p>0.18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4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3290000000000004" table:style-name="ce1">
            <text:p>0.5329</text:p>
          </table:table-cell>
          <table:table-cell office:value-type="float" office:value="0.18790000000000001" table:style-name="ce1">
            <text:p>0.18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49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302" table:style-name="ce1">
            <text:p>0.5302</text:p>
          </table:table-cell>
          <table:table-cell office:value-type="float" office:value="0.192" table:style-name="ce1">
            <text:p>0.1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5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3659999999999997" table:style-name="ce1">
            <text:p>0.5366</text:p>
          </table:table-cell>
          <table:table-cell office:value-type="float" office:value="0.18940000000000001" table:style-name="ce1">
            <text:p>0.18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5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7569999999999999" table:style-name="ce1">
            <text:p>0.5757</text:p>
          </table:table-cell>
          <table:table-cell office:value-type="float" office:value="0.1825" table:style-name="ce1">
            <text:p>0.18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258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5420000000000003" table:style-name="ce1">
            <text:p>0.5542</text:p>
          </table:table-cell>
          <table:table-cell office:value-type="float" office:value="0.18290000000000001" table:style-name="ce1">
            <text:p>0.18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0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7079999999999997" table:style-name="ce1">
            <text:p>0.5708</text:p>
          </table:table-cell>
          <table:table-cell office:value-type="float" office:value="0.18690000000000001" table:style-name="ce1">
            <text:p>0.18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03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18740000000000001" table:style-name="ce1">
            <text:p>0.18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0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5769999999999997" table:style-name="ce1">
            <text:p>0.5577</text:p>
          </table:table-cell>
          <table:table-cell office:value-type="float" office:value="0.18709999999999999" table:style-name="ce1">
            <text:p>0.18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09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3739999999999999" table:style-name="ce1">
            <text:p>0.5374</text:p>
          </table:table-cell>
          <table:table-cell office:value-type="float" office:value="0.18640000000000001" table:style-name="ce1">
            <text:p>0.18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1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6359999999999999" table:style-name="ce1">
            <text:p>0.5636</text:p>
          </table:table-cell>
          <table:table-cell office:value-type="float" office:value="0.18340000000000001" table:style-name="ce1">
            <text:p>0.18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1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0.182" table:style-name="ce1">
            <text:p>0.1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18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3169999999999995" table:style-name="ce1">
            <text:p>0.5317</text:p>
          </table:table-cell>
          <table:table-cell office:value-type="float" office:value="0.18690000000000001" table:style-name="ce1">
            <text:p>0.18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2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3839999999999999" table:style-name="ce1">
            <text:p>0.5384</text:p>
          </table:table-cell>
          <table:table-cell office:value-type="float" office:value="0.1857" table:style-name="ce1">
            <text:p>0.18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23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8760000000000001" table:style-name="ce1">
            <text:p>0.5876</text:p>
          </table:table-cell>
          <table:table-cell office:value-type="float" office:value="0.1807" table:style-name="ce1">
            <text:p>0.18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2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413" table:style-name="ce1">
            <text:p>0.5413</text:p>
          </table:table-cell>
          <table:table-cell office:value-type="float" office:value="0.18579999999999999" table:style-name="ce1">
            <text:p>0.18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29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5720000000000003" table:style-name="ce1">
            <text:p>0.5572</text:p>
          </table:table-cell>
          <table:table-cell office:value-type="float" office:value="0.18329999999999999" table:style-name="ce1">
            <text:p>0.18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3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0890000000000002" table:style-name="ce1">
            <text:p>0.5089</text:p>
          </table:table-cell>
          <table:table-cell office:value-type="float" office:value="0.19109999999999999" table:style-name="ce1">
            <text:p>0.19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3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6910000000000005" table:style-name="ce1">
            <text:p>0.5691</text:p>
          </table:table-cell>
          <table:table-cell office:value-type="float" office:value="0.18440000000000001" table:style-name="ce1">
            <text:p>0.18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38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497" table:style-name="ce1">
            <text:p>0.497</text:p>
          </table:table-cell>
          <table:table-cell office:value-type="float" office:value="0.19120000000000001" table:style-name="ce1">
            <text:p>0.19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4179999999999995" table:style-name="ce1">
            <text:p>0.5418</text:p>
          </table:table-cell>
          <table:table-cell office:value-type="float" office:value="0.18690000000000001" table:style-name="ce1">
            <text:p>0.18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2.3E-2" table:style-name="ce1">
            <text:p>0.023</text:p>
          </table:table-cell>
          <table:table-cell office:value-type="float" office:value="3.3999999999999998E-3" table:style-name="ce1">
            <text:p>0.00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4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119999999999998" table:style-name="ce1">
            <text:p>0.6312</text:p>
          </table:table-cell>
          <table:table-cell office:value-type="float" office:value="0.1739" table:style-name="ce1">
            <text:p>0.17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43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7030000000000001" table:style-name="ce1">
            <text:p>0.6703</text:p>
          </table:table-cell>
          <table:table-cell office:value-type="float" office:value="0.17549999999999999" table:style-name="ce1">
            <text:p>0.17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4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149" table:style-name="ce1">
            <text:p>0.6149</text:p>
          </table:table-cell>
          <table:table-cell office:value-type="float" office:value="0.17829999999999999" table:style-name="ce1">
            <text:p>0.17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49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2519999999999998" table:style-name="ce1">
            <text:p>0.6252</text:p>
          </table:table-cell>
          <table:table-cell office:value-type="float" office:value="0.1799" table:style-name="ce1">
            <text:p>0.17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5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5269999999999995" table:style-name="ce1">
            <text:p>0.6527</text:p>
          </table:table-cell>
          <table:table-cell office:value-type="float" office:value="0.17799999999999999" table:style-name="ce1">
            <text:p>0.1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5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6659999999999997" table:style-name="ce1">
            <text:p>0.6666</text:p>
          </table:table-cell>
          <table:table-cell office:value-type="float" office:value="0.1729" table:style-name="ce1">
            <text:p>0.17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35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0319999999999996" table:style-name="ce1">
            <text:p>0.6032</text:p>
          </table:table-cell>
          <table:table-cell office:value-type="float" office:value="0.18" table:style-name="ce1">
            <text:p>0.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0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0970000000000002" table:style-name="ce1">
            <text:p>0.6097</text:p>
          </table:table-cell>
          <table:table-cell office:value-type="float" office:value="0.17760000000000001" table:style-name="ce1">
            <text:p>0.17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03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2329999999999997" table:style-name="ce1">
            <text:p>0.6233</text:p>
          </table:table-cell>
          <table:table-cell office:value-type="float" office:value="0.1764" table:style-name="ce1">
            <text:p>0.17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0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129" table:style-name="ce1">
            <text:p>0.6129</text:p>
          </table:table-cell>
          <table:table-cell office:value-type="float" office:value="0.18240000000000001" table:style-name="ce1">
            <text:p>0.18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09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170000000000004" table:style-name="ce1">
            <text:p>0.6317</text:p>
          </table:table-cell>
          <table:table-cell office:value-type="float" office:value="0.17929999999999999" table:style-name="ce1">
            <text:p>0.17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1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22" table:style-name="ce1">
            <text:p>0.622</text:p>
          </table:table-cell>
          <table:table-cell office:value-type="float" office:value="0.17899999999999999" table:style-name="ce1">
            <text:p>0.1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1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0199999999999998" table:style-name="ce1">
            <text:p>0.602</text:p>
          </table:table-cell>
          <table:table-cell office:value-type="float" office:value="0.17860000000000001" table:style-name="ce1">
            <text:p>0.17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1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61" table:style-name="ce1">
            <text:p>0.6361</text:p>
          </table:table-cell>
          <table:table-cell office:value-type="float" office:value="0.1799" table:style-name="ce1">
            <text:p>0.17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2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4880000000000004" table:style-name="ce1">
            <text:p>0.6488</text:p>
          </table:table-cell>
          <table:table-cell office:value-type="float" office:value="0.17649999999999999" table:style-name="ce1">
            <text:p>0.17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24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2480000000000002" table:style-name="ce1">
            <text:p>0.6248</text:p>
          </table:table-cell>
          <table:table-cell office:value-type="float" office:value="0.1774" table:style-name="ce1">
            <text:p>0.17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2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4429999999999998" table:style-name="ce1">
            <text:p>0.6443</text:p>
          </table:table-cell>
          <table:table-cell office:value-type="float" office:value="0.1757" table:style-name="ce1">
            <text:p>0.17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3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5469999999999995" table:style-name="ce1">
            <text:p>0.6547</text:p>
          </table:table-cell>
          <table:table-cell office:value-type="float" office:value="0.17710000000000001" table:style-name="ce1">
            <text:p>0.17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3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170000000000004" table:style-name="ce1">
            <text:p>0.6317</text:p>
          </table:table-cell>
          <table:table-cell office:value-type="float" office:value="0.1777" table:style-name="ce1">
            <text:p>0.17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3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1580000000000001" table:style-name="ce1">
            <text:p>0.6158</text:p>
          </table:table-cell>
          <table:table-cell office:value-type="float" office:value="0.18279999999999999" table:style-name="ce1">
            <text:p>0.18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38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790000000000002" table:style-name="ce1">
            <text:p>0.6379</text:p>
          </table:table-cell>
          <table:table-cell office:value-type="float" office:value="0.17810000000000001" table:style-name="ce1">
            <text:p>0.17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4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4229999999999998" table:style-name="ce1">
            <text:p>0.6423</text:p>
          </table:table-cell>
          <table:table-cell office:value-type="float" office:value="0.17330000000000001" table:style-name="ce1">
            <text:p>0.17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44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1160000000000003" table:style-name="ce1">
            <text:p>0.6116</text:p>
          </table:table-cell>
          <table:table-cell office:value-type="float" office:value="0.17599999999999999" table:style-name="ce1">
            <text:p>0.1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4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490000000000002" table:style-name="ce1">
            <text:p>0.6349</text:p>
          </table:table-cell>
          <table:table-cell office:value-type="float" office:value="0.17910000000000001" table:style-name="ce1">
            <text:p>0.17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49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1109999999999998" table:style-name="ce1">
            <text:p>0.6111</text:p>
          </table:table-cell>
          <table:table-cell office:value-type="float" office:value="0.1822" table:style-name="ce1">
            <text:p>0.18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5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4259999999999995" table:style-name="ce1">
            <text:p>0.6426</text:p>
          </table:table-cell>
          <table:table-cell office:value-type="float" office:value="0.17369999999999999" table:style-name="ce1">
            <text:p>0.17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5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490000000000002" table:style-name="ce1">
            <text:p>0.6349</text:p>
          </table:table-cell>
          <table:table-cell office:value-type="float" office:value="0.17749999999999999" table:style-name="ce1">
            <text:p>0.1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458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2050000000000005" table:style-name="ce1">
            <text:p>0.6205</text:p>
          </table:table-cell>
          <table:table-cell office:value-type="float" office:value="0.18079999999999999" table:style-name="ce1">
            <text:p>0.18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0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0019999999999996" table:style-name="ce1">
            <text:p>0.6002</text:p>
          </table:table-cell>
          <table:table-cell office:value-type="float" office:value="0.1802" table:style-name="ce1">
            <text:p>0.18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04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660000000000005" table:style-name="ce1">
            <text:p>0.6366</text:p>
          </table:table-cell>
          <table:table-cell office:value-type="float" office:value="0.17699999999999999" table:style-name="ce1">
            <text:p>0.1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2980000000000003" table:style-name="ce1">
            <text:p>0.6298</text:p>
          </table:table-cell>
          <table:table-cell office:value-type="float" office:value="0.1779" table:style-name="ce1">
            <text:p>0.17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899999999999999E-2" table:style-name="ce1">
            <text:p>0.0179</text:p>
          </table:table-cell>
          <table:table-cell office:value-type="float" office:value="2.5000000000000001E-3" table:style-name="ce1">
            <text:p>0.00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1.2" table:style-name="ce1">
            <text:p>1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0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6946" table:style-name="ce1">
            <text:p>0.6946</text:p>
          </table:table-cell>
          <table:table-cell office:value-type="float" office:value="0.1716" table:style-name="ce1">
            <text:p>0.17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0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0220000000000005" table:style-name="ce1">
            <text:p>0.7022</text:p>
          </table:table-cell>
          <table:table-cell office:value-type="float" office:value="0.1719" table:style-name="ce1">
            <text:p>0.17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13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69899999999999995" table:style-name="ce1">
            <text:p>0.699</text:p>
          </table:table-cell>
          <table:table-cell office:value-type="float" office:value="0.1699" table:style-name="ce1">
            <text:p>0.16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16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0520000000000005" table:style-name="ce1">
            <text:p>0.7052</text:p>
          </table:table-cell>
          <table:table-cell office:value-type="float" office:value="0.17180000000000001" table:style-name="ce1">
            <text:p>0.17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3019999999999996" table:style-name="ce1">
            <text:p>0.7302</text:p>
          </table:table-cell>
          <table:table-cell office:value-type="float" office:value="0.16719999999999999" table:style-name="ce1">
            <text:p>0.16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2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0150000000000001" table:style-name="ce1">
            <text:p>0.7015</text:p>
          </table:table-cell>
          <table:table-cell office:value-type="float" office:value="0.17180000000000001" table:style-name="ce1">
            <text:p>0.17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2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1709999999999996" table:style-name="ce1">
            <text:p>0.7171</text:p>
          </table:table-cell>
          <table:table-cell office:value-type="float" office:value="0.1696" table:style-name="ce1">
            <text:p>0.16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2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45" table:style-name="ce1">
            <text:p>0.745</text:p>
          </table:table-cell>
          <table:table-cell office:value-type="float" office:value="0.1656" table:style-name="ce1">
            <text:p>0.16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3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0469999999999999" table:style-name="ce1">
            <text:p>0.7047</text:p>
          </table:table-cell>
          <table:table-cell office:value-type="float" office:value="0.17119999999999999" table:style-name="ce1">
            <text:p>0.17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33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68189999999999995" table:style-name="ce1">
            <text:p>0.6819</text:p>
          </table:table-cell>
          <table:table-cell office:value-type="float" office:value="0.17180000000000001" table:style-name="ce1">
            <text:p>0.17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35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2130000000000005" table:style-name="ce1">
            <text:p>0.7213</text:p>
          </table:table-cell>
          <table:table-cell office:value-type="float" office:value="0.17030000000000001" table:style-name="ce1">
            <text:p>0.17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3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2519999999999996" table:style-name="ce1">
            <text:p>0.7252</text:p>
          </table:table-cell>
          <table:table-cell office:value-type="float" office:value="0.1744" table:style-name="ce1">
            <text:p>0.17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4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1930000000000005" table:style-name="ce1">
            <text:p>0.7193</text:p>
          </table:table-cell>
          <table:table-cell office:value-type="float" office:value="0.1714" table:style-name="ce1">
            <text:p>0.17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4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1409999999999996" table:style-name="ce1">
            <text:p>0.7141</text:p>
          </table:table-cell>
          <table:table-cell office:value-type="float" office:value="0.17150000000000001" table:style-name="ce1">
            <text:p>0.17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4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2330000000000005" table:style-name="ce1">
            <text:p>0.7233</text:p>
          </table:table-cell>
          <table:table-cell office:value-type="float" office:value="0.16880000000000001" table:style-name="ce1">
            <text:p>0.16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5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69030000000000002" table:style-name="ce1">
            <text:p>0.6903</text:p>
          </table:table-cell>
          <table:table-cell office:value-type="float" office:value="0.17199999999999999" table:style-name="ce1">
            <text:p>0.1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53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63660000000000005" table:style-name="ce1">
            <text:p>0.6366</text:p>
          </table:table-cell>
          <table:table-cell office:value-type="float" office:value="0.18179999999999999" table:style-name="ce1">
            <text:p>0.18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55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2619999999999996" table:style-name="ce1">
            <text:p>0.7262</text:p>
          </table:table-cell>
          <table:table-cell office:value-type="float" office:value="0.1726" table:style-name="ce1">
            <text:p>0.17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55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1460000000000001" table:style-name="ce1">
            <text:p>0.7146</text:p>
          </table:table-cell>
          <table:table-cell office:value-type="float" office:value="0.1691" table:style-name="ce1">
            <text:p>0.16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0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1309999999999996" table:style-name="ce1">
            <text:p>0.7131</text:p>
          </table:table-cell>
          <table:table-cell office:value-type="float" office:value="0.16980000000000001" table:style-name="ce1">
            <text:p>0.16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0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4180000000000001" table:style-name="ce1">
            <text:p>0.7418</text:p>
          </table:table-cell>
          <table:table-cell office:value-type="float" office:value="0.1673" table:style-name="ce1">
            <text:p>0.16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0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68189999999999995" table:style-name="ce1">
            <text:p>0.6819</text:p>
          </table:table-cell>
          <table:table-cell office:value-type="float" office:value="0.17019999999999999" table:style-name="ce1">
            <text:p>0.17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1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69950000000000001" table:style-name="ce1">
            <text:p>0.6995</text:p>
          </table:table-cell>
          <table:table-cell office:value-type="float" office:value="0.16980000000000001" table:style-name="ce1">
            <text:p>0.16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13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1530000000000005" table:style-name="ce1">
            <text:p>0.7153</text:p>
          </table:table-cell>
          <table:table-cell office:value-type="float" office:value="0.1658" table:style-name="ce1">
            <text:p>0.16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15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0269999999999999" table:style-name="ce1">
            <text:p>0.7027</text:p>
          </table:table-cell>
          <table:table-cell office:value-type="float" office:value="0.1696" table:style-name="ce1">
            <text:p>0.16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69730000000000003" table:style-name="ce1">
            <text:p>0.6973</text:p>
          </table:table-cell>
          <table:table-cell office:value-type="float" office:value="0.1706" table:style-name="ce1">
            <text:p>0.17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2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53" table:style-name="ce1">
            <text:p>0.753</text:p>
          </table:table-cell>
          <table:table-cell office:value-type="float" office:value="0.16800000000000001" table:style-name="ce1">
            <text:p>0.1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2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0420000000000005" table:style-name="ce1">
            <text:p>0.7042</text:p>
          </table:table-cell>
          <table:table-cell office:value-type="float" office:value="0.16830000000000001" table:style-name="ce1">
            <text:p>0.16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2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69479999999999997" table:style-name="ce1">
            <text:p>0.6948</text:p>
          </table:table-cell>
          <table:table-cell office:value-type="float" office:value="0.1691" table:style-name="ce1">
            <text:p>0.16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3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4729999999999996" table:style-name="ce1">
            <text:p>0.7473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1009999999999995" table:style-name="ce1">
            <text:p>0.7101</text:p>
          </table:table-cell>
          <table:table-cell office:value-type="float" office:value="0.17019999999999999" table:style-name="ce1">
            <text:p>0.17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2.2599999999999999E-2" table:style-name="ce1">
            <text:p>0.0226</text:p>
          </table:table-cell>
          <table:table-cell office:value-type="float" office:value="3.2000000000000002E-3" table:style-name="ce1">
            <text:p>0.00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1.4" table:style-name="ce1">
            <text:p>1.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33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9530000000000001" table:style-name="ce1">
            <text:p>0.7953</text:p>
          </table:table-cell>
          <table:table-cell office:value-type="float" office:value="0.161" table:style-name="ce1">
            <text:p>0.1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3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55" table:style-name="ce1">
            <text:p>0.755</text:p>
          </table:table-cell>
          <table:table-cell office:value-type="float" office:value="0.1663" table:style-name="ce1">
            <text:p>0.16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3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5539999999999996" table:style-name="ce1">
            <text:p>0.7554</text:p>
          </table:table-cell>
          <table:table-cell office:value-type="float" office:value="0.16850000000000001" table:style-name="ce1">
            <text:p>0.16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4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80200000000000005" table:style-name="ce1">
            <text:p>0.802</text:p>
          </table:table-cell>
          <table:table-cell office:value-type="float" office:value="0.16450000000000001" table:style-name="ce1">
            <text:p>0.16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4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4780000000000002" table:style-name="ce1">
            <text:p>0.7478</text:p>
          </table:table-cell>
          <table:table-cell office:value-type="float" office:value="0.16289999999999999" table:style-name="ce1">
            <text:p>0.16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4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5370000000000004" table:style-name="ce1">
            <text:p>0.7537</text:p>
          </table:table-cell>
          <table:table-cell office:value-type="float" office:value="0.16830000000000001" table:style-name="ce1">
            <text:p>0.16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5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5790000000000002" table:style-name="ce1">
            <text:p>0.7579</text:p>
          </table:table-cell>
          <table:table-cell office:value-type="float" office:value="0.1653" table:style-name="ce1">
            <text:p>0.16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5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4380000000000002" table:style-name="ce1">
            <text:p>0.7438</text:p>
          </table:table-cell>
          <table:table-cell office:value-type="float" office:value="0.1653" table:style-name="ce1">
            <text:p>0.16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5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2050000000000003" table:style-name="ce1">
            <text:p>0.7205</text:p>
          </table:table-cell>
          <table:table-cell office:value-type="float" office:value="0.16769999999999999" table:style-name="ce1">
            <text:p>0.16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65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5739999999999996" table:style-name="ce1">
            <text:p>0.7574</text:p>
          </table:table-cell>
          <table:table-cell office:value-type="float" office:value="0.1656" table:style-name="ce1">
            <text:p>0.16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0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0.1641" table:style-name="ce1">
            <text:p>0.16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0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6629999999999998" table:style-name="ce1">
            <text:p>0.7663</text:p>
          </table:table-cell>
          <table:table-cell office:value-type="float" office:value="0.16500000000000001" table:style-name="ce1">
            <text:p>0.1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0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802" table:style-name="ce1">
            <text:p>0.7802</text:p>
          </table:table-cell>
          <table:table-cell office:value-type="float" office:value="0.16389999999999999" table:style-name="ce1">
            <text:p>0.16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0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5890000000000002" table:style-name="ce1">
            <text:p>0.7589</text:p>
          </table:table-cell>
          <table:table-cell office:value-type="float" office:value="0.16400000000000001" table:style-name="ce1">
            <text:p>0.1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1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7349999999999997" table:style-name="ce1">
            <text:p>0.7735</text:p>
          </table:table-cell>
          <table:table-cell office:value-type="float" office:value="0.16819999999999999" table:style-name="ce1">
            <text:p>0.16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1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8290000000000004" table:style-name="ce1">
            <text:p>0.7829</text:p>
          </table:table-cell>
          <table:table-cell office:value-type="float" office:value="0.1633" table:style-name="ce1">
            <text:p>0.16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1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6060000000000005" table:style-name="ce1">
            <text:p>0.7606</text:p>
          </table:table-cell>
          <table:table-cell office:value-type="float" office:value="0.1706" table:style-name="ce1">
            <text:p>0.17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2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3560000000000003" table:style-name="ce1">
            <text:p>0.7356</text:p>
          </table:table-cell>
          <table:table-cell office:value-type="float" office:value="0.1666" table:style-name="ce1">
            <text:p>0.16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2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631" table:style-name="ce1">
            <text:p>0.7631</text:p>
          </table:table-cell>
          <table:table-cell office:value-type="float" office:value="0.1653" table:style-name="ce1">
            <text:p>0.16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2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399" table:style-name="ce1">
            <text:p>0.7399</text:p>
          </table:table-cell>
          <table:table-cell office:value-type="float" office:value="0.16539999999999999" table:style-name="ce1">
            <text:p>0.16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3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6139999999999997" table:style-name="ce1">
            <text:p>0.7614</text:p>
          </table:table-cell>
          <table:table-cell office:value-type="float" office:value="0.1638" table:style-name="ce1">
            <text:p>0.16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3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7500000000000002" table:style-name="ce1">
            <text:p>0.775</text:p>
          </table:table-cell>
          <table:table-cell office:value-type="float" office:value="0.1643" table:style-name="ce1">
            <text:p>0.16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3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8320000000000001" table:style-name="ce1">
            <text:p>0.7832</text:p>
          </table:table-cell>
          <table:table-cell office:value-type="float" office:value="0.16170000000000001" table:style-name="ce1">
            <text:p>0.16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3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5219999999999998" table:style-name="ce1">
            <text:p>0.7522</text:p>
          </table:table-cell>
          <table:table-cell office:value-type="float" office:value="0.16350000000000001" table:style-name="ce1">
            <text:p>0.16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4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4580000000000002" table:style-name="ce1">
            <text:p>0.7458</text:p>
          </table:table-cell>
          <table:table-cell office:value-type="float" office:value="0.1701" table:style-name="ce1">
            <text:p>0.17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4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601" table:style-name="ce1">
            <text:p>0.7601</text:p>
          </table:table-cell>
          <table:table-cell office:value-type="float" office:value="0.1638" table:style-name="ce1">
            <text:p>0.16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4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601" table:style-name="ce1">
            <text:p>0.7601</text:p>
          </table:table-cell>
          <table:table-cell office:value-type="float" office:value="0.1646" table:style-name="ce1">
            <text:p>0.16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4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6090000000000002" table:style-name="ce1">
            <text:p>0.7609</text:p>
          </table:table-cell>
          <table:table-cell office:value-type="float" office:value="0.16700000000000001" table:style-name="ce1">
            <text:p>0.1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5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681" table:style-name="ce1">
            <text:p>0.7681</text:p>
          </table:table-cell>
          <table:table-cell office:value-type="float" office:value="0.1633" table:style-name="ce1">
            <text:p>0.16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5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7700000000000002" table:style-name="ce1">
            <text:p>0.777</text:p>
          </table:table-cell>
          <table:table-cell office:value-type="float" office:value="0.1608" table:style-name="ce1">
            <text:p>0.16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621" table:style-name="ce1">
            <text:p>0.7621</text:p>
          </table:table-cell>
          <table:table-cell office:value-type="float" office:value="0.16520000000000001" table:style-name="ce1">
            <text:p>0.16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.6899999999999998E-2" table:style-name="ce1">
            <text:p>0.0169</text:p>
          </table:table-cell>
          <table:table-cell office:value-type="float" office:value="2.3999999999999998E-3" table:style-name="ce1">
            <text:p>0.00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1.6" table:style-name="ce1">
            <text:p>1.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75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7329999999999999" table:style-name="ce1">
            <text:p>0.7733</text:p>
          </table:table-cell>
          <table:table-cell office:value-type="float" office:value="0.16969999999999999" table:style-name="ce1">
            <text:p>0.16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0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4950000000000006" table:style-name="ce1">
            <text:p>0.7495</text:p>
          </table:table-cell>
          <table:table-cell office:value-type="float" office:value="0.1656" table:style-name="ce1">
            <text:p>0.16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04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8539999999999999" table:style-name="ce1">
            <text:p>0.7854</text:p>
          </table:table-cell>
          <table:table-cell office:value-type="float" office:value="0.1628" table:style-name="ce1">
            <text:p>0.16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06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7449999999999997" table:style-name="ce1">
            <text:p>0.7745</text:p>
          </table:table-cell>
          <table:table-cell office:value-type="float" office:value="0.1696" table:style-name="ce1">
            <text:p>0.16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09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7300000000000002" table:style-name="ce1">
            <text:p>0.773</text:p>
          </table:table-cell>
          <table:table-cell office:value-type="float" office:value="0.1641" table:style-name="ce1">
            <text:p>0.16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1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8590000000000004" table:style-name="ce1">
            <text:p>0.7859</text:p>
          </table:table-cell>
          <table:table-cell office:value-type="float" office:value="0.16700000000000001" table:style-name="ce1">
            <text:p>0.1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1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8959999999999997" table:style-name="ce1">
            <text:p>0.7896</text:p>
          </table:table-cell>
          <table:table-cell office:value-type="float" office:value="0.15890000000000001" table:style-name="ce1">
            <text:p>0.15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1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5839999999999996" table:style-name="ce1">
            <text:p>0.7584</text:p>
          </table:table-cell>
          <table:table-cell office:value-type="float" office:value="0.1676" table:style-name="ce1">
            <text:p>0.16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2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81310000000000004" table:style-name="ce1">
            <text:p>0.8131</text:p>
          </table:table-cell>
          <table:table-cell office:value-type="float" office:value="0.16309999999999999" table:style-name="ce1">
            <text:p>0.16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23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631" table:style-name="ce1">
            <text:p>0.7631</text:p>
          </table:table-cell>
          <table:table-cell office:value-type="float" office:value="0.16789999999999999" table:style-name="ce1">
            <text:p>0.16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26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6359999999999995" table:style-name="ce1">
            <text:p>0.7636</text:p>
          </table:table-cell>
          <table:table-cell office:value-type="float" office:value="0.1643" table:style-name="ce1">
            <text:p>0.16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29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0.1615" table:style-name="ce1">
            <text:p>0.16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3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8539999999999999" table:style-name="ce1">
            <text:p>0.7854</text:p>
          </table:table-cell>
          <table:table-cell office:value-type="float" office:value="0.15939999999999999" table:style-name="ce1">
            <text:p>0.15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3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8490000000000004" table:style-name="ce1">
            <text:p>0.7849</text:p>
          </table:table-cell>
          <table:table-cell office:value-type="float" office:value="0.1646" table:style-name="ce1">
            <text:p>0.16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3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7280000000000004" table:style-name="ce1">
            <text:p>0.7728</text:p>
          </table:table-cell>
          <table:table-cell office:value-type="float" office:value="0.1643" table:style-name="ce1">
            <text:p>0.16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4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5719999999999998" table:style-name="ce1">
            <text:p>0.7572</text:p>
          </table:table-cell>
          <table:table-cell office:value-type="float" office:value="0.17050000000000001" table:style-name="ce1">
            <text:p>0.17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43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80820000000000003" table:style-name="ce1">
            <text:p>0.8082</text:p>
          </table:table-cell>
          <table:table-cell office:value-type="float" office:value="0.1618" table:style-name="ce1">
            <text:p>0.16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46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8339999999999999" table:style-name="ce1">
            <text:p>0.7834</text:p>
          </table:table-cell>
          <table:table-cell office:value-type="float" office:value="0.1648" table:style-name="ce1">
            <text:p>0.16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49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8810000000000002" table:style-name="ce1">
            <text:p>0.7881</text:p>
          </table:table-cell>
          <table:table-cell office:value-type="float" office:value="0.16830000000000001" table:style-name="ce1">
            <text:p>0.16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5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762" table:style-name="ce1">
            <text:p>0.7762</text:p>
          </table:table-cell>
          <table:table-cell office:value-type="float" office:value="0.16309999999999999" table:style-name="ce1">
            <text:p>0.16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5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0.16250000000000001" table:style-name="ce1">
            <text:p>0.16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85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7900000000000003" table:style-name="ce1">
            <text:p>0.779</text:p>
          </table:table-cell>
          <table:table-cell office:value-type="float" office:value="0.1636" table:style-name="ce1">
            <text:p>0.16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0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8390000000000004" table:style-name="ce1">
            <text:p>0.7839</text:p>
          </table:table-cell>
          <table:table-cell office:value-type="float" office:value="0.16220000000000001" table:style-name="ce1">
            <text:p>0.16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03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5070000000000003" table:style-name="ce1">
            <text:p>0.7507</text:p>
          </table:table-cell>
          <table:table-cell office:value-type="float" office:value="0.17230000000000001" table:style-name="ce1">
            <text:p>0.17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06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8610000000000002" table:style-name="ce1">
            <text:p>0.7861</text:p>
          </table:table-cell>
          <table:table-cell office:value-type="float" office:value="0.16470000000000001" table:style-name="ce1">
            <text:p>0.16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09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8510000000000002" table:style-name="ce1">
            <text:p>0.7851</text:p>
          </table:table-cell>
          <table:table-cell office:value-type="float" office:value="0.16389999999999999" table:style-name="ce1">
            <text:p>0.16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1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5670000000000004" table:style-name="ce1">
            <text:p>0.7567</text:p>
          </table:table-cell>
          <table:table-cell office:value-type="float" office:value="0.16239999999999999" table:style-name="ce1">
            <text:p>0.16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1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4629999999999996" table:style-name="ce1">
            <text:p>0.7463</text:p>
          </table:table-cell>
          <table:table-cell office:value-type="float" office:value="0.16950000000000001" table:style-name="ce1">
            <text:p>0.16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1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7329999999999999" table:style-name="ce1">
            <text:p>0.7733</text:p>
          </table:table-cell>
          <table:table-cell office:value-type="float" office:value="0.16739999999999999" table:style-name="ce1">
            <text:p>0.16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2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0.16550000000000001" table:style-name="ce1">
            <text:p>0.16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752" table:style-name="ce1">
            <text:p>0.7752</text:p>
          </table:table-cell>
          <table:table-cell office:value-type="float" office:value="0.1651" table:style-name="ce1">
            <text:p>0.16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1.54E-2" table:style-name="ce1">
            <text:p>0.0154</text:p>
          </table:table-cell>
          <table:table-cell office:value-type="float" office:value="3.2000000000000002E-3" table:style-name="ce1">
            <text:p>0.00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1.8" table:style-name="ce1">
            <text:p>1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2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8369999999999995" table:style-name="ce1">
            <text:p>0.7837</text:p>
          </table:table-cell>
          <table:table-cell office:value-type="float" office:value="0.1646" table:style-name="ce1">
            <text:p>0.16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6910000000000001" table:style-name="ce1">
            <text:p>0.7691</text:p>
          </table:table-cell>
          <table:table-cell office:value-type="float" office:value="0.1676" table:style-name="ce1">
            <text:p>0.16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3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7049999999999996" table:style-name="ce1">
            <text:p>0.7705</text:p>
          </table:table-cell>
          <table:table-cell office:value-type="float" office:value="0.16739999999999999" table:style-name="ce1">
            <text:p>0.16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3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7049999999999996" table:style-name="ce1">
            <text:p>0.7705</text:p>
          </table:table-cell>
          <table:table-cell office:value-type="float" office:value="0.1663" table:style-name="ce1">
            <text:p>0.16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36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6490000000000002" table:style-name="ce1">
            <text:p>0.7649</text:p>
          </table:table-cell>
          <table:table-cell office:value-type="float" office:value="0.16550000000000001" table:style-name="ce1">
            <text:p>0.16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3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4729999999999996" table:style-name="ce1">
            <text:p>0.7473</text:p>
          </table:table-cell>
          <table:table-cell office:value-type="float" office:value="0.1615" table:style-name="ce1">
            <text:p>0.16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4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8120000000000001" table:style-name="ce1">
            <text:p>0.7812</text:p>
          </table:table-cell>
          <table:table-cell office:value-type="float" office:value="0.16619999999999999" table:style-name="ce1">
            <text:p>0.16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4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8" table:style-name="ce1">
            <text:p>0.78</text:p>
          </table:table-cell>
          <table:table-cell office:value-type="float" office:value="0.1643" table:style-name="ce1">
            <text:p>0.16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4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9679999999999995" table:style-name="ce1">
            <text:p>0.7968</text:p>
          </table:table-cell>
          <table:table-cell office:value-type="float" office:value="0.1618" table:style-name="ce1">
            <text:p>0.16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5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8859999999999997" table:style-name="ce1">
            <text:p>0.7886</text:p>
          </table:table-cell>
          <table:table-cell office:value-type="float" office:value="0.1605" table:style-name="ce1">
            <text:p>0.16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5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9259999999999997" table:style-name="ce1">
            <text:p>0.7926</text:p>
          </table:table-cell>
          <table:table-cell office:value-type="float" office:value="0.15820000000000001" table:style-name="ce1">
            <text:p>0.15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55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7669999999999995" table:style-name="ce1">
            <text:p>0.7767</text:p>
          </table:table-cell>
          <table:table-cell office:value-type="float" office:value="0.16350000000000001" table:style-name="ce1">
            <text:p>0.16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2595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7200000000000002" table:style-name="ce1">
            <text:p>0.772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0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8839999999999999" table:style-name="ce1">
            <text:p>0.7884</text:p>
          </table:table-cell>
          <table:table-cell office:value-type="float" office:value="0.16389999999999999" table:style-name="ce1">
            <text:p>0.16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0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9310000000000003" table:style-name="ce1">
            <text:p>0.7931</text:p>
          </table:table-cell>
          <table:table-cell office:value-type="float" office:value="0.16339999999999999" table:style-name="ce1">
            <text:p>0.16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0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772" table:style-name="ce1">
            <text:p>0.7772</text:p>
          </table:table-cell>
          <table:table-cell office:value-type="float" office:value="0.1658" table:style-name="ce1">
            <text:p>0.16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1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1681" table:style-name="ce1">
            <text:p>0.16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1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4650000000000005" table:style-name="ce1">
            <text:p>0.7465</text:p>
          </table:table-cell>
          <table:table-cell office:value-type="float" office:value="0.1651" table:style-name="ce1">
            <text:p>0.16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16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4650000000000005" table:style-name="ce1">
            <text:p>0.7465</text:p>
          </table:table-cell>
          <table:table-cell office:value-type="float" office:value="0.1681" table:style-name="ce1">
            <text:p>0.16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19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7549999999999997" table:style-name="ce1">
            <text:p>0.7755</text:p>
          </table:table-cell>
          <table:table-cell office:value-type="float" office:value="0.16589999999999999" table:style-name="ce1">
            <text:p>0.16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5839999999999996" table:style-name="ce1">
            <text:p>0.7584</text:p>
          </table:table-cell>
          <table:table-cell office:value-type="float" office:value="0.1701" table:style-name="ce1">
            <text:p>0.17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2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6680000000000004" table:style-name="ce1">
            <text:p>0.7668</text:p>
          </table:table-cell>
          <table:table-cell office:value-type="float" office:value="0.16550000000000001" table:style-name="ce1">
            <text:p>0.16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7" table:style-name="ce1">
            <text:p>0.77</text:p>
          </table:table-cell>
          <table:table-cell office:value-type="float" office:value="0.1656" table:style-name="ce1">
            <text:p>0.16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3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8469999999999995" table:style-name="ce1">
            <text:p>0.7847</text:p>
          </table:table-cell>
          <table:table-cell office:value-type="float" office:value="0.16239999999999999" table:style-name="ce1">
            <text:p>0.16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3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8890000000000005" table:style-name="ce1">
            <text:p>0.7889</text:p>
          </table:table-cell>
          <table:table-cell office:value-type="float" office:value="0.16139999999999999" table:style-name="ce1">
            <text:p>0.1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36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8290000000000004" table:style-name="ce1">
            <text:p>0.7829</text:p>
          </table:table-cell>
          <table:table-cell office:value-type="float" office:value="0.16320000000000001" table:style-name="ce1">
            <text:p>0.16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3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6139999999999997" table:style-name="ce1">
            <text:p>0.7614</text:p>
          </table:table-cell>
          <table:table-cell office:value-type="float" office:value="0.1668" table:style-name="ce1">
            <text:p>0.16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4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9010000000000002" table:style-name="ce1">
            <text:p>0.7901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4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8090000000000004" table:style-name="ce1">
            <text:p>0.7809</text:p>
          </table:table-cell>
          <table:table-cell office:value-type="float" office:value="0.16439999999999999" table:style-name="ce1">
            <text:p>0.16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4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7129999999999999" table:style-name="ce1">
            <text:p>0.7713</text:p>
          </table:table-cell>
          <table:table-cell office:value-type="float" office:value="0.1643" table:style-name="ce1">
            <text:p>0.16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7569999999999995" table:style-name="ce1">
            <text:p>0.7757</text:p>
          </table:table-cell>
          <table:table-cell office:value-type="float" office:value="0.1646" table:style-name="ce1">
            <text:p>0.16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2.5000000000000001E-3" table:style-name="ce1">
            <text:p>0.00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text:tab/>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5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6439999999999997" table:style-name="ce1">
            <text:p>0.7644</text:p>
          </table:table-cell>
          <table:table-cell office:value-type="float" office:value="0.1633" table:style-name="ce1">
            <text:p>0.16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53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6459999999999995" table:style-name="ce1">
            <text:p>0.7646</text:p>
          </table:table-cell>
          <table:table-cell office:value-type="float" office:value="0.16289999999999999" table:style-name="ce1">
            <text:p>0.16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56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8439999999999999" table:style-name="ce1">
            <text:p>0.7844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058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8559999999999997" table:style-name="ce1">
            <text:p>0.7856</text:p>
          </table:table-cell>
          <table:table-cell office:value-type="float" office:value="0.1643" table:style-name="ce1">
            <text:p>0.16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0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8990000000000005" table:style-name="ce1">
            <text:p>0.7899</text:p>
          </table:table-cell>
          <table:table-cell office:value-type="float" office:value="0.16270000000000001" table:style-name="ce1">
            <text:p>0.16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04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8610000000000002" table:style-name="ce1">
            <text:p>0.7861</text:p>
          </table:table-cell>
          <table:table-cell office:value-type="float" office:value="0.16289999999999999" table:style-name="ce1">
            <text:p>0.16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07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6859999999999995" table:style-name="ce1">
            <text:p>0.7686</text:p>
          </table:table-cell>
          <table:table-cell office:value-type="float" office:value="0.16880000000000001" table:style-name="ce1">
            <text:p>0.16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1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631" table:style-name="ce1">
            <text:p>0.7631</text:p>
          </table:table-cell>
          <table:table-cell office:value-type="float" office:value="0.16209999999999999" table:style-name="ce1">
            <text:p>0.16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13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5919999999999999" table:style-name="ce1">
            <text:p>0.7592</text:p>
          </table:table-cell>
          <table:table-cell office:value-type="float" office:value="0.16339999999999999" table:style-name="ce1">
            <text:p>0.16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1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7349999999999997" table:style-name="ce1">
            <text:p>0.7735</text:p>
          </table:table-cell>
          <table:table-cell office:value-type="float" office:value="0.16389999999999999" table:style-name="ce1">
            <text:p>0.16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18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8739999999999999" table:style-name="ce1">
            <text:p>0.7874</text:p>
          </table:table-cell>
          <table:table-cell office:value-type="float" office:value="0.16220000000000001" table:style-name="ce1">
            <text:p>0.16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2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80420000000000003" table:style-name="ce1">
            <text:p>0.8042</text:p>
          </table:table-cell>
          <table:table-cell office:value-type="float" office:value="0.1633" table:style-name="ce1">
            <text:p>0.16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24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3270000000000002" table:style-name="ce1">
            <text:p>0.7327</text:p>
          </table:table-cell>
          <table:table-cell office:value-type="float" office:value="0.16839999999999999" table:style-name="ce1">
            <text:p>0.16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27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80889999999999995" table:style-name="ce1">
            <text:p>0.8089</text:p>
          </table:table-cell>
          <table:table-cell office:value-type="float" office:value="0.1615" table:style-name="ce1">
            <text:p>0.16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3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3909999999999998" table:style-name="ce1">
            <text:p>0.7391</text:p>
          </table:table-cell>
          <table:table-cell office:value-type="float" office:value="0.16769999999999999" table:style-name="ce1">
            <text:p>0.16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3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0.16489999999999999" table:style-name="ce1">
            <text:p>0.16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3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7900000000000003" table:style-name="ce1">
            <text:p>0.779</text:p>
          </table:table-cell>
          <table:table-cell office:value-type="float" office:value="0.16250000000000001" table:style-name="ce1">
            <text:p>0.16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38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5839999999999996" table:style-name="ce1">
            <text:p>0.7584</text:p>
          </table:table-cell>
          <table:table-cell office:value-type="float" office:value="0.16589999999999999" table:style-name="ce1">
            <text:p>0.16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4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8939999999999999" table:style-name="ce1">
            <text:p>0.7894</text:p>
          </table:table-cell>
          <table:table-cell office:value-type="float" office:value="0.16239999999999999" table:style-name="ce1">
            <text:p>0.16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44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8959999999999997" table:style-name="ce1">
            <text:p>0.7896</text:p>
          </table:table-cell>
          <table:table-cell office:value-type="float" office:value="0.16270000000000001" table:style-name="ce1">
            <text:p>0.16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47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6060000000000005" table:style-name="ce1">
            <text:p>0.7606</text:p>
          </table:table-cell>
          <table:table-cell office:value-type="float" office:value="0.16189999999999999" table:style-name="ce1">
            <text:p>0.16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5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7549999999999997" table:style-name="ce1">
            <text:p>0.7755</text:p>
          </table:table-cell>
          <table:table-cell office:value-type="float" office:value="0.16600000000000001" table:style-name="ce1">
            <text:p>0.1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5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5870000000000004" table:style-name="ce1">
            <text:p>0.7587</text:p>
          </table:table-cell>
          <table:table-cell office:value-type="float" office:value="0.16489999999999999" table:style-name="ce1">
            <text:p>0.16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5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8169999999999995" table:style-name="ce1">
            <text:p>0.7817</text:p>
          </table:table-cell>
          <table:table-cell office:value-type="float" office:value="0.1643" table:style-name="ce1">
            <text:p>0.16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158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631" table:style-name="ce1">
            <text:p>0.7631</text:p>
          </table:table-cell>
          <table:table-cell office:value-type="float" office:value="0.17030000000000001" table:style-name="ce1">
            <text:p>0.17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20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9549999999999998" table:style-name="ce1">
            <text:p>0.7955</text:p>
          </table:table-cell>
          <table:table-cell office:value-type="float" office:value="0.16139999999999999" table:style-name="ce1">
            <text:p>0.1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204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6239999999999997" table:style-name="ce1">
            <text:p>0.7624</text:p>
          </table:table-cell>
          <table:table-cell office:value-type="float" office:value="0.16370000000000001" table:style-name="ce1">
            <text:p>0.16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206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7129999999999999" table:style-name="ce1">
            <text:p>0.7713</text:p>
          </table:table-cell>
          <table:table-cell office:value-type="float" office:value="0.16769999999999999" table:style-name="ce1">
            <text:p>0.16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209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8610000000000002" table:style-name="ce1">
            <text:p>0.7861</text:p>
          </table:table-cell>
          <table:table-cell office:value-type="float" office:value="0.16600000000000001" table:style-name="ce1">
            <text:p>0.1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15-04-20 03021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8639999999999999" table:style-name="ce1">
            <text:p>0.7864</text:p>
          </table:table-cell>
          <table:table-cell office:value-type="float" office:value="0.16450000000000001" table:style-name="ce1">
            <text:p>0.16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7480000000000004" table:style-name="ce1">
            <text:p>0.7748</text:p>
          </table:table-cell>
          <table:table-cell office:value-type="float" office:value="0.1643" table:style-name="ce1">
            <text:p>0.16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3E-3" table:style-name="ce1">
            <text:p>0.0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ERIMENT SUMMARY: <text:s/>JOB AVER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6" table:style-name="ce1"/>
          <table:table-cell table:style-name="ce1">
            <draw:frame draw:z-index="6" draw:id="id5" draw:style-name="a5" draw:name="Chart 9" svg:x="0.625in" svg:y="0.10833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1" draw:id="id0" draw:style-name="a0" draw:name="Chart 2" svg:x="0.30833in" svg:y="0.091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899999999999998E-2" table:style-name="ce1">
            <text:p>0.0479</text:p>
          </table:table-cell>
          <table:table-cell office:value-type="float" office:value="0.2457" table:style-name="ce1">
            <text:p>0.2457</text:p>
          </table:table-cell>
          <table:table-cell table:number-columns-repeated="18" table:style-name="ce1"/>
          <table:table-cell table:style-name="ce1">
            <draw:frame draw:z-index="7" draw:id="id6" draw:style-name="a6" draw:name="Chart 10" svg:x="0.12222in" svg:y="0.03333in" svg:width="5.98889in" svg:height="3.7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0630000000000001" table:style-name="ce1">
            <text:p>0.1063</text:p>
          </table:table-cell>
          <table:table-cell office:value-type="float" office:value="0.2412" table:style-name="ce1">
            <text:p>0.2412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4803" table:style-name="ce1">
            <text:p>0.4803</text:p>
          </table:table-cell>
          <table:table-cell office:value-type="float" office:value="0.2" table:style-name="ce1">
            <text:p>0.2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9450000000000001" table:style-name="ce1">
            <text:p>0.6945</text:p>
          </table:table-cell>
          <table:table-cell office:value-type="float" office:value="0.17530000000000001" table:style-name="ce1">
            <text:p>0.1753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9010000000000002" table:style-name="ce1">
            <text:p>0.7901</text:p>
          </table:table-cell>
          <table:table-cell office:value-type="float" office:value="0.1656" table:style-name="ce1">
            <text:p>0.1656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479999999999999" table:style-name="ce1">
            <text:p>0.8348</text:p>
          </table:table-cell>
          <table:table-cell office:value-type="float" office:value="0.16" table:style-name="ce1">
            <text:p>0.16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.86529999999999996" table:style-name="ce1">
            <text:p>0.8653</text:p>
          </table:table-cell>
          <table:table-cell office:value-type="float" office:value="0.15679999999999999" table:style-name="ce1">
            <text:p>0.1568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.87839999999999996" table:style-name="ce1">
            <text:p>0.8784</text:p>
          </table:table-cell>
          <table:table-cell office:value-type="float" office:value="0.1552" table:style-name="ce1">
            <text:p>0.1552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.88970000000000005" table:style-name="ce1">
            <text:p>0.8897</text:p>
          </table:table-cell>
          <table:table-cell office:value-type="float" office:value="0.15409999999999999" table:style-name="ce1">
            <text:p>0.154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.89419999999999999" table:style-name="ce1">
            <text:p>0.8942</text:p>
          </table:table-cell>
          <table:table-cell office:value-type="float" office:value="0.1535" table:style-name="ce1">
            <text:p>0.153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9800000000000002" table:style-name="ce1">
            <text:p>0.898</text:p>
          </table:table-cell>
          <table:table-cell office:value-type="float" office:value="0.1525" table:style-name="ce1">
            <text:p>0.152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066" table:style-name="ce1">
            <text:p>0.1066</text:p>
          </table:table-cell>
          <table:table-cell office:value-type="float" office:value="0.2429" table:style-name="ce1">
            <text:p>0.242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835" table:style-name="ce1">
            <text:p>0.1835</text:p>
          </table:table-cell>
          <table:table-cell office:value-type="float" office:value="0.23230000000000001" table:style-name="ce1">
            <text:p>0.2323</text:p>
          </table:table-cell>
          <table:table-cell table:number-columns-repeated="2"/>
          <table:table-cell table:style-name="ce1">
            <draw:frame draw:z-index="2" draw:id="id1" draw:style-name="a1" draw:name="Chart 3" svg:x="0.625in" svg:y="0.1333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3" draw:id="id2" draw:style-name="a2" draw:name="Chart 4" svg:x="0.33333in" svg:y="0.12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30130000000000001" table:style-name="ce1">
            <text:p>0.3013</text:p>
          </table:table-cell>
          <table:table-cell office:value-type="float" office:value="0.21529999999999999" table:style-name="ce1">
            <text:p>0.2153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42609999999999998" table:style-name="ce1">
            <text:p>0.4261</text:p>
          </table:table-cell>
          <table:table-cell office:value-type="float" office:value="0.2" table:style-name="ce1">
            <text:p>0.2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4179999999999995" table:style-name="ce1">
            <text:p>0.5418</text:p>
          </table:table-cell>
          <table:table-cell office:value-type="float" office:value="0.18690000000000001" table:style-name="ce1">
            <text:p>0.1869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2980000000000003" table:style-name="ce1">
            <text:p>0.6298</text:p>
          </table:table-cell>
          <table:table-cell office:value-type="float" office:value="0.1779" table:style-name="ce1">
            <text:p>0.1779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71009999999999995" table:style-name="ce1">
            <text:p>0.7101</text:p>
          </table:table-cell>
          <table:table-cell office:value-type="float" office:value="0.17019999999999999" table:style-name="ce1">
            <text:p>0.170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0.7621" table:style-name="ce1">
            <text:p>0.7621</text:p>
          </table:table-cell>
          <table:table-cell office:value-type="float" office:value="0.16520000000000001" table:style-name="ce1">
            <text:p>0.1652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0.7752" table:style-name="ce1">
            <text:p>0.7752</text:p>
          </table:table-cell>
          <table:table-cell office:value-type="float" office:value="0.1651" table:style-name="ce1">
            <text:p>0.1651</text:p>
          </table:table-cell>
          <table:table-cell table:number-columns-repeated="18"/>
          <table:table-cell table:style-name="ce1">
            <draw:frame draw:z-index="8" draw:id="id7" draw:style-name="a7" draw:name="Chart 13" svg:x="0.14444in" svg:y="0.04444in" svg:width="5.98889in" svg:height="3.733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0.77569999999999995" table:style-name="ce1">
            <text:p>0.7757</text:p>
          </table:table-cell>
          <table:table-cell office:value-type="float" office:value="0.1646" table:style-name="ce1">
            <text:p>0.1646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7480000000000004" table:style-name="ce1">
            <text:p>0.7748</text:p>
          </table:table-cell>
          <table:table-cell office:value-type="float" office:value="0.1643" table:style-name="ce1">
            <text:p>0.16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ERIMENT SUMMARY: <text:s/>JOB STANDARD DEVIA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s/>setAgentType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5.0000000000000001E-4" table:style-name="ce1">
            <text:p>0.0005</text:p>
          </table:table-cell>
          <table:table-cell table:number-columns-repeated="2"/>
          <table:table-cell table:style-name="ce1">
            <draw:frame draw:z-index="4" draw:id="id3" draw:style-name="a3" draw:name="Chart 7" svg:x="0.65833in" svg:y="0.17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5" draw:id="id4" draw:style-name="a4" draw:name="Chart 8" svg:x="0.35833in" svg:y="0.15833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4500000000000001E-2" table:style-name="ce1">
            <text:p>0.0145</text:p>
          </table:table-cell>
          <table:table-cell office:value-type="float" office:value="1.4E-3" table:style-name="ce1">
            <text:p>0.001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6.1000000000000004E-3" table:style-name="ce1">
            <text:p>0.006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3.1E-2" table:style-name="ce1">
            <text:p>0.031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2.5000000000000001E-3" table:style-name="ce1">
            <text:p>0.002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2.5999999999999999E-3" table:style-name="ce1">
            <text:p>0.002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2.7000000000000001E-3" table:style-name="ce1">
            <text:p>0.002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7.7999999999999996E-3" table:style-name="ce1">
            <text:p>0.0078</text:p>
          </table:table-cell>
          <table:table-cell office:value-type="float" office:value="2.5999999999999999E-3" table:style-name="ce1">
            <text:p>0.002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2.8E-3" table:style-name="ce1">
            <text:p>0.0028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2.2000000000000001E-3" table:style-name="ce1">
            <text:p>0.002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2.2000000000000001E-3" table:style-name="ce1">
            <text:p>0.0022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1.1999999999999999E-3" table:style-name="ce1">
            <text:p>0.001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.38E-2" table:style-name="ce1">
            <text:p>0.0138</text:p>
          </table:table-cell>
          <table:table-cell office:value-type="float" office:value="2.0999999999999999E-3" table:style-name="ce1">
            <text:p>0.0021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.6799999999999999E-2" table:style-name="ce1">
            <text:p>0.0168</text:p>
          </table:table-cell>
          <table:table-cell office:value-type="float" office:value="1.9E-3" table:style-name="ce1">
            <text:p>0.001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2.0500000000000001E-2" table:style-name="ce1">
            <text:p>0.0205</text:p>
          </table:table-cell>
          <table:table-cell office:value-type="float" office:value="1.8E-3" table:style-name="ce1">
            <text:p>0.0018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2.3E-2" table:style-name="ce1">
            <text:p>0.023</text:p>
          </table:table-cell>
          <table:table-cell office:value-type="float" office:value="3.3999999999999998E-3" table:style-name="ce1">
            <text:p>0.0034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899999999999999E-2" table:style-name="ce1">
            <text:p>0.0179</text:p>
          </table:table-cell>
          <table:table-cell office:value-type="float" office:value="2.5000000000000001E-3" table:style-name="ce1">
            <text:p>0.002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2.2599999999999999E-2" table:style-name="ce1">
            <text:p>0.0226</text:p>
          </table:table-cell>
          <table:table-cell office:value-type="float" office:value="3.2000000000000002E-3" table:style-name="ce1">
            <text:p>0.003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.6899999999999998E-2" table:style-name="ce1">
            <text:p>0.0169</text:p>
          </table:table-cell>
          <table:table-cell office:value-type="float" office:value="2.3999999999999998E-3" table:style-name="ce1">
            <text:p>0.002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1.54E-2" table:style-name="ce1">
            <text:p>0.0154</text:p>
          </table:table-cell>
          <table:table-cell office:value-type="float" office:value="3.2000000000000002E-3" table:style-name="ce1">
            <text:p>0.0032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2.5000000000000001E-3" table:style-name="ce1">
            <text:p>0.002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3E-3" table:style-name="ce1">
            <text:p>0.0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eriment Completed 2015-04-20 0302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16383" table:style-name="ce1"/>
        </table:table-row>
        <table:table-row table:number-rows-repeated="1047716" table:style-name="ro1">
          <table:table-cell table:number-columns-repeated="16384"/>
        </table:table-row>
      </table:table>
      <table:table table:name="CUSExperiment_Detail_2015-04-2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xperiment CUSExperiment_Deta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tting higher resolution between 0 and 0.5 for Cobb-Douglas agents.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eriment started 2015-04-20 17324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eriment Defaul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8"/>setAgentType :</text:p>
          </table:table-cell>
          <table:table-cell office:value-type="string" table:style-name="ce1">
            <text:p><text:s text:c="2"/><text:tab/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 text:c="24"/>setHeterogeneity :</text:p>
          </table:table-cell>
          <table:table-cell office:value-type="string" table:style-name="ce1">
            <text:p><text:s text:c="2"/><text:tab/>Fals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periment Parameter Variation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9"/>setServicesImportance :</text:p>
          </table:table-cell>
          <table:table-cell office:value-type="string" table:style-name="ce1">
            <text:p><text:s text:c="2"/><text:tab/>[0.0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5" table:style-name="ce1">
            <text:p>0.15</text:p>
          </table:table-cell>
          <table:table-cell office:value-type="float" office:value="0.2" table:style-name="ce1">
            <text:p>0.2</text:p>
          </table:table-cell>
          <table:table-cell office:value-type="float" office:value="0.25" table:style-name="ce1">
            <text:p>0.25</text:p>
          </table:table-cell>
          <table:table-cell office:value-type="float" office:value="0.3" table:style-name="ce1">
            <text:p>0.3</text:p>
          </table:table-cell>
          <table:table-cell office:value-type="float" office:value="0.35" table:style-name="ce1">
            <text:p>0.35</text:p>
          </table:table-cell>
          <table:table-cell office:value-type="float" office:value="0.4" table:style-name="ce1">
            <text:p>0.4</text:p>
          </table:table-cell>
          <table:table-cell office:value-type="float" office:value="0.45" table:style-name="ce1">
            <text:p>0.45</text:p>
          </table:table-cell>
          <table:table-cell office:value-type="string" table:style-name="ce1">
            <text:p><text:s/>0.5]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2015-04-20 1732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8800000000000003E-2" table:style-name="ce1">
            <text:p>0.0488</text:p>
          </table:table-cell>
          <table:table-cell office:value-type="float" office:value="0.245" table:style-name="ce1">
            <text:p>0.2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2015-04-20 1732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9500000000000002E-2" table:style-name="ce1">
            <text:p>0.0495</text:p>
          </table:table-cell>
          <table:table-cell office:value-type="float" office:value="0.246" table:style-name="ce1">
            <text:p>0.24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2015-04-20 17325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24560000000000001" table:style-name="ce1">
            <text:p>0.24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2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1799999999999997E-2" table:style-name="ce1">
            <text:p>0.0418</text:p>
          </table:table-cell>
          <table:table-cell office:value-type="float" office:value="0.24590000000000001" table:style-name="ce1">
            <text:p>0.24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53E-2" table:style-name="ce1">
            <text:p>0.0453</text:p>
          </table:table-cell>
          <table:table-cell office:value-type="float" office:value="0.24610000000000001" table:style-name="ce1">
            <text:p>0.24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4600000000000001E-2" table:style-name="ce1">
            <text:p>0.0446</text:p>
          </table:table-cell>
          <table:table-cell office:value-type="float" office:value="0.24590000000000001" table:style-name="ce1">
            <text:p>0.24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0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2599999999999999E-2" table:style-name="ce1">
            <text:p>0.0426</text:p>
          </table:table-cell>
          <table:table-cell office:value-type="float" office:value="0.24460000000000001" table:style-name="ce1">
            <text:p>0.24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8300000000000003E-2" table:style-name="ce1">
            <text:p>0.0483</text:p>
          </table:table-cell>
          <table:table-cell office:value-type="float" office:value="0.24610000000000001" table:style-name="ce1">
            <text:p>0.24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9299999999999997E-2" table:style-name="ce1">
            <text:p>0.0493</text:p>
          </table:table-cell>
          <table:table-cell office:value-type="float" office:value="0.2457" table:style-name="ce1">
            <text:p>0.24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58E-2" table:style-name="ce1">
            <text:p>0.0458</text:p>
          </table:table-cell>
          <table:table-cell office:value-type="float" office:value="0.2462" table:style-name="ce1">
            <text:p>0.24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58E-2" table:style-name="ce1">
            <text:p>0.0458</text:p>
          </table:table-cell>
          <table:table-cell office:value-type="float" office:value="0.2455" table:style-name="ce1">
            <text:p>0.24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2455" table:style-name="ce1">
            <text:p>0.24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2" table:style-name="ce1">
            <text:p>0.0468</text:p>
          </table:table-cell>
          <table:table-cell office:value-type="float" office:value="0.245" table:style-name="ce1">
            <text:p>0.2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9799999999999997E-2" table:style-name="ce1">
            <text:p>0.0498</text:p>
          </table:table-cell>
          <table:table-cell office:value-type="float" office:value="0.2465" table:style-name="ce1">
            <text:p>0.24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7300000000000002E-2" table:style-name="ce1">
            <text:p>0.0473</text:p>
          </table:table-cell>
          <table:table-cell office:value-type="float" office:value="0.24579999999999999" table:style-name="ce1">
            <text:p>0.24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1300000000000003E-2" table:style-name="ce1">
            <text:p>0.0413</text:p>
          </table:table-cell>
          <table:table-cell office:value-type="float" office:value="0.245" table:style-name="ce1">
            <text:p>0.2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5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5499999999999999E-2" table:style-name="ce1">
            <text:p>0.0455</text:p>
          </table:table-cell>
          <table:table-cell office:value-type="float" office:value="0.2455" table:style-name="ce1">
            <text:p>0.24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.0500000000000003E-2" table:style-name="ce1">
            <text:p>0.0505</text:p>
          </table:table-cell>
          <table:table-cell office:value-type="float" office:value="0.246" table:style-name="ce1">
            <text:p>0.2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35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0099999999999997E-2" table:style-name="ce1">
            <text:p>0.0401</text:p>
          </table:table-cell>
          <table:table-cell office:value-type="float" office:value="0.24560000000000001" table:style-name="ce1">
            <text:p>0.24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4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7300000000000002E-2" table:style-name="ce1">
            <text:p>0.0473</text:p>
          </table:table-cell>
          <table:table-cell office:value-type="float" office:value="0.24529999999999999" table:style-name="ce1">
            <text:p>0.24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40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0.246" table:style-name="ce1">
            <text:p>0.2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4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.0200000000000002E-2" table:style-name="ce1">
            <text:p>0.0502</text:p>
          </table:table-cell>
          <table:table-cell office:value-type="float" office:value="0.24709999999999999" table:style-name="ce1">
            <text:p>0.24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4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.1499999999999997E-2" table:style-name="ce1">
            <text:p>0.0515</text:p>
          </table:table-cell>
          <table:table-cell office:value-type="float" office:value="0.24560000000000001" table:style-name="ce1">
            <text:p>0.24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4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41E-2" table:style-name="ce1">
            <text:p>0.0441</text:p>
          </table:table-cell>
          <table:table-cell office:value-type="float" office:value="0.24540000000000001" table:style-name="ce1">
            <text:p>0.24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4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0.24579999999999999" table:style-name="ce1">
            <text:p>0.24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4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2599999999999999E-2" table:style-name="ce1">
            <text:p>0.0426</text:p>
          </table:table-cell>
          <table:table-cell office:value-type="float" office:value="0.24579999999999999" table:style-name="ce1">
            <text:p>0.24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4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3799999999999999E-2" table:style-name="ce1">
            <text:p>0.0438</text:p>
          </table:table-cell>
          <table:table-cell office:value-type="float" office:value="0.24560000000000001" table:style-name="ce1">
            <text:p>0.24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4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.1200000000000002E-2" table:style-name="ce1">
            <text:p>0.0512</text:p>
          </table:table-cell>
          <table:table-cell office:value-type="float" office:value="0.24579999999999999" table:style-name="ce1">
            <text:p>0.24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4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.1200000000000002E-2" table:style-name="ce1">
            <text:p>0.0512</text:p>
          </table:table-cell>
          <table:table-cell office:value-type="float" office:value="0.2462" table:style-name="ce1">
            <text:p>0.24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4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.0200000000000002E-2" table:style-name="ce1">
            <text:p>0.0502</text:p>
          </table:table-cell>
          <table:table-cell office:value-type="float" office:value="0.2455" table:style-name="ce1">
            <text:p>0.24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6800000000000001E-2" table:style-name="ce1">
            <text:p>0.0468</text:p>
          </table:table-cell>
          <table:table-cell office:value-type="float" office:value="0.2457" table:style-name="ce1">
            <text:p>0.24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5.0000000000000001E-4" table:style-name="ce1">
            <text:p>0.0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05" table:style-name="ce1">
            <text:p>0.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451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0.24590000000000001" table:style-name="ce1">
            <text:p>0.24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456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58E-2" table:style-name="ce1">
            <text:p>0.0458</text:p>
          </table:table-cell>
          <table:table-cell office:value-type="float" office:value="0.24510000000000001" table:style-name="ce1">
            <text:p>0.24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00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0.05" table:style-name="ce1">
            <text:p>0.05</text:p>
          </table:table-cell>
          <table:table-cell office:value-type="float" office:value="0.2467" table:style-name="ce1">
            <text:p>0.24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04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0.24610000000000001" table:style-name="ce1">
            <text:p>0.24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09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3099999999999999E-2" table:style-name="ce1">
            <text:p>0.0431</text:p>
          </table:table-cell>
          <table:table-cell office:value-type="float" office:value="0.2457" table:style-name="ce1">
            <text:p>0.24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13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6800000000000001E-2" table:style-name="ce1">
            <text:p>0.0468</text:p>
          </table:table-cell>
          <table:table-cell office:value-type="float" office:value="0.24590000000000001" table:style-name="ce1">
            <text:p>0.24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17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7E-2" table:style-name="ce1">
            <text:p>0.047</text:p>
          </table:table-cell>
          <table:table-cell office:value-type="float" office:value="0.24479999999999999" table:style-name="ce1">
            <text:p>0.24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21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5.3199999999999997E-2" table:style-name="ce1">
            <text:p>0.0532</text:p>
          </table:table-cell>
          <table:table-cell office:value-type="float" office:value="0.24629999999999999" table:style-name="ce1">
            <text:p>0.24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26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0.24560000000000001" table:style-name="ce1">
            <text:p>0.24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30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5.1499999999999997E-2" table:style-name="ce1">
            <text:p>0.0515</text:p>
          </table:table-cell>
          <table:table-cell office:value-type="float" office:value="0.2465" table:style-name="ce1">
            <text:p>0.24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34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6300000000000001E-2" table:style-name="ce1">
            <text:p>0.0463</text:p>
          </table:table-cell>
          <table:table-cell office:value-type="float" office:value="0.2457" table:style-name="ce1">
            <text:p>0.24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39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8300000000000003E-2" table:style-name="ce1">
            <text:p>0.0483</text:p>
          </table:table-cell>
          <table:table-cell office:value-type="float" office:value="0.2452" table:style-name="ce1">
            <text:p>0.24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44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0.24590000000000001" table:style-name="ce1">
            <text:p>0.24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48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6800000000000001E-2" table:style-name="ce1">
            <text:p>0.0468</text:p>
          </table:table-cell>
          <table:table-cell office:value-type="float" office:value="0.2447" table:style-name="ce1">
            <text:p>0.24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53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3.8899999999999997E-2" table:style-name="ce1">
            <text:p>0.0389</text:p>
          </table:table-cell>
          <table:table-cell office:value-type="float" office:value="0.24529999999999999" table:style-name="ce1">
            <text:p>0.24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557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24709999999999999" table:style-name="ce1">
            <text:p>0.24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02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6800000000000001E-2" table:style-name="ce1">
            <text:p>0.0468</text:p>
          </table:table-cell>
          <table:table-cell office:value-type="float" office:value="0.2472" table:style-name="ce1">
            <text:p>0.24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06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8800000000000003E-2" table:style-name="ce1">
            <text:p>0.0488</text:p>
          </table:table-cell>
          <table:table-cell office:value-type="float" office:value="0.24579999999999999" table:style-name="ce1">
            <text:p>0.24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10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7E-2" table:style-name="ce1">
            <text:p>0.047</text:p>
          </table:table-cell>
          <table:table-cell office:value-type="float" office:value="0.2457" table:style-name="ce1">
            <text:p>0.24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15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5.0500000000000003E-2" table:style-name="ce1">
            <text:p>0.0505</text:p>
          </table:table-cell>
          <table:table-cell office:value-type="float" office:value="0.24560000000000001" table:style-name="ce1">
            <text:p>0.24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19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5.0700000000000002E-2" table:style-name="ce1">
            <text:p>0.0507</text:p>
          </table:table-cell>
          <table:table-cell office:value-type="float" office:value="0.2462" table:style-name="ce1">
            <text:p>0.24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23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8800000000000003E-2" table:style-name="ce1">
            <text:p>0.0488</text:p>
          </table:table-cell>
          <table:table-cell office:value-type="float" office:value="0.245" table:style-name="ce1">
            <text:p>0.2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28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2452" table:style-name="ce1">
            <text:p>0.24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32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65E-2" table:style-name="ce1">
            <text:p>0.0465</text:p>
          </table:table-cell>
          <table:table-cell office:value-type="float" office:value="0.24560000000000001" table:style-name="ce1">
            <text:p>0.24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37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7500000000000001E-2" table:style-name="ce1">
            <text:p>0.0475</text:p>
          </table:table-cell>
          <table:table-cell office:value-type="float" office:value="0.24510000000000001" table:style-name="ce1">
            <text:p>0.24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41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5.2499999999999998E-2" table:style-name="ce1">
            <text:p>0.0525</text:p>
          </table:table-cell>
          <table:table-cell office:value-type="float" office:value="0.24660000000000001" table:style-name="ce1">
            <text:p>0.24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45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0.2455" table:style-name="ce1">
            <text:p>0.24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50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4600000000000001E-2" table:style-name="ce1">
            <text:p>0.0446</text:p>
          </table:table-cell>
          <table:table-cell office:value-type="float" office:value="0.2452" table:style-name="ce1">
            <text:p>0.24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54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6800000000000001E-2" table:style-name="ce1">
            <text:p>0.0468</text:p>
          </table:table-cell>
          <table:table-cell office:value-type="float" office:value="0.24610000000000001" table:style-name="ce1">
            <text:p>0.24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658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5.5E-2" table:style-name="ce1">
            <text:p>0.055</text:p>
          </table:table-cell>
          <table:table-cell office:value-type="float" office:value="0.2472" table:style-name="ce1">
            <text:p>0.24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.05" table:style-name="ce1">
            <text:p>0.05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0.24579999999999999" table:style-name="ce1">
            <text:p>0.24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.05" table:style-name="ce1">
            <text:p>0.05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6.9999999999999999E-4" table:style-name="ce1">
            <text:p>0.0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1" table:style-name="ce1">
            <text:p>0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03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3499999999999999E-2" table:style-name="ce1">
            <text:p>0.0535</text:p>
          </table:table-cell>
          <table:table-cell office:value-type="float" office:value="0.2457" table:style-name="ce1">
            <text:p>0.24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07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62E-2" table:style-name="ce1">
            <text:p>0.0562</text:p>
          </table:table-cell>
          <table:table-cell office:value-type="float" office:value="0.24590000000000001" table:style-name="ce1">
            <text:p>0.24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11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9200000000000003E-2" table:style-name="ce1">
            <text:p>0.0592</text:p>
          </table:table-cell>
          <table:table-cell office:value-type="float" office:value="0.24709999999999999" table:style-name="ce1">
            <text:p>0.24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16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9200000000000003E-2" table:style-name="ce1">
            <text:p>0.0592</text:p>
          </table:table-cell>
          <table:table-cell office:value-type="float" office:value="0.24640000000000001" table:style-name="ce1">
            <text:p>0.24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20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0.24529999999999999" table:style-name="ce1">
            <text:p>0.24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24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0.24590000000000001" table:style-name="ce1">
            <text:p>0.24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29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8400000000000001E-2" table:style-name="ce1">
            <text:p>0.0584</text:p>
          </table:table-cell>
          <table:table-cell office:value-type="float" office:value="0.2457" table:style-name="ce1">
            <text:p>0.24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33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0.2442" table:style-name="ce1">
            <text:p>0.24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37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4.8800000000000003E-2" table:style-name="ce1">
            <text:p>0.0488</text:p>
          </table:table-cell>
          <table:table-cell office:value-type="float" office:value="0.24560000000000001" table:style-name="ce1">
            <text:p>0.24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42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0500000000000003E-2" table:style-name="ce1">
            <text:p>0.0505</text:p>
          </table:table-cell>
          <table:table-cell office:value-type="float" office:value="0.24529999999999999" table:style-name="ce1">
            <text:p>0.24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46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7200000000000001E-2" table:style-name="ce1">
            <text:p>0.0572</text:p>
          </table:table-cell>
          <table:table-cell office:value-type="float" office:value="0.24660000000000001" table:style-name="ce1">
            <text:p>0.24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50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0.2452" table:style-name="ce1">
            <text:p>0.24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54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1200000000000002E-2" table:style-name="ce1">
            <text:p>0.0512</text:p>
          </table:table-cell>
          <table:table-cell office:value-type="float" office:value="0.24579999999999999" table:style-name="ce1">
            <text:p>0.24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759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5199999999999999E-2" table:style-name="ce1">
            <text:p>0.0552</text:p>
          </table:table-cell>
          <table:table-cell office:value-type="float" office:value="0.24629999999999999" table:style-name="ce1">
            <text:p>0.24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03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5E-2" table:style-name="ce1">
            <text:p>0.055</text:p>
          </table:table-cell>
          <table:table-cell office:value-type="float" office:value="0.24560000000000001" table:style-name="ce1">
            <text:p>0.24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07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6.4600000000000005E-2" table:style-name="ce1">
            <text:p>0.0646</text:p>
          </table:table-cell>
          <table:table-cell office:value-type="float" office:value="0.24640000000000001" table:style-name="ce1">
            <text:p>0.24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11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6.0100000000000001E-2" table:style-name="ce1">
            <text:p>0.0601</text:p>
          </table:table-cell>
          <table:table-cell office:value-type="float" office:value="0.2452" table:style-name="ce1">
            <text:p>0.24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16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8400000000000001E-2" table:style-name="ce1">
            <text:p>0.0584</text:p>
          </table:table-cell>
          <table:table-cell office:value-type="float" office:value="0.24610000000000001" table:style-name="ce1">
            <text:p>0.24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20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0.24590000000000001" table:style-name="ce1">
            <text:p>0.24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24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4.9299999999999997E-2" table:style-name="ce1">
            <text:p>0.0493</text:p>
          </table:table-cell>
          <table:table-cell office:value-type="float" office:value="0.24529999999999999" table:style-name="ce1">
            <text:p>0.24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28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0.05" table:style-name="ce1">
            <text:p>0.05</text:p>
          </table:table-cell>
          <table:table-cell office:value-type="float" office:value="0.24529999999999999" table:style-name="ce1">
            <text:p>0.24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33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5399999999999998E-2" table:style-name="ce1">
            <text:p>0.0554</text:p>
          </table:table-cell>
          <table:table-cell office:value-type="float" office:value="0.24529999999999999" table:style-name="ce1">
            <text:p>0.24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37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3499999999999999E-2" table:style-name="ce1">
            <text:p>0.0535</text:p>
          </table:table-cell>
          <table:table-cell office:value-type="float" office:value="0.2465" table:style-name="ce1">
            <text:p>0.24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41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4.7E-2" table:style-name="ce1">
            <text:p>0.047</text:p>
          </table:table-cell>
          <table:table-cell office:value-type="float" office:value="0.24510000000000001" table:style-name="ce1">
            <text:p>0.24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45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1200000000000002E-2" table:style-name="ce1">
            <text:p>0.0512</text:p>
          </table:table-cell>
          <table:table-cell office:value-type="float" office:value="0.24529999999999999" table:style-name="ce1">
            <text:p>0.24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50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4.9799999999999997E-2" table:style-name="ce1">
            <text:p>0.0498</text:p>
          </table:table-cell>
          <table:table-cell office:value-type="float" office:value="0.2447" table:style-name="ce1">
            <text:p>0.24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54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8700000000000002E-2" table:style-name="ce1">
            <text:p>0.0587</text:p>
          </table:table-cell>
          <table:table-cell office:value-type="float" office:value="0.24679999999999999" table:style-name="ce1">
            <text:p>0.24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858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6.5799999999999997E-2" table:style-name="ce1">
            <text:p>0.0658</text:p>
          </table:table-cell>
          <table:table-cell office:value-type="float" office:value="0.24690000000000001" table:style-name="ce1">
            <text:p>0.24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02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3499999999999999E-2" table:style-name="ce1">
            <text:p>0.0535</text:p>
          </table:table-cell>
          <table:table-cell office:value-type="float" office:value="0.2455" table:style-name="ce1">
            <text:p>0.24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07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6.3100000000000003E-2" table:style-name="ce1">
            <text:p>0.0631</text:p>
          </table:table-cell>
          <table:table-cell office:value-type="float" office:value="0.24560000000000001" table:style-name="ce1">
            <text:p>0.24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5.5500000000000001E-2" table:style-name="ce1">
            <text:p>0.0555</text:p>
          </table:table-cell>
          <table:table-cell office:value-type="float" office:value="0.2457" table:style-name="ce1">
            <text:p>0.24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9999999999999999E-4" table:style-name="ce1">
            <text:p>0.00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15" table:style-name="ce1">
            <text:p>0.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11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6.9800000000000001E-2" table:style-name="ce1">
            <text:p>0.0698</text:p>
          </table:table-cell>
          <table:table-cell office:value-type="float" office:value="0.2445" table:style-name="ce1">
            <text:p>0.24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15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0.24490000000000001" table:style-name="ce1">
            <text:p>0.24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20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7.3499999999999996E-2" table:style-name="ce1">
            <text:p>0.0735</text:p>
          </table:table-cell>
          <table:table-cell office:value-type="float" office:value="0.245" table:style-name="ce1">
            <text:p>0.2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24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7.5700000000000003E-2" table:style-name="ce1">
            <text:p>0.0757</text:p>
          </table:table-cell>
          <table:table-cell office:value-type="float" office:value="0.24579999999999999" table:style-name="ce1">
            <text:p>0.24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28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0.24560000000000001" table:style-name="ce1">
            <text:p>0.24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32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7.6200000000000004E-2" table:style-name="ce1">
            <text:p>0.0762</text:p>
          </table:table-cell>
          <table:table-cell office:value-type="float" office:value="0.2452" table:style-name="ce1">
            <text:p>0.24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37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0.246" table:style-name="ce1">
            <text:p>0.2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41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8.4699999999999998E-2" table:style-name="ce1">
            <text:p>0.0847</text:p>
          </table:table-cell>
          <table:table-cell office:value-type="float" office:value="0.2422" table:style-name="ce1">
            <text:p>0.24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45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8.2199999999999995E-2" table:style-name="ce1">
            <text:p>0.0822</text:p>
          </table:table-cell>
          <table:table-cell office:value-type="float" office:value="0.2437" table:style-name="ce1">
            <text:p>0.24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49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6.3100000000000003E-2" table:style-name="ce1">
            <text:p>0.0631</text:p>
          </table:table-cell>
          <table:table-cell office:value-type="float" office:value="0.245" table:style-name="ce1">
            <text:p>0.2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53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7.0300000000000001E-2" table:style-name="ce1">
            <text:p>0.0703</text:p>
          </table:table-cell>
          <table:table-cell office:value-type="float" office:value="0.24510000000000001" table:style-name="ce1">
            <text:p>0.24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3958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7.5700000000000003E-2" table:style-name="ce1">
            <text:p>0.0757</text:p>
          </table:table-cell>
          <table:table-cell office:value-type="float" office:value="0.2417" table:style-name="ce1">
            <text:p>0.24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02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8.2400000000000001E-2" table:style-name="ce1">
            <text:p>0.0824</text:p>
          </table:table-cell>
          <table:table-cell office:value-type="float" office:value="0.2424" table:style-name="ce1">
            <text:p>0.24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06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8.2199999999999995E-2" table:style-name="ce1">
            <text:p>0.0822</text:p>
          </table:table-cell>
          <table:table-cell office:value-type="float" office:value="0.24379999999999999" table:style-name="ce1">
            <text:p>0.24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10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0.24610000000000001" table:style-name="ce1">
            <text:p>0.24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15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5.6899999999999999E-2" table:style-name="ce1">
            <text:p>0.0569</text:p>
          </table:table-cell>
          <table:table-cell office:value-type="float" office:value="0.24590000000000001" table:style-name="ce1">
            <text:p>0.24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19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6.83E-2" table:style-name="ce1">
            <text:p>0.0683</text:p>
          </table:table-cell>
          <table:table-cell office:value-type="float" office:value="0.24349999999999999" table:style-name="ce1">
            <text:p>0.24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23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6.5799999999999997E-2" table:style-name="ce1">
            <text:p>0.0658</text:p>
          </table:table-cell>
          <table:table-cell office:value-type="float" office:value="0.24360000000000001" table:style-name="ce1">
            <text:p>0.24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27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6.3899999999999998E-2" table:style-name="ce1">
            <text:p>0.0639</text:p>
          </table:table-cell>
          <table:table-cell office:value-type="float" office:value="0.24629999999999999" table:style-name="ce1">
            <text:p>0.24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32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5.57E-2" table:style-name="ce1">
            <text:p>0.0557</text:p>
          </table:table-cell>
          <table:table-cell office:value-type="float" office:value="0.24479999999999999" table:style-name="ce1">
            <text:p>0.24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36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7.8E-2" table:style-name="ce1">
            <text:p>0.078</text:p>
          </table:table-cell>
          <table:table-cell office:value-type="float" office:value="0.24410000000000001" table:style-name="ce1">
            <text:p>0.24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41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6.7799999999999999E-2" table:style-name="ce1">
            <text:p>0.0678</text:p>
          </table:table-cell>
          <table:table-cell office:value-type="float" office:value="0.2447" table:style-name="ce1">
            <text:p>0.24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46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8.0399999999999999E-2" table:style-name="ce1">
            <text:p>0.0804</text:p>
          </table:table-cell>
          <table:table-cell office:value-type="float" office:value="0.2442" table:style-name="ce1">
            <text:p>0.24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50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6.1899999999999997E-2" table:style-name="ce1">
            <text:p>0.0619</text:p>
          </table:table-cell>
          <table:table-cell office:value-type="float" office:value="0.2447" table:style-name="ce1">
            <text:p>0.24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54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8.0399999999999999E-2" table:style-name="ce1">
            <text:p>0.0804</text:p>
          </table:table-cell>
          <table:table-cell office:value-type="float" office:value="0.2442" table:style-name="ce1">
            <text:p>0.24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058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6.6299999999999998E-2" table:style-name="ce1">
            <text:p>0.0663</text:p>
          </table:table-cell>
          <table:table-cell office:value-type="float" office:value="0.24329999999999999" table:style-name="ce1">
            <text:p>0.24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03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6.4600000000000005E-2" table:style-name="ce1">
            <text:p>0.0646</text:p>
          </table:table-cell>
          <table:table-cell office:value-type="float" office:value="0.24410000000000001" table:style-name="ce1">
            <text:p>0.24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07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6.5799999999999997E-2" table:style-name="ce1">
            <text:p>0.0658</text:p>
          </table:table-cell>
          <table:table-cell office:value-type="float" office:value="0.24460000000000001" table:style-name="ce1">
            <text:p>0.24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11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7.4800000000000005E-2" table:style-name="ce1">
            <text:p>0.0748</text:p>
          </table:table-cell>
          <table:table-cell office:value-type="float" office:value="0.245" table:style-name="ce1">
            <text:p>0.2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16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9.9500000000000005E-2" table:style-name="ce1">
            <text:p>0.0995</text:p>
          </table:table-cell>
          <table:table-cell office:value-type="float" office:value="0.24229999999999999" table:style-name="ce1">
            <text:p>0.24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7.2300000000000003E-2" table:style-name="ce1">
            <text:p>0.0723</text:p>
          </table:table-cell>
          <table:table-cell office:value-type="float" office:value="0.24440000000000001" table:style-name="ce1">
            <text:p>0.24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1.1999999999999999E-3" table:style-name="ce1">
            <text:p>0.00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2" table:style-name="ce1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20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9.11E-2" table:style-name="ce1">
            <text:p>0.0911</text:p>
          </table:table-cell>
          <table:table-cell office:value-type="float" office:value="0.24260000000000001" table:style-name="ce1">
            <text:p>0.2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24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196" table:style-name="ce1">
            <text:p>0.1196</text:p>
          </table:table-cell>
          <table:table-cell office:value-type="float" office:value="0.2389" table:style-name="ce1">
            <text:p>0.23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29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9.6799999999999997E-2" table:style-name="ce1">
            <text:p>0.0968</text:p>
          </table:table-cell>
          <table:table-cell office:value-type="float" office:value="0.24340000000000001" table:style-name="ce1">
            <text:p>0.24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33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9.4299999999999995E-2" table:style-name="ce1">
            <text:p>0.0943</text:p>
          </table:table-cell>
          <table:table-cell office:value-type="float" office:value="0.24260000000000001" table:style-name="ce1">
            <text:p>0.2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37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9.3799999999999994E-2" table:style-name="ce1">
            <text:p>0.0938</text:p>
          </table:table-cell>
          <table:table-cell office:value-type="float" office:value="0.24160000000000001" table:style-name="ce1">
            <text:p>0.24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42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9.7799999999999998E-2" table:style-name="ce1">
            <text:p>0.0978</text:p>
          </table:table-cell>
          <table:table-cell office:value-type="float" office:value="0.2404" table:style-name="ce1">
            <text:p>0.24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46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012" table:style-name="ce1">
            <text:p>0.1012</text:p>
          </table:table-cell>
          <table:table-cell office:value-type="float" office:value="0.24229999999999999" table:style-name="ce1">
            <text:p>0.24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50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3420000000000001" table:style-name="ce1">
            <text:p>0.1342</text:p>
          </table:table-cell>
          <table:table-cell office:value-type="float" office:value="0.23699999999999999" table:style-name="ce1">
            <text:p>0.2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54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8.2900000000000001E-2" table:style-name="ce1">
            <text:p>0.0829</text:p>
          </table:table-cell>
          <table:table-cell office:value-type="float" office:value="0.2432" table:style-name="ce1">
            <text:p>0.24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159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8.4400000000000003E-2" table:style-name="ce1">
            <text:p>0.0844</text:p>
          </table:table-cell>
          <table:table-cell office:value-type="float" office:value="0.24390000000000001" table:style-name="ce1">
            <text:p>0.24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03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8.8900000000000007E-2" table:style-name="ce1">
            <text:p>0.0889</text:p>
          </table:table-cell>
          <table:table-cell office:value-type="float" office:value="0.24329999999999999" table:style-name="ce1">
            <text:p>0.24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07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8.8400000000000006E-2" table:style-name="ce1">
            <text:p>0.0884</text:p>
          </table:table-cell>
          <table:table-cell office:value-type="float" office:value="0.24260000000000001" table:style-name="ce1">
            <text:p>0.2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11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129" table:style-name="ce1">
            <text:p>0.1129</text:p>
          </table:table-cell>
          <table:table-cell office:value-type="float" office:value="0.24229999999999999" table:style-name="ce1">
            <text:p>0.24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16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0.24440000000000001" table:style-name="ce1">
            <text:p>0.24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20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8.8900000000000007E-2" table:style-name="ce1">
            <text:p>0.0889</text:p>
          </table:table-cell>
          <table:table-cell office:value-type="float" office:value="0.24279999999999999" table:style-name="ce1">
            <text:p>0.24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24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9.11E-2" table:style-name="ce1">
            <text:p>0.0911</text:p>
          </table:table-cell>
          <table:table-cell office:value-type="float" office:value="0.2429" table:style-name="ce1">
            <text:p>0.24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28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124" table:style-name="ce1">
            <text:p>0.1124</text:p>
          </table:table-cell>
          <table:table-cell office:value-type="float" office:value="0.24049999999999999" table:style-name="ce1">
            <text:p>0.24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32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1409999999999999" table:style-name="ce1">
            <text:p>0.1141</text:p>
          </table:table-cell>
          <table:table-cell office:value-type="float" office:value="0.24079999999999999" table:style-name="ce1">
            <text:p>0.24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37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0539999999999999" table:style-name="ce1">
            <text:p>0.1054</text:p>
          </table:table-cell>
          <table:table-cell office:value-type="float" office:value="0.2407" table:style-name="ce1">
            <text:p>0.24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41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1360000000000001" table:style-name="ce1">
            <text:p>0.1136</text:p>
          </table:table-cell>
          <table:table-cell office:value-type="float" office:value="0.2424" table:style-name="ce1">
            <text:p>0.24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45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9.6500000000000002E-2" table:style-name="ce1">
            <text:p>0.0965</text:p>
          </table:table-cell>
          <table:table-cell office:value-type="float" office:value="0.2432" table:style-name="ce1">
            <text:p>0.24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49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089" table:style-name="ce1">
            <text:p>0.1089</text:p>
          </table:table-cell>
          <table:table-cell office:value-type="float" office:value="0.2412" table:style-name="ce1">
            <text:p>0.24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54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9.8299999999999998E-2" table:style-name="ce1">
            <text:p>0.0983</text:p>
          </table:table-cell>
          <table:table-cell office:value-type="float" office:value="0.2427" table:style-name="ce1">
            <text:p>0.24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258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208" table:style-name="ce1">
            <text:p>0.1208</text:p>
          </table:table-cell>
          <table:table-cell office:value-type="float" office:value="0.23899999999999999" table:style-name="ce1">
            <text:p>0.2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02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205" table:style-name="ce1">
            <text:p>0.1205</text:p>
          </table:table-cell>
          <table:table-cell office:value-type="float" office:value="0.24149999999999999" table:style-name="ce1">
            <text:p>0.24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07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9.1600000000000001E-2" table:style-name="ce1">
            <text:p>0.0916</text:p>
          </table:table-cell>
          <table:table-cell office:value-type="float" office:value="0.2427" table:style-name="ce1">
            <text:p>0.24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11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042" table:style-name="ce1">
            <text:p>0.1042</text:p>
          </table:table-cell>
          <table:table-cell office:value-type="float" office:value="0.24279999999999999" table:style-name="ce1">
            <text:p>0.24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15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0.24179999999999999" table:style-name="ce1">
            <text:p>0.24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19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8.9599999999999999E-2" table:style-name="ce1">
            <text:p>0.0896</text:p>
          </table:table-cell>
          <table:table-cell office:value-type="float" office:value="0.2429" table:style-name="ce1">
            <text:p>0.24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24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8.3900000000000002E-2" table:style-name="ce1">
            <text:p>0.0839</text:p>
          </table:table-cell>
          <table:table-cell office:value-type="float" office:value="0.24279999999999999" table:style-name="ce1">
            <text:p>0.24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0.1009" table:style-name="ce1">
            <text:p>0.1009</text:p>
          </table:table-cell>
          <table:table-cell office:value-type="float" office:value="0.24199999999999999" table:style-name="ce1">
            <text:p>0.2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1.6000000000000001E-3" table:style-name="ce1">
            <text:p>0.00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25" table:style-name="ce1">
            <text:p>0.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28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9359999999999999" table:style-name="ce1">
            <text:p>0.1936</text:p>
          </table:table-cell>
          <table:table-cell office:value-type="float" office:value="0.23089999999999999" table:style-name="ce1">
            <text:p>0.23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32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52" table:style-name="ce1">
            <text:p>0.152</text:p>
          </table:table-cell>
          <table:table-cell office:value-type="float" office:value="0.23430000000000001" table:style-name="ce1">
            <text:p>0.23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37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2064" table:style-name="ce1">
            <text:p>0.2064</text:p>
          </table:table-cell>
          <table:table-cell office:value-type="float" office:value="0.2278" table:style-name="ce1">
            <text:p>0.22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41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6439999999999999" table:style-name="ce1">
            <text:p>0.1644</text:p>
          </table:table-cell>
          <table:table-cell office:value-type="float" office:value="0.23569999999999999" table:style-name="ce1">
            <text:p>0.23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45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5" table:style-name="ce1">
            <text:p>0.15</text:p>
          </table:table-cell>
          <table:table-cell office:value-type="float" office:value="0.2359" table:style-name="ce1">
            <text:p>0.23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50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2479999999999999" table:style-name="ce1">
            <text:p>0.1248</text:p>
          </table:table-cell>
          <table:table-cell office:value-type="float" office:value="0.2432" table:style-name="ce1">
            <text:p>0.24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54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401" table:style-name="ce1">
            <text:p>0.1401</text:p>
          </table:table-cell>
          <table:table-cell office:value-type="float" office:value="0.23860000000000001" table:style-name="ce1">
            <text:p>0.23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358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23580000000000001" table:style-name="ce1">
            <text:p>0.23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02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5620000000000001" table:style-name="ce1">
            <text:p>0.1562</text:p>
          </table:table-cell>
          <table:table-cell office:value-type="float" office:value="0.23630000000000001" table:style-name="ce1">
            <text:p>0.23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07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676" table:style-name="ce1">
            <text:p>0.1676</text:p>
          </table:table-cell>
          <table:table-cell office:value-type="float" office:value="0.2344" table:style-name="ce1">
            <text:p>0.23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11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968" table:style-name="ce1">
            <text:p>0.1968</text:p>
          </table:table-cell>
          <table:table-cell office:value-type="float" office:value="0.23069999999999999" table:style-name="ce1">
            <text:p>0.23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15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4530000000000001" table:style-name="ce1">
            <text:p>0.1453</text:p>
          </table:table-cell>
          <table:table-cell office:value-type="float" office:value="0.23799999999999999" table:style-name="ce1">
            <text:p>0.2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19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6109999999999999" table:style-name="ce1">
            <text:p>0.1611</text:p>
          </table:table-cell>
          <table:table-cell office:value-type="float" office:value="0.23619999999999999" table:style-name="ce1">
            <text:p>0.23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24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6289999999999999" table:style-name="ce1">
            <text:p>0.1629</text:p>
          </table:table-cell>
          <table:table-cell office:value-type="float" office:value="0.23530000000000001" table:style-name="ce1">
            <text:p>0.23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28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6439999999999999" table:style-name="ce1">
            <text:p>0.1644</text:p>
          </table:table-cell>
          <table:table-cell office:value-type="float" office:value="0.23810000000000001" table:style-name="ce1">
            <text:p>0.23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32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356" table:style-name="ce1">
            <text:p>0.1356</text:p>
          </table:table-cell>
          <table:table-cell office:value-type="float" office:value="0.2384" table:style-name="ce1">
            <text:p>0.23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36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6880000000000001" table:style-name="ce1">
            <text:p>0.1688</text:p>
          </table:table-cell>
          <table:table-cell office:value-type="float" office:value="0.23419999999999999" table:style-name="ce1">
            <text:p>0.23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41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20150000000000001" table:style-name="ce1">
            <text:p>0.2015</text:p>
          </table:table-cell>
          <table:table-cell office:value-type="float" office:value="0.23380000000000001" table:style-name="ce1">
            <text:p>0.23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45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8390000000000001" table:style-name="ce1">
            <text:p>0.1839</text:p>
          </table:table-cell>
          <table:table-cell office:value-type="float" office:value="0.2329" table:style-name="ce1">
            <text:p>0.23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49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23330000000000001" table:style-name="ce1">
            <text:p>0.23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53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23949999999999999" table:style-name="ce1">
            <text:p>0.23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458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5590000000000001" table:style-name="ce1">
            <text:p>0.1559</text:p>
          </table:table-cell>
          <table:table-cell office:value-type="float" office:value="0.23469999999999999" table:style-name="ce1">
            <text:p>0.23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02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7449999999999999" table:style-name="ce1">
            <text:p>0.1745</text:p>
          </table:table-cell>
          <table:table-cell office:value-type="float" office:value="0.23649999999999999" table:style-name="ce1">
            <text:p>0.23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06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396" table:style-name="ce1">
            <text:p>0.1396</text:p>
          </table:table-cell>
          <table:table-cell office:value-type="float" office:value="0.23930000000000001" table:style-name="ce1">
            <text:p>0.23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11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23760000000000001" table:style-name="ce1">
            <text:p>0.2376</text:p>
          </table:table-cell>
          <table:table-cell office:value-type="float" office:value="0.2228" table:style-name="ce1">
            <text:p>0.22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15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389" table:style-name="ce1">
            <text:p>0.1389</text:p>
          </table:table-cell>
          <table:table-cell office:value-type="float" office:value="0.2361" table:style-name="ce1">
            <text:p>0.23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19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2361" table:style-name="ce1">
            <text:p>0.23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24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2054" table:style-name="ce1">
            <text:p>0.2054</text:p>
          </table:table-cell>
          <table:table-cell office:value-type="float" office:value="0.23150000000000001" table:style-name="ce1">
            <text:p>0.23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28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5870000000000001" table:style-name="ce1">
            <text:p>0.1587</text:p>
          </table:table-cell>
          <table:table-cell office:value-type="float" office:value="0.23680000000000001" table:style-name="ce1">
            <text:p>0.23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32</text:p>
          </table:table-cell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2054" table:style-name="ce1">
            <text:p>0.2054</text:p>
          </table:table-cell>
          <table:table-cell office:value-type="float" office:value="0.2301" table:style-name="ce1">
            <text:p>0.23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0.16789999999999999" table:style-name="ce1">
            <text:p>0.1679</text:p>
          </table:table-cell>
          <table:table-cell office:value-type="float" office:value="0.2349" table:style-name="ce1">
            <text:p>0.23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2.5600000000000001E-2" table:style-name="ce1">
            <text:p>0.0256</text:p>
          </table:table-cell>
          <table:table-cell office:value-type="float" office:value="3.8999999999999998E-3" table:style-name="ce1">
            <text:p>0.00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3" table:style-name="ce1">
            <text:p>0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36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5969999999999999" table:style-name="ce1">
            <text:p>0.2597</text:p>
          </table:table-cell>
          <table:table-cell office:value-type="float" office:value="0.2258" table:style-name="ce1">
            <text:p>0.22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41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4779999999999999" table:style-name="ce1">
            <text:p>0.2478</text:p>
          </table:table-cell>
          <table:table-cell office:value-type="float" office:value="0.2281" table:style-name="ce1">
            <text:p>0.22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46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6629999999999998" table:style-name="ce1">
            <text:p>0.2663</text:p>
          </table:table-cell>
          <table:table-cell office:value-type="float" office:value="0.22140000000000001" table:style-name="ce1">
            <text:p>0.22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50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7900000000000003" table:style-name="ce1">
            <text:p>0.279</text:p>
          </table:table-cell>
          <table:table-cell office:value-type="float" office:value="0.22209999999999999" table:style-name="ce1">
            <text:p>0.22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55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31929999999999997" table:style-name="ce1">
            <text:p>0.3193</text:p>
          </table:table-cell>
          <table:table-cell office:value-type="float" office:value="0.21640000000000001" table:style-name="ce1">
            <text:p>0.21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559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8810000000000002" table:style-name="ce1">
            <text:p>0.2881</text:p>
          </table:table-cell>
          <table:table-cell office:value-type="float" office:value="0.22270000000000001" table:style-name="ce1">
            <text:p>0.22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03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3369999999999999" table:style-name="ce1">
            <text:p>0.2337</text:p>
          </table:table-cell>
          <table:table-cell office:value-type="float" office:value="0.2293" table:style-name="ce1">
            <text:p>0.22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07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5590000000000002" table:style-name="ce1">
            <text:p>0.2559</text:p>
          </table:table-cell>
          <table:table-cell office:value-type="float" office:value="0.2268" table:style-name="ce1">
            <text:p>0.22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12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0.22489999999999999" table:style-name="ce1">
            <text:p>0.22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16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2750000000000001" table:style-name="ce1">
            <text:p>0.22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20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109" table:style-name="ce1">
            <text:p>0.2109</text:p>
          </table:table-cell>
          <table:table-cell office:value-type="float" office:value="0.23219999999999999" table:style-name="ce1">
            <text:p>0.23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24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30120000000000002" table:style-name="ce1">
            <text:p>0.3012</text:p>
          </table:table-cell>
          <table:table-cell office:value-type="float" office:value="0.22120000000000001" table:style-name="ce1">
            <text:p>0.22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29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6040000000000002" table:style-name="ce1">
            <text:p>0.2604</text:p>
          </table:table-cell>
          <table:table-cell office:value-type="float" office:value="0.22839999999999999" table:style-name="ce1">
            <text:p>0.22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33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7179999999999999" table:style-name="ce1">
            <text:p>0.2718</text:p>
          </table:table-cell>
          <table:table-cell office:value-type="float" office:value="0.22309999999999999" table:style-name="ce1">
            <text:p>0.22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38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31490000000000001" table:style-name="ce1">
            <text:p>0.3149</text:p>
          </table:table-cell>
          <table:table-cell office:value-type="float" office:value="0.21840000000000001" table:style-name="ce1">
            <text:p>0.21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42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8470000000000001" table:style-name="ce1">
            <text:p>0.2847</text:p>
          </table:table-cell>
          <table:table-cell office:value-type="float" office:value="0.22509999999999999" table:style-name="ce1">
            <text:p>0.22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46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2650000000000001" table:style-name="ce1">
            <text:p>0.2265</text:p>
          </table:table-cell>
          <table:table-cell office:value-type="float" office:value="0.22750000000000001" table:style-name="ce1">
            <text:p>0.22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50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3069999999999999" table:style-name="ce1">
            <text:p>0.2307</text:p>
          </table:table-cell>
          <table:table-cell office:value-type="float" office:value="0.22819999999999999" table:style-name="ce1">
            <text:p>0.22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54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7450000000000002" table:style-name="ce1">
            <text:p>0.2745</text:p>
          </table:table-cell>
          <table:table-cell office:value-type="float" office:value="0.2238" table:style-name="ce1">
            <text:p>0.22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659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9480000000000001" table:style-name="ce1">
            <text:p>0.2948</text:p>
          </table:table-cell>
          <table:table-cell office:value-type="float" office:value="0.21879999999999999" table:style-name="ce1">
            <text:p>0.21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03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1946" table:style-name="ce1">
            <text:p>0.1946</text:p>
          </table:table-cell>
          <table:table-cell office:value-type="float" office:value="0.23230000000000001" table:style-name="ce1">
            <text:p>0.23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07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1659999999999999" table:style-name="ce1">
            <text:p>0.2166</text:p>
          </table:table-cell>
          <table:table-cell office:value-type="float" office:value="0.23019999999999999" table:style-name="ce1">
            <text:p>0.23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11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8039999999999998" table:style-name="ce1">
            <text:p>0.2804</text:p>
          </table:table-cell>
          <table:table-cell office:value-type="float" office:value="0.22409999999999999" table:style-name="ce1">
            <text:p>0.22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16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8389999999999999" table:style-name="ce1">
            <text:p>0.2839</text:p>
          </table:table-cell>
          <table:table-cell office:value-type="float" office:value="0.2233" table:style-name="ce1">
            <text:p>0.22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20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8320000000000001" table:style-name="ce1">
            <text:p>0.2832</text:p>
          </table:table-cell>
          <table:table-cell office:value-type="float" office:value="0.22389999999999999" table:style-name="ce1">
            <text:p>0.22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24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8960000000000002" table:style-name="ce1">
            <text:p>0.2896</text:p>
          </table:table-cell>
          <table:table-cell office:value-type="float" office:value="0.22009999999999999" table:style-name="ce1">
            <text:p>0.22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29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53" table:style-name="ce1">
            <text:p>0.253</text:p>
          </table:table-cell>
          <table:table-cell office:value-type="float" office:value="0.2243" table:style-name="ce1">
            <text:p>0.22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33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0019999999999999" table:style-name="ce1">
            <text:p>0.2002</text:p>
          </table:table-cell>
          <table:table-cell office:value-type="float" office:value="0.2336" table:style-name="ce1">
            <text:p>0.23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37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9260000000000003" table:style-name="ce1">
            <text:p>0.2926</text:p>
          </table:table-cell>
          <table:table-cell office:value-type="float" office:value="0.22389999999999999" table:style-name="ce1">
            <text:p>0.22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42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30320000000000003" table:style-name="ce1">
            <text:p>0.3032</text:p>
          </table:table-cell>
          <table:table-cell office:value-type="float" office:value="0.221" table:style-name="ce1">
            <text:p>0.2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2489999999999999" table:style-name="ce1">
            <text:p>0.22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3.3099999999999997E-2" table:style-name="ce1">
            <text:p>0.0331</text:p>
          </table:table-cell>
          <table:table-cell office:value-type="float" office:value="4.1999999999999997E-3" table:style-name="ce1">
            <text:p>0.00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35" table:style-name="ce1">
            <text:p>0.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46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43640000000000001" table:style-name="ce1">
            <text:p>0.4364</text:p>
          </table:table-cell>
          <table:table-cell office:value-type="float" office:value="0.2039" table:style-name="ce1">
            <text:p>0.20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50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2450000000000001" table:style-name="ce1">
            <text:p>0.22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54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8019999999999998" table:style-name="ce1">
            <text:p>0.3802</text:p>
          </table:table-cell>
          <table:table-cell office:value-type="float" office:value="0.2084" table:style-name="ce1">
            <text:p>0.20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759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6680000000000001" table:style-name="ce1">
            <text:p>0.3668</text:p>
          </table:table-cell>
          <table:table-cell office:value-type="float" office:value="0.2112" table:style-name="ce1">
            <text:p>0.21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03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4179999999999999" table:style-name="ce1">
            <text:p>0.3418</text:p>
          </table:table-cell>
          <table:table-cell office:value-type="float" office:value="0.2177" table:style-name="ce1">
            <text:p>0.21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07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9800000000000002" table:style-name="ce1">
            <text:p>0.398</text:p>
          </table:table-cell>
          <table:table-cell office:value-type="float" office:value="0.20899999999999999" table:style-name="ce1">
            <text:p>0.2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11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342" table:style-name="ce1">
            <text:p>0.3342</text:p>
          </table:table-cell>
          <table:table-cell office:value-type="float" office:value="0.21609999999999999" table:style-name="ce1">
            <text:p>0.21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16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644" table:style-name="ce1">
            <text:p>0.3644</text:p>
          </table:table-cell>
          <table:table-cell office:value-type="float" office:value="0.2104" table:style-name="ce1">
            <text:p>0.21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20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27550000000000002" table:style-name="ce1">
            <text:p>0.2755</text:p>
          </table:table-cell>
          <table:table-cell office:value-type="float" office:value="0.21990000000000001" table:style-name="ce1">
            <text:p>0.21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24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8940000000000002" table:style-name="ce1">
            <text:p>0.3894</text:p>
          </table:table-cell>
          <table:table-cell office:value-type="float" office:value="0.2104" table:style-name="ce1">
            <text:p>0.21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28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196" table:style-name="ce1">
            <text:p>0.3196</text:p>
          </table:table-cell>
          <table:table-cell office:value-type="float" office:value="0.21779999999999999" table:style-name="ce1">
            <text:p>0.21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33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448" table:style-name="ce1">
            <text:p>0.3448</text:p>
          </table:table-cell>
          <table:table-cell office:value-type="float" office:value="0.21579999999999999" table:style-name="ce1">
            <text:p>0.21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37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9529999999999998" table:style-name="ce1">
            <text:p>0.3953</text:p>
          </table:table-cell>
          <table:table-cell office:value-type="float" office:value="0.21149999999999999" table:style-name="ce1">
            <text:p>0.21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41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644" table:style-name="ce1">
            <text:p>0.3644</text:p>
          </table:table-cell>
          <table:table-cell office:value-type="float" office:value="0.2147" table:style-name="ce1">
            <text:p>0.21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45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5870000000000002" table:style-name="ce1">
            <text:p>0.3587</text:p>
          </table:table-cell>
          <table:table-cell office:value-type="float" office:value="0.21290000000000001" table:style-name="ce1">
            <text:p>0.2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50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42380000000000001" table:style-name="ce1">
            <text:p>0.4238</text:p>
          </table:table-cell>
          <table:table-cell office:value-type="float" office:value="0.20910000000000001" table:style-name="ce1">
            <text:p>0.20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54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40789999999999998" table:style-name="ce1">
            <text:p>0.4079</text:p>
          </table:table-cell>
          <table:table-cell office:value-type="float" office:value="0.20830000000000001" table:style-name="ce1">
            <text:p>0.20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858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2869999999999999" table:style-name="ce1">
            <text:p>0.3287</text:p>
          </table:table-cell>
          <table:table-cell office:value-type="float" office:value="0.2172" table:style-name="ce1">
            <text:p>0.21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02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9079999999999998" table:style-name="ce1">
            <text:p>0.3908</text:p>
          </table:table-cell>
          <table:table-cell office:value-type="float" office:value="0.2117" table:style-name="ce1">
            <text:p>0.21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07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2079999999999997" table:style-name="ce1">
            <text:p>0.3208</text:p>
          </table:table-cell>
          <table:table-cell office:value-type="float" office:value="0.21790000000000001" table:style-name="ce1">
            <text:p>0.21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11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2379999999999998" table:style-name="ce1">
            <text:p>0.3238</text:p>
          </table:table-cell>
          <table:table-cell office:value-type="float" office:value="0.2185" table:style-name="ce1">
            <text:p>0.21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15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8240000000000002" table:style-name="ce1">
            <text:p>0.3824</text:p>
          </table:table-cell>
          <table:table-cell office:value-type="float" office:value="0.21379999999999999" table:style-name="ce1">
            <text:p>0.21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19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1159999999999999" table:style-name="ce1">
            <text:p>0.3116</text:p>
          </table:table-cell>
          <table:table-cell office:value-type="float" office:value="0.2167" table:style-name="ce1">
            <text:p>0.21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24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4955" table:style-name="ce1">
            <text:p>0.4955</text:p>
          </table:table-cell>
          <table:table-cell office:value-type="float" office:value="0.19409999999999999" table:style-name="ce1">
            <text:p>0.19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28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1009999999999999" table:style-name="ce1">
            <text:p>0.3101</text:p>
          </table:table-cell>
          <table:table-cell office:value-type="float" office:value="0.22120000000000001" table:style-name="ce1">
            <text:p>0.22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32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5720000000000002" table:style-name="ce1">
            <text:p>0.3572</text:p>
          </table:table-cell>
          <table:table-cell office:value-type="float" office:value="0.2122" table:style-name="ce1">
            <text:p>0.21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36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911" table:style-name="ce1">
            <text:p>0.3911</text:p>
          </table:table-cell>
          <table:table-cell office:value-type="float" office:value="0.20930000000000001" table:style-name="ce1">
            <text:p>0.20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41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44080000000000003" table:style-name="ce1">
            <text:p>0.4408</text:p>
          </table:table-cell>
          <table:table-cell office:value-type="float" office:value="0.20569999999999999" table:style-name="ce1">
            <text:p>0.20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45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2767" table:style-name="ce1">
            <text:p>0.2767</text:p>
          </table:table-cell>
          <table:table-cell office:value-type="float" office:value="0.22439999999999999" table:style-name="ce1">
            <text:p>0.22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49</text:p>
          </table:table-cell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0890000000000001" table:style-name="ce1">
            <text:p>0.3089</text:p>
          </table:table-cell>
          <table:table-cell office:value-type="float" office:value="0.21929999999999999" table:style-name="ce1">
            <text:p>0.21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office:value-type="float" office:value="0.36070000000000002" table:style-name="ce1">
            <text:p>0.3607</text:p>
          </table:table-cell>
          <table:table-cell office:value-type="float" office:value="0.21340000000000001" table:style-name="ce1">
            <text:p>0.21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4" table:style-name="ce1">
            <text:p>0.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53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587" table:style-name="ce1">
            <text:p>0.4587</text:p>
          </table:table-cell>
          <table:table-cell office:value-type="float" office:value="0.20250000000000001" table:style-name="ce1">
            <text:p>0.2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4958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9680000000000002" table:style-name="ce1">
            <text:p>0.4968</text:p>
          </table:table-cell>
          <table:table-cell office:value-type="float" office:value="0.19600000000000001" table:style-name="ce1">
            <text:p>0.1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02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8909999999999998" table:style-name="ce1">
            <text:p>0.4891</text:p>
          </table:table-cell>
          <table:table-cell office:value-type="float" office:value="0.1971" table:style-name="ce1">
            <text:p>0.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06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2280000000000004" table:style-name="ce1">
            <text:p>0.5228</text:p>
          </table:table-cell>
          <table:table-cell office:value-type="float" office:value="0.19620000000000001" table:style-name="ce1">
            <text:p>0.19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10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1810000000000003" table:style-name="ce1">
            <text:p>0.4181</text:p>
          </table:table-cell>
          <table:table-cell office:value-type="float" office:value="0.2054" table:style-name="ce1">
            <text:p>0.20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15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3490000000000004" table:style-name="ce1">
            <text:p>0.5349</text:p>
          </table:table-cell>
          <table:table-cell office:value-type="float" office:value="0.19520000000000001" table:style-name="ce1">
            <text:p>0.19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19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3439999999999999" table:style-name="ce1">
            <text:p>0.5344</text:p>
          </table:table-cell>
          <table:table-cell office:value-type="float" office:value="0.19370000000000001" table:style-name="ce1">
            <text:p>0.19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23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4800000000000001" table:style-name="ce1">
            <text:p>0.448</text:p>
          </table:table-cell>
          <table:table-cell office:value-type="float" office:value="0.20430000000000001" table:style-name="ce1">
            <text:p>0.20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27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9359999999999998" table:style-name="ce1">
            <text:p>0.4936</text:p>
          </table:table-cell>
          <table:table-cell office:value-type="float" office:value="0.20100000000000001" table:style-name="ce1">
            <text:p>0.2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32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38990000000000002" table:style-name="ce1">
            <text:p>0.3899</text:p>
          </table:table-cell>
          <table:table-cell office:value-type="float" office:value="0.20669999999999999" table:style-name="ce1">
            <text:p>0.20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36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2769999999999995" table:style-name="ce1">
            <text:p>0.5277</text:p>
          </table:table-cell>
          <table:table-cell office:value-type="float" office:value="0.1946" table:style-name="ce1">
            <text:p>0.19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41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2299999999999999" table:style-name="ce1">
            <text:p>0.423</text:p>
          </table:table-cell>
          <table:table-cell office:value-type="float" office:value="0.20749999999999999" table:style-name="ce1">
            <text:p>0.20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45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0839999999999996" table:style-name="ce1">
            <text:p>0.5084</text:p>
          </table:table-cell>
          <table:table-cell office:value-type="float" office:value="0.1971" table:style-name="ce1">
            <text:p>0.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50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38340000000000002" table:style-name="ce1">
            <text:p>0.3834</text:p>
          </table:table-cell>
          <table:table-cell office:value-type="float" office:value="0.21329999999999999" table:style-name="ce1">
            <text:p>0.21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54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2749999999999997" table:style-name="ce1">
            <text:p>0.5275</text:p>
          </table:table-cell>
          <table:table-cell office:value-type="float" office:value="0.19370000000000001" table:style-name="ce1">
            <text:p>0.19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058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6829999999999999" table:style-name="ce1">
            <text:p>0.4683</text:p>
          </table:table-cell>
          <table:table-cell office:value-type="float" office:value="0.20219999999999999" table:style-name="ce1">
            <text:p>0.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02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3120000000000001" table:style-name="ce1">
            <text:p>0.5312</text:p>
          </table:table-cell>
          <table:table-cell office:value-type="float" office:value="0.19239999999999999" table:style-name="ce1">
            <text:p>0.19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07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0670000000000004" table:style-name="ce1">
            <text:p>0.5067</text:p>
          </table:table-cell>
          <table:table-cell office:value-type="float" office:value="0.1996" table:style-name="ce1">
            <text:p>0.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11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272" table:style-name="ce1">
            <text:p>0.5272</text:p>
          </table:table-cell>
          <table:table-cell office:value-type="float" office:value="0.19700000000000001" table:style-name="ce1">
            <text:p>0.1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15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037" table:style-name="ce1">
            <text:p>0.4037</text:p>
          </table:table-cell>
          <table:table-cell office:value-type="float" office:value="0.20960000000000001" table:style-name="ce1">
            <text:p>0.20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20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1759999999999995" table:style-name="ce1">
            <text:p>0.5176</text:p>
          </table:table-cell>
          <table:table-cell office:value-type="float" office:value="0.19309999999999999" table:style-name="ce1">
            <text:p>0.19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24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2480000000000004" table:style-name="ce1">
            <text:p>0.5248</text:p>
          </table:table-cell>
          <table:table-cell office:value-type="float" office:value="0.1956" table:style-name="ce1">
            <text:p>0.1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28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6339999999999998" table:style-name="ce1">
            <text:p>0.4634</text:p>
          </table:table-cell>
          <table:table-cell office:value-type="float" office:value="0.2019" table:style-name="ce1">
            <text:p>0.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33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36559999999999998" table:style-name="ce1">
            <text:p>0.3656</text:p>
          </table:table-cell>
          <table:table-cell office:value-type="float" office:value="0.21440000000000001" table:style-name="ce1">
            <text:p>0.21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37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7299999999999998" table:style-name="ce1">
            <text:p>0.473</text:p>
          </table:table-cell>
          <table:table-cell office:value-type="float" office:value="0.2026" table:style-name="ce1">
            <text:p>0.20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41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4079999999999995" table:style-name="ce1">
            <text:p>0.5408</text:p>
          </table:table-cell>
          <table:table-cell office:value-type="float" office:value="0.192" table:style-name="ce1">
            <text:p>0.1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46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874" table:style-name="ce1">
            <text:p>0.4874</text:p>
          </table:table-cell>
          <table:table-cell office:value-type="float" office:value="0.19939999999999999" table:style-name="ce1">
            <text:p>0.19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50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5269999999999997" table:style-name="ce1">
            <text:p>0.5527</text:p>
          </table:table-cell>
          <table:table-cell office:value-type="float" office:value="0.1938" table:style-name="ce1">
            <text:p>0.19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54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52049999999999996" table:style-name="ce1">
            <text:p>0.5205</text:p>
          </table:table-cell>
          <table:table-cell office:value-type="float" office:value="0.1961" table:style-name="ce1">
            <text:p>0.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158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1830000000000001" table:style-name="ce1">
            <text:p>0.4183</text:p>
          </table:table-cell>
          <table:table-cell office:value-type="float" office:value="0.20530000000000001" table:style-name="ce1">
            <text:p>0.20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.4" table:style-name="ce1">
            <text:p>0.4</text:p>
          </table:table-cell>
          <table:table-cell office:value-type="float" office:value="0.4819" table:style-name="ce1">
            <text:p>0.4819</text:p>
          </table:table-cell>
          <table:table-cell office:value-type="float" office:value="0.2" table:style-name="ce1">
            <text:p>0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.4" table:style-name="ce1">
            <text:p>0.4</text:p>
          </table:table-cell>
          <table:table-cell office:value-type="float" office:value="5.2400000000000002E-2" table:style-name="ce1">
            <text:p>0.0524</text:p>
          </table:table-cell>
          <table:table-cell office:value-type="float" office:value="6.1000000000000004E-3" table:style-name="ce1">
            <text:p>0.00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45" table:style-name="ce1">
            <text:p>0.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03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3559999999999997" table:style-name="ce1">
            <text:p>0.5356</text:p>
          </table:table-cell>
          <table:table-cell office:value-type="float" office:value="0.19320000000000001" table:style-name="ce1">
            <text:p>0.19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07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6559999999999999" table:style-name="ce1">
            <text:p>0.5656</text:p>
          </table:table-cell>
          <table:table-cell office:value-type="float" office:value="0.19289999999999999" table:style-name="ce1">
            <text:p>0.19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11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49880000000000002" table:style-name="ce1">
            <text:p>0.4988</text:p>
          </table:table-cell>
          <table:table-cell office:value-type="float" office:value="0.19570000000000001" table:style-name="ce1">
            <text:p>0.19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16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2249999999999996" table:style-name="ce1">
            <text:p>0.5225</text:p>
          </table:table-cell>
          <table:table-cell office:value-type="float" office:value="0.1968" table:style-name="ce1">
            <text:p>0.19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20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5840000000000001" table:style-name="ce1">
            <text:p>0.5584</text:p>
          </table:table-cell>
          <table:table-cell office:value-type="float" office:value="0.18990000000000001" table:style-name="ce1">
            <text:p>0.18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24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1629999999999998" table:style-name="ce1">
            <text:p>0.5163</text:p>
          </table:table-cell>
          <table:table-cell office:value-type="float" office:value="0.19359999999999999" table:style-name="ce1">
            <text:p>0.19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28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48809999999999998" table:style-name="ce1">
            <text:p>0.4881</text:p>
          </table:table-cell>
          <table:table-cell office:value-type="float" office:value="0.19650000000000001" table:style-name="ce1">
            <text:p>0.1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32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1910000000000001" table:style-name="ce1">
            <text:p>0.5191</text:p>
          </table:table-cell>
          <table:table-cell office:value-type="float" office:value="0.1978" table:style-name="ce1">
            <text:p>0.19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37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2600000000000002" table:style-name="ce1">
            <text:p>0.526</text:p>
          </table:table-cell>
          <table:table-cell office:value-type="float" office:value="0.19420000000000001" table:style-name="ce1">
            <text:p>0.19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41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3590000000000004" table:style-name="ce1">
            <text:p>0.5359</text:p>
          </table:table-cell>
          <table:table-cell office:value-type="float" office:value="0.19400000000000001" table:style-name="ce1">
            <text:p>0.1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45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8440000000000003" table:style-name="ce1">
            <text:p>0.5844</text:p>
          </table:table-cell>
          <table:table-cell office:value-type="float" office:value="0.19139999999999999" table:style-name="ce1">
            <text:p>0.19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49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8609999999999995" table:style-name="ce1">
            <text:p>0.5861</text:p>
          </table:table-cell>
          <table:table-cell office:value-type="float" office:value="0.1875" table:style-name="ce1">
            <text:p>0.18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54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2349999999999997" table:style-name="ce1">
            <text:p>0.5235</text:p>
          </table:table-cell>
          <table:table-cell office:value-type="float" office:value="0.1961" table:style-name="ce1">
            <text:p>0.1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258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5720000000000003" table:style-name="ce1">
            <text:p>0.5572</text:p>
          </table:table-cell>
          <table:table-cell office:value-type="float" office:value="0.1898" table:style-name="ce1">
            <text:p>0.18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02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2300000000000002" table:style-name="ce1">
            <text:p>0.523</text:p>
          </table:table-cell>
          <table:table-cell office:value-type="float" office:value="0.19719999999999999" table:style-name="ce1">
            <text:p>0.19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06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0249999999999995" table:style-name="ce1">
            <text:p>0.5025</text:p>
          </table:table-cell>
          <table:table-cell office:value-type="float" office:value="0.19320000000000001" table:style-name="ce1">
            <text:p>0.19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11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48" table:style-name="ce1">
            <text:p>0.48</text:p>
          </table:table-cell>
          <table:table-cell office:value-type="float" office:value="0.20330000000000001" table:style-name="ce1">
            <text:p>0.20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15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8640000000000003" table:style-name="ce1">
            <text:p>0.5864</text:p>
          </table:table-cell>
          <table:table-cell office:value-type="float" office:value="0.1885" table:style-name="ce1">
            <text:p>0.18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19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4600000000000004" table:style-name="ce1">
            <text:p>0.546</text:p>
          </table:table-cell>
          <table:table-cell office:value-type="float" office:value="0.18920000000000001" table:style-name="ce1">
            <text:p>0.18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23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6099" table:style-name="ce1">
            <text:p>0.6099</text:p>
          </table:table-cell>
          <table:table-cell office:value-type="float" office:value="0.184" table:style-name="ce1">
            <text:p>0.1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28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8540000000000003" table:style-name="ce1">
            <text:p>0.5854</text:p>
          </table:table-cell>
          <table:table-cell office:value-type="float" office:value="0.19009999999999999" table:style-name="ce1">
            <text:p>0.19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32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7799999999999996" table:style-name="ce1">
            <text:p>0.578</text:p>
          </table:table-cell>
          <table:table-cell office:value-type="float" office:value="0.18840000000000001" table:style-name="ce1">
            <text:p>0.18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36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9079999999999999" table:style-name="ce1">
            <text:p>0.5908</text:p>
          </table:table-cell>
          <table:table-cell office:value-type="float" office:value="0.18659999999999999" table:style-name="ce1">
            <text:p>0.18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41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62570000000000003" table:style-name="ce1">
            <text:p>0.6257</text:p>
          </table:table-cell>
          <table:table-cell office:value-type="float" office:value="0.18260000000000001" table:style-name="ce1">
            <text:p>0.18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45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0870000000000004" table:style-name="ce1">
            <text:p>0.5087</text:p>
          </table:table-cell>
          <table:table-cell office:value-type="float" office:value="0.19800000000000001" table:style-name="ce1">
            <text:p>0.1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49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1729999999999998" table:style-name="ce1">
            <text:p>0.5173</text:p>
          </table:table-cell>
          <table:table-cell office:value-type="float" office:value="0.1976" table:style-name="ce1">
            <text:p>0.19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53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4679999999999995" table:style-name="ce1">
            <text:p>0.5468</text:p>
          </table:table-cell>
          <table:table-cell office:value-type="float" office:value="0.19539999999999999" table:style-name="ce1">
            <text:p>0.19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358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6610000000000005" table:style-name="ce1">
            <text:p>0.5661</text:p>
          </table:table-cell>
          <table:table-cell office:value-type="float" office:value="0.19020000000000001" table:style-name="ce1">
            <text:p>0.19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02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5740000000000001" table:style-name="ce1">
            <text:p>0.5574</text:p>
          </table:table-cell>
          <table:table-cell office:value-type="float" office:value="0.19270000000000001" table:style-name="ce1">
            <text:p>0.19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06</text:p>
          </table:table-cell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7150000000000001" table:style-name="ce1">
            <text:p>0.5715</text:p>
          </table:table-cell>
          <table:table-cell office:value-type="float" office:value="0.19139999999999999" table:style-name="ce1">
            <text:p>0.19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.45" table:style-name="ce1">
            <text:p>0.45</text:p>
          </table:table-cell>
          <table:table-cell office:value-type="float" office:value="0.54710000000000003" table:style-name="ce1">
            <text:p>0.5471</text:p>
          </table:table-cell>
          <table:table-cell office:value-type="float" office:value="0.19259999999999999" table:style-name="ce1">
            <text:p>0.19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.45" table:style-name="ce1">
            <text:p>0.45</text:p>
          </table:table-cell>
          <table:table-cell office:value-type="float" office:value="3.6200000000000003E-2" table:style-name="ce1">
            <text:p>0.0362</text:p>
          </table:table-cell>
          <table:table-cell office:value-type="float" office:value="4.4999999999999997E-3" table:style-name="ce1">
            <text:p>0.00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*********************Job Settings***********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9"/>setServicesImportance :<text:tab/></text:p>
          </table:table-cell>
          <table:table-cell office:value-type="float" office:value="0.5" table:style-name="ce1">
            <text:p>0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imestamp</text:p>
          </table:table-cell>
          <table:table-cell office:value-type="string" table:style-name="ce1">
            <text:p><text:s/>job ID</text:p>
          </table:table-cell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10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58940000000000003" table:style-name="ce1">
            <text:p>0.5894</text:p>
          </table:table-cell>
          <table:table-cell office:value-type="float" office:value="0.1895" table:style-name="ce1">
            <text:p>0.18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15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0.18709999999999999" table:style-name="ce1">
            <text:p>0.18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19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4649999999999996" table:style-name="ce1">
            <text:p>0.6465</text:p>
          </table:table-cell>
          <table:table-cell office:value-type="float" office:value="0.18410000000000001" table:style-name="ce1">
            <text:p>0.18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23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2450000000000006" table:style-name="ce1">
            <text:p>0.6245</text:p>
          </table:table-cell>
          <table:table-cell office:value-type="float" office:value="0.1847" table:style-name="ce1">
            <text:p>0.18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28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1729999999999996" table:style-name="ce1">
            <text:p>0.6173</text:p>
          </table:table-cell>
          <table:table-cell office:value-type="float" office:value="0.1837" table:style-name="ce1">
            <text:p>0.18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32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069" table:style-name="ce1">
            <text:p>0.6069</text:p>
          </table:table-cell>
          <table:table-cell office:value-type="float" office:value="0.18410000000000001" table:style-name="ce1">
            <text:p>0.18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36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7920000000000003" table:style-name="ce1">
            <text:p>0.6792</text:p>
          </table:table-cell>
          <table:table-cell office:value-type="float" office:value="0.18029999999999999" table:style-name="ce1">
            <text:p>0.18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40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0.18540000000000001" table:style-name="ce1">
            <text:p>0.18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45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4180000000000004" table:style-name="ce1">
            <text:p>0.6418</text:p>
          </table:table-cell>
          <table:table-cell office:value-type="float" office:value="0.18240000000000001" table:style-name="ce1">
            <text:p>0.18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49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57099999999999995" table:style-name="ce1">
            <text:p>0.571</text:p>
          </table:table-cell>
          <table:table-cell office:value-type="float" office:value="0.18559999999999999" table:style-name="ce1">
            <text:p>0.18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53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411" table:style-name="ce1">
            <text:p>0.6411</text:p>
          </table:table-cell>
          <table:table-cell office:value-type="float" office:value="0.18179999999999999" table:style-name="ce1">
            <text:p>0.18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457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4629999999999999" table:style-name="ce1">
            <text:p>0.6463</text:p>
          </table:table-cell>
          <table:table-cell office:value-type="float" office:value="0.18410000000000001" table:style-name="ce1">
            <text:p>0.18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502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2649999999999995" table:style-name="ce1">
            <text:p>0.6265</text:p>
          </table:table-cell>
          <table:table-cell office:value-type="float" office:value="0.18310000000000001" table:style-name="ce1">
            <text:p>0.18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506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55640000000000001" table:style-name="ce1">
            <text:p>0.5564</text:p>
          </table:table-cell>
          <table:table-cell office:value-type="float" office:value="0.1918" table:style-name="ce1">
            <text:p>0.19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510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58320000000000005" table:style-name="ce1">
            <text:p>0.5832</text:p>
          </table:table-cell>
          <table:table-cell office:value-type="float" office:value="0.1888" table:style-name="ce1">
            <text:p>0.18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514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5988" table:style-name="ce1">
            <text:p>0.5988</text:p>
          </table:table-cell>
          <table:table-cell office:value-type="float" office:value="0.18290000000000001" table:style-name="ce1">
            <text:p>0.18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519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27" table:style-name="ce1">
            <text:p>0.627</text:p>
          </table:table-cell>
          <table:table-cell office:value-type="float" office:value="0.18340000000000001" table:style-name="ce1">
            <text:p>0.18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523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3270000000000004" table:style-name="ce1">
            <text:p>0.6327</text:p>
          </table:table-cell>
          <table:table-cell office:value-type="float" office:value="0.183" table:style-name="ce1">
            <text:p>0.1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527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3190000000000002" table:style-name="ce1">
            <text:p>0.6319</text:p>
          </table:table-cell>
          <table:table-cell office:value-type="float" office:value="0.18029999999999999" table:style-name="ce1">
            <text:p>0.18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532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0540000000000005" table:style-name="ce1">
            <text:p>0.6054</text:p>
          </table:table-cell>
          <table:table-cell office:value-type="float" office:value="0.18459999999999999" table:style-name="ce1">
            <text:p>0.18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2015-04-20 175536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2180000000000002" table:style-name="ce1">
            <text:p>0.6218</text:p>
          </table:table-cell>
          <table:table-cell office:value-type="float" office:value="0.186" table:style-name="ce1">
            <text:p>0.1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2015-04-20 175541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2350000000000005" table:style-name="ce1">
            <text:p>0.6235</text:p>
          </table:table-cell>
          <table:table-cell office:value-type="float" office:value="0.18459999999999999" table:style-name="ce1">
            <text:p>0.184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2015-04-20 175545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0919999999999996" table:style-name="ce1">
            <text:p>0.6092</text:p>
          </table:table-cell>
          <table:table-cell office:value-type="float" office:value="0.186" table:style-name="ce1">
            <text:p>0.1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2015-04-20 175550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1160000000000003" table:style-name="ce1">
            <text:p>0.6116</text:p>
          </table:table-cell>
          <table:table-cell office:value-type="float" office:value="0.188" table:style-name="ce1">
            <text:p>0.18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2015-04-20 175554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3319999999999999" table:style-name="ce1">
            <text:p>0.6332</text:p>
          </table:table-cell>
          <table:table-cell office:value-type="float" office:value="0.17879999999999999" table:style-name="ce1">
            <text:p>0.178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2015-04-20 175558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5149999999999997" table:style-name="ce1">
            <text:p>0.6515</text:p>
          </table:table-cell>
          <table:table-cell office:value-type="float" office:value="0.1807" table:style-name="ce1">
            <text:p>0.180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2015-04-20 175603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1829999999999996" table:style-name="ce1">
            <text:p>0.6183</text:p>
          </table:table-cell>
          <table:table-cell office:value-type="float" office:value="0.1845" table:style-name="ce1">
            <text:p>0.18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2015-04-20 175607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1817" table:style-name="ce1">
            <text:p>0.18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/>2015-04-20 175611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1909999999999998" table:style-name="ce1">
            <text:p>0.6191</text:p>
          </table:table-cell>
          <table:table-cell office:value-type="float" office:value="0.18729999999999999" table:style-name="ce1">
            <text:p>0.1873</text:p>
          </table:table-cell>
          <table:table-cell table:number-columns-repeated="10" table:style-name="ce1"/>
          <table:table-cell table:style-name="ce1">
            <draw:frame draw:z-index="1" draw:id="id8" draw:style-name="a8" draw:name="Chart 1" svg:x="0.44167in" svg:y="0.125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string" table:style-name="ce1">
            <text:p><text:s/>2015-04-20 175615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0540000000000005" table:style-name="ce1">
            <text:p>0.6054</text:p>
          </table:table-cell>
          <table:table-cell office:value-type="float" office:value="0.186" table:style-name="ce1">
            <text:p>0.1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verages:<text:s/>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61739999999999995" table:style-name="ce1">
            <text:p>0.6174</text:p>
          </table:table-cell>
          <table:table-cell office:value-type="float" office:value="0.1845" table:style-name="ce1">
            <text:p>0.18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ndard deviations:<text:s/>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2.47E-2" table:style-name="ce1">
            <text:p>0.0247</text:p>
          </table:table-cell>
          <table:table-cell office:value-type="float" office:value="2.8E-3" table:style-name="ce1">
            <text:p>0.002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ERIMENT SUMMARY: <text:s/>JOB AVERAGES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4.6800000000000001E-2" table:style-name="ce1">
            <text:p>0.046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.5000000000000001E-3" table:style-name="ce1">
            <text:p>0.003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4.7899999999999998E-2" table:style-name="ce1">
            <text:p>0.047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0.05" table:style-name="ce1">
            <text:p>0.05</text:p>
          </table:table-cell>
          <table:table-cell office:value-type="float" office:value="4.8000000000000001E-2" table:style-name="ce1">
            <text:p>0.048</text:p>
          </table:table-cell>
          <table:table-cell table:style-name="ce1"/>
          <table:table-cell office:value-type="float" office:value="0.05" table:style-name="ce1">
            <text:p>0.05</text:p>
          </table:table-cell>
          <table:table-cell office:value-type="float" office:value="3.8999999999999998E-3" table:style-name="ce1">
            <text:p>0.0039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3" table:style-name="ce1"/>
          <table:table-cell office:value-type="float" office:value="0.1" table:style-name="ce1">
            <text:p>0.1</text:p>
          </table:table-cell>
          <table:table-cell office:value-type="float" office:value="5.5500000000000001E-2" table:style-name="ce1">
            <text:p>0.0555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2" table:style-name="ce1">
            <text:p>0.0468</text:p>
          </table:table-cell>
          <table:table-cell office:value-type="float" office:value="0.2457" table:style-name="ce1">
            <text:p>0.2457</text:p>
          </table:table-cell>
          <table:table-cell table:number-columns-repeated="3" table:style-name="ce1"/>
          <table:table-cell office:value-type="float" office:value="0.15" table:style-name="ce1">
            <text:p>0.15</text:p>
          </table:table-cell>
          <table:table-cell office:value-type="float" office:value="7.2300000000000003E-2" table:style-name="ce1">
            <text:p>0.0723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0.24579999999999999" table:style-name="ce1">
            <text:p>0.2458</text:p>
          </table:table-cell>
          <table:table-cell table:number-columns-repeated="3" table:style-name="ce1"/>
          <table:table-cell office:value-type="float" office:value="0.2" table:style-name="ce1">
            <text:p>0.2</text:p>
          </table:table-cell>
          <table:table-cell office:value-type="float" office:value="0.1009" table:style-name="ce1">
            <text:p>0.1009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4500000000000001E-2" table:style-name="ce1">
            <text:p>0.0145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5500000000000001E-2" table:style-name="ce1">
            <text:p>0.0555</text:p>
          </table:table-cell>
          <table:table-cell office:value-type="float" office:value="0.2457" table:style-name="ce1">
            <text:p>0.2457</text:p>
          </table:table-cell>
          <table:table-cell table:number-columns-repeated="3" table:style-name="ce1"/>
          <table:table-cell office:value-type="float" office:value="0.2" table:style-name="ce1">
            <text:p>0.2</text:p>
          </table:table-cell>
          <table:table-cell office:value-type="float" office:value="0.10630000000000001" table:style-name="ce1">
            <text:p>0.1063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2699999999999999E-2" table:style-name="ce1">
            <text:p>0.0127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7.2300000000000003E-2" table:style-name="ce1">
            <text:p>0.0723</text:p>
          </table:table-cell>
          <table:table-cell office:value-type="float" office:value="0.24440000000000001" table:style-name="ce1">
            <text:p>0.2444</text:p>
          </table:table-cell>
          <table:table-cell table:number-columns-repeated="3" table:style-name="ce1"/>
          <table:table-cell office:value-type="float" office:value="0.25" table:style-name="ce1">
            <text:p>0.25</text:p>
          </table:table-cell>
          <table:table-cell office:value-type="float" office:value="0.16789999999999999" table:style-name="ce1">
            <text:p>0.1679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2.5600000000000001E-2" table:style-name="ce1">
            <text:p>0.0256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0.1009" table:style-name="ce1">
            <text:p>0.1009</text:p>
          </table:table-cell>
          <table:table-cell office:value-type="float" office:value="0.24199999999999999" table:style-name="ce1">
            <text:p>0.242</text:p>
          </table:table-cell>
          <table:table-cell table:number-columns-repeated="3" table:style-name="ce1"/>
          <table:table-cell office:value-type="float" office:value="0.3" table:style-name="ce1">
            <text:p>0.3</text:p>
          </table:table-cell>
          <table:table-cell office:value-type="float" office:value="0.26400000000000001" table:style-name="ce1">
            <text:p>0.264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3.3099999999999997E-2" table:style-name="ce1">
            <text:p>0.0331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0.16789999999999999" table:style-name="ce1">
            <text:p>0.1679</text:p>
          </table:table-cell>
          <table:table-cell office:value-type="float" office:value="0.2349" table:style-name="ce1">
            <text:p>0.2349</text:p>
          </table:table-cell>
          <table:table-cell table:number-columns-repeated="3" table:style-name="ce1"/>
          <table:table-cell office:value-type="float" office:value="0.35" table:style-name="ce1">
            <text:p>0.35</text:p>
          </table:table-cell>
          <table:table-cell office:value-type="float" office:value="0.36070000000000002" table:style-name="ce1">
            <text:p>0.3607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office:value-type="float" office:value="5.0999999999999997E-2" table:style-name="ce1">
            <text:p>0.051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2489999999999999" table:style-name="ce1">
            <text:p>0.2249</text:p>
          </table:table-cell>
          <table:table-cell table:number-columns-repeated="3" table:style-name="ce1"/>
          <table:table-cell office:value-type="float" office:value="0.4" table:style-name="ce1">
            <text:p>0.4</text:p>
          </table:table-cell>
          <table:table-cell office:value-type="float" office:value="0.4819" table:style-name="ce1">
            <text:p>0.4819</text:p>
          </table:table-cell>
          <table:table-cell table:style-name="ce1"/>
          <table:table-cell office:value-type="float" office:value="0.4" table:style-name="ce1">
            <text:p>0.4</text:p>
          </table:table-cell>
          <table:table-cell office:value-type="float" office:value="4.7500000000000001E-2" table:style-name="ce1">
            <text:p>0.0475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0.36070000000000002" table:style-name="ce1">
            <text:p>0.3607</text:p>
          </table:table-cell>
          <table:table-cell office:value-type="float" office:value="0.21340000000000001" table:style-name="ce1">
            <text:p>0.2134</text:p>
          </table:table-cell>
          <table:table-cell table:number-columns-repeated="3" table:style-name="ce1"/>
          <table:table-cell office:value-type="float" office:value="0.4" table:style-name="ce1">
            <text:p>0.4</text:p>
          </table:table-cell>
          <table:table-cell office:value-type="float" office:value="0.4803" table:style-name="ce1">
            <text:p>0.4803</text:p>
          </table:table-cell>
          <table:table-cell table:style-name="ce1"/>
          <table:table-cell office:value-type="float" office:value="0.4" table:style-name="ce1">
            <text:p>0.4</text:p>
          </table:table-cell>
          <table:table-cell office:value-type="float" office:value="5.2400000000000002E-2" table:style-name="ce1">
            <text:p>0.0524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0.4819" table:style-name="ce1">
            <text:p>0.4819</text:p>
          </table:table-cell>
          <table:table-cell office:value-type="float" office:value="0.2" table:style-name="ce1">
            <text:p>0.2</text:p>
          </table:table-cell>
          <table:table-cell table:number-columns-repeated="3" table:style-name="ce1"/>
          <table:table-cell office:value-type="float" office:value="0.45" table:style-name="ce1">
            <text:p>0.45</text:p>
          </table:table-cell>
          <table:table-cell office:value-type="float" office:value="0.54710000000000003" table:style-name="ce1">
            <text:p>0.5471</text:p>
          </table:table-cell>
          <table:table-cell table:style-name="ce1"/>
          <table:table-cell office:value-type="float" office:value="0.45" table:style-name="ce1">
            <text:p>0.45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0.54710000000000003" table:style-name="ce1">
            <text:p>0.5471</text:p>
          </table:table-cell>
          <table:table-cell office:value-type="float" office:value="0.19259999999999999" table:style-name="ce1">
            <text:p>0.1926</text:p>
          </table:table-cell>
          <table:table-cell table:number-columns-repeated="3" table:style-name="ce1"/>
          <table:table-cell office:value-type="float" office:value="0.5" table:style-name="ce1">
            <text:p>0.5</text:p>
          </table:table-cell>
          <table:table-cell office:value-type="float" office:value="0.61739999999999995" table:style-name="ce1">
            <text:p>0.6174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2.47E-2" table:style-name="ce1">
            <text:p>0.0247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0.61739999999999995" table:style-name="ce1">
            <text:p>0.6174</text:p>
          </table:table-cell>
          <table:table-cell office:value-type="float" office:value="0.1845" table:style-name="ce1">
            <text:p>0.1845</text:p>
          </table:table-cell>
          <table:table-cell table:number-columns-repeated="3" table:style-name="ce1"/>
          <table:table-cell office:value-type="float" office:value="0.6" table:style-name="ce1">
            <text:p>0.6</text:p>
          </table:table-cell>
          <table:table-cell office:value-type="float" office:value="0.69450000000000001" table:style-name="ce1">
            <text:p>0.6945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float" office:value="3.1E-2" table:style-name="ce1">
            <text:p>0.0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6" table:style-name="ce1"/>
          <table:table-cell office:value-type="float" office:value="0.8" table:style-name="ce1">
            <text:p>0.8</text:p>
          </table:table-cell>
          <table:table-cell office:value-type="float" office:value="0.79010000000000002" table:style-name="ce1">
            <text:p>0.7901</text:p>
          </table:table-cell>
          <table:table-cell table:style-name="ce1"/>
          <table:table-cell office:value-type="float" office:value="0.8" table:style-name="ce1">
            <text:p>0.8</text:p>
          </table:table-cell>
          <table:table-cell office:value-type="float" office:value="1.3100000000000001E-2" table:style-name="ce1">
            <text:p>0.01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PERIMENT SUMMARY: <text:s/>JOB STANDARD DEVIATIONS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.83479999999999999" table:style-name="ce1">
            <text:p>0.83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.2000000000000007E-3" table:style-name="ce1">
            <text:p>0.008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6" table:style-name="ce1"/>
          <table:table-cell office:value-type="float" office:value="1.2" table:style-name="ce1">
            <text:p>1.2</text:p>
          </table:table-cell>
          <table:table-cell office:value-type="float" office:value="0.86529999999999996" table:style-name="ce1">
            <text:p>0.8653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9.1999999999999998E-3" table:style-name="ce1">
            <text:p>0.0092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1.4" table:style-name="ce1">
            <text:p>1.4</text:p>
          </table:table-cell>
          <table:table-cell office:value-type="float" office:value="0.87839999999999996" table:style-name="ce1">
            <text:p>0.8784</text:p>
          </table:table-cell>
          <table:table-cell table:style-name="ce1"/>
          <table:table-cell office:value-type="float" office:value="1.4" table:style-name="ce1">
            <text:p>1.4</text:p>
          </table:table-cell>
          <table:table-cell office:value-type="float" office:value="7.7999999999999996E-3" table:style-name="ce1">
            <text:p>0.007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<text:s/>setServicesImportance</text:p>
          </table:table-cell>
          <table:table-cell office:value-type="string" table:style-name="ce1">
            <text:p><text:s/>packing</text:p>
          </table:table-cell>
          <table:table-cell office:value-type="string" table:style-name="ce1">
            <text:p><text:s/>reduction</text:p>
          </table:table-cell>
          <table:table-cell table:number-columns-repeated="3" table:style-name="ce1"/>
          <table:table-cell office:value-type="float" office:value="1.6" table:style-name="ce1">
            <text:p>1.6</text:p>
          </table:table-cell>
          <table:table-cell office:value-type="float" office:value="0.88970000000000005" table:style-name="ce1">
            <text:p>0.8897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5.0000000000000001E-4" table:style-name="ce1">
            <text:p>0.0005</text:p>
          </table:table-cell>
          <table:table-cell table:number-columns-repeated="3" table:style-name="ce1"/>
          <table:table-cell office:value-type="float" office:value="1.8" table:style-name="ce1">
            <text:p>1.8</text:p>
          </table:table-cell>
          <table:table-cell office:value-type="float" office:value="0.89419999999999999" table:style-name="ce1">
            <text:p>0.8942</text:p>
          </table:table-cell>
          <table:table-cell table:style-name="ce1"/>
          <table:table-cell office:value-type="float" office:value="1.8" table:style-name="ce1">
            <text:p>1.8</text:p>
          </table:table-cell>
          <table:table-cell office:value-type="float" office:value="7.3000000000000001E-3" table:style-name="ce1">
            <text:p>0.0073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6.9999999999999999E-4" table:style-name="ce1">
            <text:p>0.0007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0.89800000000000002" table:style-name="ce1">
            <text:p>0.89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.6999999999999994E-3" table:style-name="ce1">
            <text:p>0.0087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9999999999999999E-4" table:style-name="ce1">
            <text:p>0.0007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1.1999999999999999E-3" table:style-name="ce1">
            <text:p>0.0012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1.6000000000000001E-3" table:style-name="ce1">
            <text:p>0.0016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5" table:style-name="ce1">
            <text:p>0.25</text:p>
          </table:table-cell>
          <table:table-cell office:value-type="float" office:value="2.5600000000000001E-2" table:style-name="ce1">
            <text:p>0.0256</text:p>
          </table:table-cell>
          <table:table-cell office:value-type="float" office:value="3.8999999999999998E-3" table:style-name="ce1">
            <text:p>0.0039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float" office:value="3.3099999999999997E-2" table:style-name="ce1">
            <text:p>0.0331</text:p>
          </table:table-cell>
          <table:table-cell office:value-type="float" office:value="4.1999999999999997E-3" table:style-name="ce1">
            <text:p>0.0042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5" table:style-name="ce1">
            <text:p>0.35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5.2400000000000002E-2" table:style-name="ce1">
            <text:p>0.0524</text:p>
          </table:table-cell>
          <table:table-cell office:value-type="float" office:value="6.1000000000000004E-3" table:style-name="ce1">
            <text:p>0.0061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45" table:style-name="ce1">
            <text:p>0.45</text:p>
          </table:table-cell>
          <table:table-cell office:value-type="float" office:value="3.6200000000000003E-2" table:style-name="ce1">
            <text:p>0.0362</text:p>
          </table:table-cell>
          <table:table-cell office:value-type="float" office:value="4.4999999999999997E-3" table:style-name="ce1">
            <text:p>0.0045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2.47E-2" table:style-name="ce1">
            <text:p>0.0247</text:p>
          </table:table-cell>
          <table:table-cell office:value-type="float" office:value="2.8E-3" table:style-name="ce1">
            <text:p>0.002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eriment Completed 2015-04-20 1756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######################################################</text:p>
          </table:table-cell>
          <table:table-cell table:number-columns-repeated="16383" table:style-name="ce1"/>
        </table:table-row>
        <table:table-row table:number-rows-repeated="1048145" table:style-name="ro1">
          <table:table-cell table:number-columns-repeated="16384"/>
        </table:table-row>
      </table:table>
      <table:database-ranges>
        <table:database-range table:target-range-address="CUSExperiment_Detail_2015-04-20.K398:CUSExperiment_Detail_2015-04-20.L41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ran_000</meta:initial-creator>
    <dc:creator>strangeintp@gmail.com</dc:creator>
    <meta:creation-date>2015-04-20T21:30:47Z</meta:creation-date>
    <dc:date>2015-04-21T03:08:4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CUSExperiment_Main_2015-04-20_0.$D$820:.$D$830" chart:class="chart:scatter" chart:attached-axis="primary-y" chart:style-name="G0S0">
            <chart:domain table:cell-range-address="CUSExperiment_Main_2015-04-20_0.$C$820:.$C$830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CUSExperiment_Main_2015-04-20_0.$E$809:.$E$819" chart:class="chart:scatter" chart:attached-axis="primary-y" chart:style-name="G0S0">
            <chart:domain table:cell-range-address="CUSExperiment_Main_2015-04-20_0.$C$809:.$C$819"/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CUSExperiment_Main_2015-04-20_0.$E$820:.$E$830" chart:class="chart:scatter" chart:attached-axis="primary-y" chart:style-name="G0S0">
            <chart:domain table:cell-range-address="CUSExperiment_Main_2015-04-20_0.$C$820:.$C$830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CUSExperiment_Main_2015-04-20_0.$E$809:.$E$819" chart:class="chart:scatter" chart:attached-axis="primary-y" chart:style-name="G0S0">
            <chart:domain table:cell-range-address="CUSExperiment_Main_2015-04-20_0.$D$809:.$D$819"/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CUSExperiment_Main_2015-04-20_0.$E$820:.$E$830" chart:class="chart:scatter" chart:attached-axis="primary-y" chart:style-name="G0S0">
            <chart:domain table:cell-range-address="CUSExperiment_Main_2015-04-20_0.$D$820:.$D$830"/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CUSExperiment_Detail_2015-04-20.$I$398:.$I$419" chart:class="chart:scatter" chart:attached-axis="primary-y" chart:style-name="G0S0">
            <chart:domain table:cell-range-address="CUSExperiment_Detail_2015-04-20.$H$398:.$H$419"/>
            <chart:data-point chart:repeated="2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2" chart:minimum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</office:automatic-styles>
  <office:body>
    <office:chart>
      <chart:chart chart:class="chart:scatter" svg:height="266.4pt" svg:width="431.2pt" chart:style-name="Crt0">
        <chart:legend svg:x="343.9433858267716pt" svg:y="79.08732283464568pt" chart:style-name="Lgnd"/>
        <chart:plot-area svg:x="26.20503937007874pt" svg:y="8.074173228346456pt" svg:width="319.7696062992126pt" svg:height="221.7600787401575pt" chart:style-name="Plt0">
          <chart:axis chart:dimension="x" chart:name="primary-x" chart:style-name="Axs0">
            <chart:title chart:style-name="AT00">
              <text:p text:style-name="a0" text:class-names="" text:cond-style-name="">Importance of proximity to services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packing fraction</text:p>
            </chart:title>
            <chart:grid chart:class="major" chart:style-name="GMa1"/>
          </chart:axis>
          <chart:series chart:values-cell-range-address="CUSExperiment_Detail_2015-04-20.$I$398:.$I$419" chart:class="chart:scatter" chart:attached-axis="primary-y" chart:style-name="G0S0">
            <chart:domain table:cell-range-address="CUSExperiment_Detail_2015-04-20.$H$398:.$H$419"/>
            <chart:data-point chart:repeated="22"/>
          </chart:series>
          <chart:series chart:values-cell-range-address="CUSExperiment_Main_2015-04-20_0.$D$820:.$D$830" chart:class="chart:scatter" chart:attached-axis="primary-y" chart:style-name="G0S1">
            <chart:domain table:cell-range-address="CUSExperiment_Main_2015-04-20_0.$C$820:.$C$830"/>
            <chart:data-point chart:repeated="11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2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</office:automatic-styles>
  <office:body>
    <office:chart>
      <chart:chart chart:class="chart:scatter" svg:height="268.8pt" svg:width="431.2pt" chart:style-name="Crt0">
        <chart:legend svg:x="345.9746456692914pt" svg:y="84.52488188976378pt" chart:style-name="Lgnd"/>
        <chart:plot-area svg:x="18.40590551181102pt" svg:y="5.50748031496063pt" svg:width="326.153779527559pt" svg:height="237.0874803149606pt" chart:style-name="Plt0">
          <chart:axis chart:dimension="x" chart:name="primary-x" chart:style-name="Axs0">
            <chart:title chart:style-name="AT00">
              <text:p text:style-name="a0" text:class-names="" text:cond-style-name="">Importance of proximity to services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packing fraction, stddev</text:p>
            </chart:title>
            <chart:grid chart:class="major" chart:style-name="GMa1"/>
          </chart:axis>
          <chart:series chart:values-cell-range-address="CUSExperiment_Detail_2015-04-20.$L$398:.$L$419" chart:class="chart:scatter" chart:attached-axis="primary-y" chart:style-name="G0S0">
            <chart:domain table:cell-range-address="CUSExperiment_Detail_2015-04-20.$K$398:.$K$419"/>
            <chart:data-point chart:repeated="22"/>
          </chart:series>
          <chart:series chart:values-cell-range-address="CUSExperiment_Main_2015-04-20_0.$D$847:.$D$857" chart:class="chart:scatter" chart:attached-axis="primary-y" chart:style-name="G0S1">
            <chart:domain table:cell-range-address="CUSExperiment_Main_2015-04-20_0.$C$847:.$C$857"/>
            <chart:data-point chart:repeated="1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CUSExperiment_Detail_2015-04-20.$I$398:.$I$419" chart:class="chart:scatter" chart:attached-axis="primary-y" chart:style-name="G0S0">
            <chart:domain table:cell-range-address="CUSExperiment_Detail_2015-04-20.$H$398:.$H$419"/>
            <chart:data-point chart:repeated="22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